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text-properties officeooo:rsid="0011b025" officeooo:paragraph-rsid="0011b025"/>
    </style:style>
    <style:style style:name="P1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8" style:family="paragraph" style:parent-style-name="Standard">
      <style:text-properties fo:font-style="italic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8" style:family="paragraph" style:parent-style-name="Standard">
      <style:text-properties fo:font-style="italic" officeooo:paragraph-rsid="013013d9" style:font-style-asian="italic" style:font-style-complex="italic"/>
    </style:style>
    <style:style style:name="P2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0" style:family="paragraph" style:parent-style-name="Standard">
      <style:text-properties fo:font-style="italic" officeooo:paragraph-rsid="01408f03" style:font-style-asian="italic" style:font-style-complex="italic"/>
    </style:style>
    <style:style style:name="P3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9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9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99" style:family="paragraph" style:parent-style-name="Standard">
      <style:text-properties officeooo:rsid="0015f1ff" officeooo:paragraph-rsid="0015f1ff"/>
    </style:style>
    <style:style style:name="P100" style:family="paragraph" style:parent-style-name="Standard">
      <style:text-properties officeooo:rsid="0015f1ff" officeooo:paragraph-rsid="009c1b54"/>
    </style:style>
    <style:style style:name="P101" style:family="paragraph" style:parent-style-name="Standard">
      <style:text-properties officeooo:rsid="0015f1ff" officeooo:paragraph-rsid="0013268f"/>
    </style:style>
    <style:style style:name="P102" style:family="paragraph" style:parent-style-name="Standard">
      <style:text-properties officeooo:rsid="0019f535" officeooo:paragraph-rsid="0019f535"/>
    </style:style>
    <style:style style:name="P10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0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1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1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1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26" style:family="paragraph" style:parent-style-name="Standard">
      <style:text-properties fo:font-style="normal" officeooo:paragraph-rsid="02be3c45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3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3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9af966" officeooo:paragraph-rsid="03061f93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8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9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9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1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3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3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4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48" style:family="paragraph" style:parent-style-name="Standard">
      <style:text-properties officeooo:rsid="0033fbdf" officeooo:paragraph-rsid="0033fbdf"/>
    </style:style>
    <style:style style:name="P249" style:family="paragraph" style:parent-style-name="Standard">
      <style:text-properties officeooo:rsid="0034ed8b" officeooo:paragraph-rsid="0106c767"/>
    </style:style>
    <style:style style:name="P25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51" style:family="paragraph" style:parent-style-name="Standard">
      <style:paragraph-properties fo:line-height="100%"/>
      <style:text-properties fo:font-weight="normal" officeooo:rsid="035051aa" officeooo:paragraph-rsid="035051aa" style:font-weight-asian="normal" style:font-weight-complex="normal"/>
    </style:style>
    <style:style style:name="P25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5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5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55" style:family="paragraph" style:parent-style-name="Standard">
      <style:text-properties officeooo:rsid="0012a0dc" officeooo:paragraph-rsid="0012a0dc"/>
    </style:style>
    <style:style style:name="P256" style:family="paragraph" style:parent-style-name="Standard">
      <style:text-properties officeooo:paragraph-rsid="003eeb50"/>
    </style:style>
    <style:style style:name="P257" style:family="paragraph" style:parent-style-name="Standard">
      <style:text-properties officeooo:rsid="00205d85" officeooo:paragraph-rsid="005f7223"/>
    </style:style>
    <style:style style:name="P258" style:family="paragraph" style:parent-style-name="Standard">
      <style:text-properties officeooo:rsid="002436f5" officeooo:paragraph-rsid="00ed9297"/>
    </style:style>
    <style:style style:name="P259" style:family="paragraph" style:parent-style-name="Standard">
      <style:text-properties officeooo:rsid="0056d959" officeooo:paragraph-rsid="0056d959"/>
    </style:style>
    <style:style style:name="P260" style:family="paragraph" style:parent-style-name="Standard">
      <style:paragraph-properties fo:line-height="150%"/>
      <style:text-properties officeooo:paragraph-rsid="0013268f"/>
    </style:style>
    <style:style style:name="P261" style:family="paragraph" style:parent-style-name="Standard">
      <style:paragraph-properties fo:line-height="150%"/>
      <style:text-properties officeooo:paragraph-rsid="0040eb9d"/>
    </style:style>
    <style:style style:name="P262" style:family="paragraph" style:parent-style-name="Standard">
      <style:paragraph-properties fo:line-height="150%"/>
      <style:text-properties officeooo:paragraph-rsid="00c6421c"/>
    </style:style>
    <style:style style:name="P263" style:family="paragraph" style:parent-style-name="Standard">
      <style:paragraph-properties fo:line-height="150%"/>
      <style:text-properties officeooo:paragraph-rsid="0106c767"/>
    </style:style>
    <style:style style:name="P264" style:family="paragraph" style:parent-style-name="Standard">
      <style:paragraph-properties fo:line-height="150%"/>
      <style:text-properties officeooo:paragraph-rsid="01d80854"/>
    </style:style>
    <style:style style:name="P265" style:family="paragraph" style:parent-style-name="Standard">
      <style:paragraph-properties fo:line-height="150%"/>
      <style:text-properties officeooo:paragraph-rsid="020068b3"/>
    </style:style>
    <style:style style:name="P266" style:family="paragraph" style:parent-style-name="Standard">
      <style:paragraph-properties fo:line-height="150%"/>
      <style:text-properties officeooo:paragraph-rsid="0265f14b"/>
    </style:style>
    <style:style style:name="P267" style:family="paragraph" style:parent-style-name="Standard">
      <style:paragraph-properties fo:line-height="150%"/>
      <style:text-properties officeooo:paragraph-rsid="00cab904"/>
    </style:style>
    <style:style style:name="P268" style:family="paragraph" style:parent-style-name="Standard">
      <style:paragraph-properties fo:line-height="150%"/>
      <style:text-properties officeooo:paragraph-rsid="02ecf51e"/>
    </style:style>
    <style:style style:name="P269" style:family="paragraph" style:parent-style-name="Standard">
      <style:paragraph-properties fo:line-height="150%"/>
      <style:text-properties officeooo:paragraph-rsid="0339abb7"/>
    </style:style>
    <style:style style:name="P270" style:family="paragraph" style:parent-style-name="Standard">
      <style:paragraph-properties fo:line-height="150%"/>
      <style:text-properties officeooo:paragraph-rsid="031857c7"/>
    </style:style>
    <style:style style:name="P271" style:family="paragraph" style:parent-style-name="Standard">
      <style:paragraph-properties fo:line-height="150%"/>
      <style:text-properties officeooo:paragraph-rsid="0347bb43"/>
    </style:style>
    <style:style style:name="P272" style:family="paragraph" style:parent-style-name="Standard">
      <style:text-properties officeooo:paragraph-rsid="00883289"/>
    </style:style>
    <style:style style:name="P273" style:family="paragraph" style:parent-style-name="Standard">
      <style:text-properties officeooo:rsid="008872eb" officeooo:paragraph-rsid="008872eb"/>
    </style:style>
    <style:style style:name="P274" style:family="paragraph" style:parent-style-name="Standard">
      <style:text-properties officeooo:paragraph-rsid="00a75993"/>
    </style:style>
    <style:style style:name="P27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7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7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37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371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372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71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472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473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474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47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47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2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3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3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54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54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56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56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65" style:family="paragraph" style:parent-style-name="Standard">
      <style:text-properties style:use-window-font-color="true" officeooo:paragraph-rsid="02be3c45"/>
    </style:style>
    <style:style style:name="P56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56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56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56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57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f51e47" officeooo:paragraph-rsid="032c4fdc" style:font-style-asian="normal" style:font-weight-asian="normal" style:font-style-complex="normal" style:font-weight-complex="normal"/>
    </style:style>
    <style:style style:name="P576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577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57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57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580" style:family="paragraph" style:parent-style-name="Standard">
      <style:text-properties style:use-window-font-color="true" officeooo:paragraph-rsid="02ecf51e"/>
    </style:style>
    <style:style style:name="P581" style:family="paragraph" style:parent-style-name="Standard">
      <style:paragraph-properties fo:line-height="150%"/>
      <style:text-properties style:use-window-font-color="true" officeooo:paragraph-rsid="02edc963"/>
    </style:style>
    <style:style style:name="P582" style:family="paragraph" style:parent-style-name="Standard">
      <style:text-properties officeooo:paragraph-rsid="00ba4170"/>
    </style:style>
    <style:style style:name="P583" style:family="paragraph" style:parent-style-name="Standard">
      <style:text-properties officeooo:paragraph-rsid="00bbbf73"/>
    </style:style>
    <style:style style:name="P584" style:family="paragraph" style:parent-style-name="Standard">
      <style:text-properties officeooo:rsid="00beb82f" officeooo:paragraph-rsid="00beb82f"/>
    </style:style>
    <style:style style:name="P585" style:family="paragraph" style:parent-style-name="Standard">
      <style:text-properties officeooo:paragraph-rsid="00beb82f"/>
    </style:style>
    <style:style style:name="P586" style:family="paragraph" style:parent-style-name="Standard">
      <style:text-properties officeooo:rsid="00c0d7c6" officeooo:paragraph-rsid="00c0d7c6"/>
    </style:style>
    <style:style style:name="P587" style:family="paragraph" style:parent-style-name="Standard">
      <style:text-properties officeooo:rsid="005521a3" officeooo:paragraph-rsid="005521a3"/>
    </style:style>
    <style:style style:name="P588" style:family="paragraph" style:parent-style-name="Standard">
      <style:text-properties officeooo:paragraph-rsid="00d2fc06"/>
    </style:style>
    <style:style style:name="P589" style:family="paragraph" style:parent-style-name="Standard">
      <style:paragraph-properties fo:line-height="150%"/>
      <style:text-properties officeooo:rsid="00d5826a" officeooo:paragraph-rsid="00d5826a"/>
    </style:style>
    <style:style style:name="P590" style:family="paragraph" style:parent-style-name="Standard">
      <style:text-properties officeooo:paragraph-rsid="00d77d7d"/>
    </style:style>
    <style:style style:name="P591" style:family="paragraph" style:parent-style-name="Standard">
      <style:text-properties officeooo:rsid="00d9c9e4" officeooo:paragraph-rsid="00d9c9e4"/>
    </style:style>
    <style:style style:name="P592" style:family="paragraph" style:parent-style-name="Standard">
      <style:text-properties officeooo:paragraph-rsid="00e5f586"/>
    </style:style>
    <style:style style:name="P593" style:family="paragraph" style:parent-style-name="Standard">
      <style:text-properties officeooo:paragraph-rsid="00eb50e0"/>
    </style:style>
    <style:style style:name="P594" style:family="paragraph" style:parent-style-name="Standard">
      <style:paragraph-properties fo:line-height="150%"/>
      <style:text-properties officeooo:rsid="00f2503e" officeooo:paragraph-rsid="00f2503e"/>
    </style:style>
    <style:style style:name="P595" style:family="paragraph" style:parent-style-name="Standard">
      <style:text-properties officeooo:rsid="00f2503e" officeooo:paragraph-rsid="01222be5"/>
    </style:style>
    <style:style style:name="P596" style:family="paragraph" style:parent-style-name="Standard">
      <style:text-properties officeooo:rsid="00d1487d" officeooo:paragraph-rsid="00d2fc06"/>
    </style:style>
    <style:style style:name="P597" style:family="paragraph" style:parent-style-name="Standard">
      <style:text-properties officeooo:paragraph-rsid="00f5260b"/>
    </style:style>
    <style:style style:name="P598" style:family="paragraph" style:parent-style-name="Standard">
      <style:text-properties officeooo:paragraph-rsid="010c486e"/>
    </style:style>
    <style:style style:name="P599" style:family="paragraph" style:parent-style-name="Standard">
      <style:text-properties officeooo:paragraph-rsid="00367935"/>
    </style:style>
    <style:style style:name="P600" style:family="paragraph" style:parent-style-name="Standard">
      <style:text-properties officeooo:paragraph-rsid="011fc384"/>
    </style:style>
    <style:style style:name="P601" style:family="paragraph" style:parent-style-name="Standard">
      <style:text-properties officeooo:paragraph-rsid="0122678f"/>
    </style:style>
    <style:style style:name="P602" style:family="paragraph" style:parent-style-name="Standard">
      <style:text-properties officeooo:paragraph-rsid="012dfde8"/>
    </style:style>
    <style:style style:name="P603" style:family="paragraph" style:parent-style-name="Standard">
      <style:text-properties officeooo:paragraph-rsid="0130fd48"/>
    </style:style>
    <style:style style:name="P604" style:family="paragraph" style:parent-style-name="Standard">
      <style:text-properties officeooo:paragraph-rsid="013282b3"/>
    </style:style>
    <style:style style:name="P605" style:family="paragraph" style:parent-style-name="Standard">
      <style:text-properties officeooo:paragraph-rsid="013f3c54"/>
    </style:style>
    <style:style style:name="P606" style:family="paragraph" style:parent-style-name="Standard">
      <style:text-properties officeooo:paragraph-rsid="0152f194"/>
    </style:style>
    <style:style style:name="P607" style:family="paragraph" style:parent-style-name="Standard">
      <style:text-properties officeooo:paragraph-rsid="0150aafa"/>
    </style:style>
    <style:style style:name="P608" style:family="paragraph" style:parent-style-name="Standard">
      <style:paragraph-properties fo:line-height="100%"/>
      <style:text-properties officeooo:paragraph-rsid="016aa5ac"/>
    </style:style>
    <style:style style:name="P609" style:family="paragraph" style:parent-style-name="Standard">
      <style:paragraph-properties fo:line-height="100%"/>
      <style:text-properties officeooo:paragraph-rsid="016d2800"/>
    </style:style>
    <style:style style:name="P610" style:family="paragraph" style:parent-style-name="Standard">
      <style:paragraph-properties fo:line-height="100%"/>
      <style:text-properties officeooo:paragraph-rsid="0171553b"/>
    </style:style>
    <style:style style:name="P611" style:family="paragraph" style:parent-style-name="Standard">
      <style:paragraph-properties fo:line-height="100%"/>
      <style:text-properties officeooo:paragraph-rsid="0176ee1b"/>
    </style:style>
    <style:style style:name="P612" style:family="paragraph" style:parent-style-name="Standard">
      <style:paragraph-properties fo:line-height="100%"/>
      <style:text-properties officeooo:paragraph-rsid="017941db"/>
    </style:style>
    <style:style style:name="P613" style:family="paragraph" style:parent-style-name="Standard">
      <style:paragraph-properties fo:line-height="100%"/>
      <style:text-properties officeooo:paragraph-rsid="017a7161"/>
    </style:style>
    <style:style style:name="P614" style:family="paragraph" style:parent-style-name="Standard">
      <style:paragraph-properties fo:line-height="100%"/>
      <style:text-properties officeooo:paragraph-rsid="018105ab"/>
    </style:style>
    <style:style style:name="P615" style:family="paragraph" style:parent-style-name="Standard">
      <style:paragraph-properties fo:line-height="100%"/>
      <style:text-properties officeooo:paragraph-rsid="01aaba73"/>
    </style:style>
    <style:style style:name="P616" style:family="paragraph" style:parent-style-name="Standard">
      <style:paragraph-properties fo:line-height="100%"/>
      <style:text-properties officeooo:paragraph-rsid="01abda5f"/>
    </style:style>
    <style:style style:name="P617" style:family="paragraph" style:parent-style-name="Standard">
      <style:paragraph-properties fo:line-height="100%"/>
      <style:text-properties officeooo:paragraph-rsid="01d3aa7e"/>
    </style:style>
    <style:style style:name="P618" style:family="paragraph" style:parent-style-name="Standard">
      <style:paragraph-properties fo:line-height="100%"/>
      <style:text-properties officeooo:paragraph-rsid="01e2b86d"/>
    </style:style>
    <style:style style:name="P619" style:family="paragraph" style:parent-style-name="Standard">
      <style:paragraph-properties fo:line-height="100%"/>
      <style:text-properties officeooo:paragraph-rsid="01e7ea9a"/>
    </style:style>
    <style:style style:name="P620" style:family="paragraph" style:parent-style-name="Standard">
      <style:paragraph-properties fo:line-height="100%"/>
      <style:text-properties officeooo:paragraph-rsid="01f79ca2"/>
    </style:style>
    <style:style style:name="P621" style:family="paragraph" style:parent-style-name="Standard">
      <style:paragraph-properties fo:line-height="100%"/>
      <style:text-properties officeooo:paragraph-rsid="020068b3"/>
    </style:style>
    <style:style style:name="P622" style:family="paragraph" style:parent-style-name="Standard">
      <style:paragraph-properties fo:line-height="100%"/>
      <style:text-properties officeooo:paragraph-rsid="0200b58e"/>
    </style:style>
    <style:style style:name="P623" style:family="paragraph" style:parent-style-name="Standard">
      <style:paragraph-properties fo:line-height="100%"/>
      <style:text-properties officeooo:paragraph-rsid="020131ae"/>
    </style:style>
    <style:style style:name="P624" style:family="paragraph" style:parent-style-name="Standard">
      <style:paragraph-properties fo:line-height="100%"/>
      <style:text-properties officeooo:paragraph-rsid="0212a48a"/>
    </style:style>
    <style:style style:name="P625" style:family="paragraph" style:parent-style-name="Standard">
      <style:paragraph-properties fo:line-height="100%"/>
      <style:text-properties officeooo:paragraph-rsid="01d522fe"/>
    </style:style>
    <style:style style:name="P626" style:family="paragraph" style:parent-style-name="Standard">
      <style:paragraph-properties fo:line-height="100%"/>
      <style:text-properties officeooo:paragraph-rsid="021920c6"/>
    </style:style>
    <style:style style:name="P627" style:family="paragraph" style:parent-style-name="Standard">
      <style:paragraph-properties fo:line-height="100%"/>
      <style:text-properties officeooo:paragraph-rsid="021bfb0f"/>
    </style:style>
    <style:style style:name="P628" style:family="paragraph" style:parent-style-name="Standard">
      <style:paragraph-properties fo:line-height="100%"/>
      <style:text-properties officeooo:paragraph-rsid="021d76dd"/>
    </style:style>
    <style:style style:name="P629" style:family="paragraph" style:parent-style-name="Standard">
      <style:paragraph-properties fo:line-height="100%"/>
      <style:text-properties officeooo:paragraph-rsid="01ec8e18"/>
    </style:style>
    <style:style style:name="P630" style:family="paragraph" style:parent-style-name="Standard">
      <style:paragraph-properties fo:line-height="100%"/>
      <style:text-properties officeooo:paragraph-rsid="0228bd00"/>
    </style:style>
    <style:style style:name="P631" style:family="paragraph" style:parent-style-name="Standard">
      <style:paragraph-properties fo:line-height="100%"/>
      <style:text-properties officeooo:paragraph-rsid="0239e044"/>
    </style:style>
    <style:style style:name="P632" style:family="paragraph" style:parent-style-name="Standard">
      <style:paragraph-properties fo:line-height="100%"/>
      <style:text-properties officeooo:paragraph-rsid="023e217a"/>
    </style:style>
    <style:style style:name="P633" style:family="paragraph" style:parent-style-name="Standard">
      <style:paragraph-properties fo:line-height="100%"/>
      <style:text-properties officeooo:paragraph-rsid="0245c9e7"/>
    </style:style>
    <style:style style:name="P634" style:family="paragraph" style:parent-style-name="Standard">
      <style:paragraph-properties fo:line-height="100%"/>
      <style:text-properties officeooo:paragraph-rsid="0248e2f5"/>
    </style:style>
    <style:style style:name="P635" style:family="paragraph" style:parent-style-name="Standard">
      <style:paragraph-properties fo:line-height="100%"/>
      <style:text-properties officeooo:paragraph-rsid="024d9b01"/>
    </style:style>
    <style:style style:name="P636" style:family="paragraph" style:parent-style-name="Standard">
      <style:paragraph-properties fo:line-height="100%"/>
      <style:text-properties officeooo:paragraph-rsid="02540cb9"/>
    </style:style>
    <style:style style:name="P637" style:family="paragraph" style:parent-style-name="Standard">
      <style:paragraph-properties fo:line-height="100%"/>
      <style:text-properties officeooo:paragraph-rsid="02656310"/>
    </style:style>
    <style:style style:name="P638" style:family="paragraph" style:parent-style-name="Standard">
      <style:paragraph-properties fo:line-height="100%"/>
      <style:text-properties officeooo:paragraph-rsid="0265f14b"/>
    </style:style>
    <style:style style:name="P639" style:family="paragraph" style:parent-style-name="Standard">
      <style:paragraph-properties fo:line-height="100%"/>
      <style:text-properties officeooo:paragraph-rsid="02778926"/>
    </style:style>
    <style:style style:name="P640" style:family="paragraph" style:parent-style-name="Standard">
      <style:paragraph-properties fo:line-height="100%"/>
      <style:text-properties officeooo:paragraph-rsid="0279658f"/>
    </style:style>
    <style:style style:name="P641" style:family="paragraph" style:parent-style-name="Standard">
      <style:paragraph-properties fo:line-height="100%"/>
      <style:text-properties officeooo:paragraph-rsid="027b57d1"/>
    </style:style>
    <style:style style:name="P642" style:family="paragraph" style:parent-style-name="Standard">
      <style:paragraph-properties fo:line-height="100%"/>
      <style:text-properties officeooo:paragraph-rsid="02819040"/>
    </style:style>
    <style:style style:name="P643" style:family="paragraph" style:parent-style-name="Standard">
      <style:paragraph-properties fo:line-height="100%"/>
      <style:text-properties officeooo:paragraph-rsid="028add40"/>
    </style:style>
    <style:style style:name="P644" style:family="paragraph" style:parent-style-name="Standard">
      <style:paragraph-properties fo:line-height="100%"/>
      <style:text-properties officeooo:paragraph-rsid="02939b7b"/>
    </style:style>
    <style:style style:name="P645" style:family="paragraph" style:parent-style-name="Standard">
      <style:paragraph-properties fo:line-height="100%"/>
      <style:text-properties officeooo:paragraph-rsid="0293a523"/>
    </style:style>
    <style:style style:name="P646" style:family="paragraph" style:parent-style-name="Standard">
      <style:paragraph-properties fo:line-height="100%"/>
      <style:text-properties officeooo:paragraph-rsid="0297c923"/>
    </style:style>
    <style:style style:name="P647" style:family="paragraph" style:parent-style-name="Standard">
      <style:paragraph-properties fo:line-height="100%"/>
      <style:text-properties officeooo:paragraph-rsid="029bb505"/>
    </style:style>
    <style:style style:name="P648" style:family="paragraph" style:parent-style-name="Standard">
      <style:paragraph-properties fo:line-height="100%"/>
      <style:text-properties officeooo:paragraph-rsid="02a71f0b"/>
    </style:style>
    <style:style style:name="P649" style:family="paragraph" style:parent-style-name="Standard">
      <style:paragraph-properties fo:line-height="100%"/>
      <style:text-properties officeooo:paragraph-rsid="027c1b85"/>
    </style:style>
    <style:style style:name="P650" style:family="paragraph" style:parent-style-name="Standard">
      <style:paragraph-properties fo:line-height="100%"/>
      <style:text-properties officeooo:paragraph-rsid="0045286d"/>
    </style:style>
    <style:style style:name="P651" style:family="paragraph" style:parent-style-name="Standard">
      <style:paragraph-properties fo:line-height="100%"/>
      <style:text-properties officeooo:paragraph-rsid="02bd01a2"/>
    </style:style>
    <style:style style:name="P652" style:family="paragraph" style:parent-style-name="Standard">
      <style:paragraph-properties fo:line-height="100%"/>
      <style:text-properties officeooo:paragraph-rsid="02be3c45"/>
    </style:style>
    <style:style style:name="P653" style:family="paragraph" style:parent-style-name="Standard">
      <style:paragraph-properties fo:line-height="100%"/>
      <style:text-properties officeooo:paragraph-rsid="02d5eaee"/>
    </style:style>
    <style:style style:name="P654" style:family="paragraph" style:parent-style-name="Standard">
      <style:paragraph-properties fo:line-height="100%"/>
      <style:text-properties officeooo:paragraph-rsid="02e4f960"/>
    </style:style>
    <style:style style:name="P655" style:family="paragraph" style:parent-style-name="Standard">
      <style:paragraph-properties fo:line-height="100%"/>
      <style:text-properties officeooo:paragraph-rsid="02eac01d"/>
    </style:style>
    <style:style style:name="P656" style:family="paragraph" style:parent-style-name="Standard">
      <style:paragraph-properties fo:line-height="100%"/>
      <style:text-properties officeooo:paragraph-rsid="02f17ec6"/>
    </style:style>
    <style:style style:name="P657" style:family="paragraph" style:parent-style-name="Standard">
      <style:paragraph-properties fo:line-height="100%"/>
      <style:text-properties officeooo:paragraph-rsid="02da5175"/>
    </style:style>
    <style:style style:name="P658" style:family="paragraph" style:parent-style-name="Standard">
      <style:paragraph-properties fo:line-height="100%"/>
      <style:text-properties officeooo:paragraph-rsid="02fda6ef"/>
    </style:style>
    <style:style style:name="P659" style:family="paragraph" style:parent-style-name="Standard">
      <style:paragraph-properties fo:line-height="100%"/>
      <style:text-properties officeooo:paragraph-rsid="03040c1c"/>
    </style:style>
    <style:style style:name="P660" style:family="paragraph" style:parent-style-name="Standard">
      <style:paragraph-properties fo:line-height="100%"/>
      <style:text-properties officeooo:paragraph-rsid="03049b98"/>
    </style:style>
    <style:style style:name="P661" style:family="paragraph" style:parent-style-name="Standard">
      <style:paragraph-properties fo:line-height="100%"/>
      <style:text-properties officeooo:paragraph-rsid="0305aebe"/>
    </style:style>
    <style:style style:name="P662" style:family="paragraph" style:parent-style-name="Standard">
      <style:paragraph-properties fo:line-height="100%"/>
      <style:text-properties officeooo:paragraph-rsid="03061f93"/>
    </style:style>
    <style:style style:name="P663" style:family="paragraph" style:parent-style-name="Standard">
      <style:paragraph-properties fo:line-height="100%"/>
      <style:text-properties officeooo:paragraph-rsid="03153caa"/>
    </style:style>
    <style:style style:name="P664" style:family="paragraph" style:parent-style-name="Standard">
      <style:paragraph-properties fo:line-height="100%"/>
      <style:text-properties officeooo:paragraph-rsid="032c4fdc"/>
    </style:style>
    <style:style style:name="P665" style:family="paragraph" style:parent-style-name="Standard">
      <style:paragraph-properties fo:line-height="100%"/>
      <style:text-properties officeooo:paragraph-rsid="03343ce6"/>
    </style:style>
    <style:style style:name="P666" style:family="paragraph" style:parent-style-name="Standard">
      <style:paragraph-properties fo:line-height="100%"/>
      <style:text-properties officeooo:paragraph-rsid="03349842"/>
    </style:style>
    <style:style style:name="P667" style:family="paragraph" style:parent-style-name="Standard">
      <style:paragraph-properties fo:line-height="100%"/>
      <style:text-properties officeooo:paragraph-rsid="033f17a3"/>
    </style:style>
    <style:style style:name="P668" style:family="paragraph" style:parent-style-name="Standard">
      <style:paragraph-properties fo:line-height="100%"/>
      <style:text-properties officeooo:paragraph-rsid="034172a0"/>
    </style:style>
    <style:style style:name="P669" style:family="paragraph" style:parent-style-name="Standard">
      <style:paragraph-properties fo:line-height="100%"/>
      <style:text-properties officeooo:paragraph-rsid="034adc9b"/>
    </style:style>
    <style:style style:name="P670" style:family="paragraph" style:parent-style-name="Standard">
      <style:paragraph-properties fo:line-height="100%"/>
      <style:text-properties officeooo:paragraph-rsid="034f33b6"/>
    </style:style>
    <style:style style:name="P671" style:family="paragraph" style:parent-style-name="Standard">
      <style:paragraph-properties fo:line-height="100%"/>
      <style:text-properties officeooo:paragraph-rsid="034f680a"/>
    </style:style>
    <style:style style:name="P672" style:family="paragraph" style:parent-style-name="Standard">
      <style:paragraph-properties fo:line-height="100%"/>
      <style:text-properties officeooo:paragraph-rsid="035051aa"/>
    </style:style>
    <style:style style:name="P67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67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7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67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684" style:family="paragraph" style:parent-style-name="Standard">
      <style:text-properties fo:color="#c9211e" officeooo:rsid="003eeb50" officeooo:paragraph-rsid="00ac1d69"/>
    </style:style>
    <style:style style:name="P685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68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line-height="100%"/>
      <style:text-properties officeooo:rsid="016b9044" officeooo:paragraph-rsid="016b9044"/>
    </style:style>
    <style:style style:name="P688" style:family="paragraph" style:parent-style-name="Standard">
      <style:paragraph-properties fo:line-height="100%"/>
      <style:text-properties officeooo:rsid="01a2dcc2" officeooo:paragraph-rsid="01a2dcc2"/>
    </style:style>
    <style:style style:name="P689" style:family="paragraph" style:parent-style-name="Standard">
      <style:paragraph-properties fo:line-height="100%"/>
      <style:text-properties officeooo:rsid="01a92b83" officeooo:paragraph-rsid="01abda5f"/>
    </style:style>
    <style:style style:name="P690" style:family="paragraph" style:parent-style-name="Standard">
      <style:paragraph-properties fo:line-height="100%"/>
      <style:text-properties officeooo:rsid="01b78805" officeooo:paragraph-rsid="01b9977e"/>
    </style:style>
    <style:style style:name="P691" style:family="paragraph" style:parent-style-name="Standard">
      <style:paragraph-properties fo:line-height="100%"/>
      <style:text-properties officeooo:rsid="01b78805" officeooo:paragraph-rsid="020d39a8"/>
    </style:style>
    <style:style style:name="P692" style:family="paragraph" style:parent-style-name="Standard">
      <style:paragraph-properties fo:line-height="100%"/>
      <style:text-properties officeooo:rsid="01bcc73c" officeooo:paragraph-rsid="01bcc73c"/>
    </style:style>
    <style:style style:name="P693" style:family="paragraph" style:parent-style-name="Standard">
      <style:paragraph-properties fo:line-height="100%"/>
      <style:text-properties officeooo:rsid="01cb0c6f" officeooo:paragraph-rsid="01cb0c6f"/>
    </style:style>
    <style:style style:name="P694" style:family="paragraph" style:parent-style-name="Standard">
      <style:paragraph-properties fo:line-height="100%"/>
      <style:text-properties officeooo:rsid="01cd0839" officeooo:paragraph-rsid="01cd0839"/>
    </style:style>
    <style:style style:name="P695" style:family="paragraph" style:parent-style-name="Standard">
      <style:paragraph-properties fo:line-height="100%"/>
      <style:text-properties officeooo:rsid="01e4a612" officeooo:paragraph-rsid="01e4a612"/>
    </style:style>
    <style:style style:name="P696" style:family="paragraph" style:parent-style-name="Standard">
      <style:paragraph-properties fo:line-height="100%"/>
      <style:text-properties officeooo:rsid="022b7ea9" officeooo:paragraph-rsid="022b7ea9"/>
    </style:style>
    <style:style style:name="P697" style:family="paragraph" style:parent-style-name="Standard">
      <style:paragraph-properties fo:line-height="100%"/>
      <style:text-properties officeooo:rsid="022dff2a" officeooo:paragraph-rsid="022dff2a"/>
    </style:style>
    <style:style style:name="P698" style:family="paragraph" style:parent-style-name="Standard">
      <style:text-properties officeooo:paragraph-rsid="0275c15d"/>
    </style:style>
    <style:style style:name="P699" style:family="paragraph" style:parent-style-name="Standard">
      <style:paragraph-properties fo:line-height="100%"/>
      <style:text-properties officeooo:rsid="02819040" officeooo:paragraph-rsid="028fc45c"/>
    </style:style>
    <style:style style:name="P700" style:family="paragraph" style:parent-style-name="Standard">
      <style:paragraph-properties fo:line-height="100%"/>
      <style:text-properties officeooo:rsid="0285839b" officeooo:paragraph-rsid="0288fb00"/>
    </style:style>
    <style:style style:name="P701" style:family="paragraph" style:parent-style-name="Standard">
      <style:paragraph-properties fo:line-height="100%"/>
      <style:text-properties officeooo:rsid="0297c923" officeooo:paragraph-rsid="0297c923"/>
    </style:style>
    <style:style style:name="P702" style:family="paragraph" style:parent-style-name="Standard">
      <style:paragraph-properties fo:line-height="100%"/>
      <style:text-properties officeooo:rsid="029ac75f" officeooo:paragraph-rsid="029ac75f"/>
    </style:style>
    <style:style style:name="P703" style:family="paragraph" style:parent-style-name="Standard">
      <style:text-properties officeooo:paragraph-rsid="00bfa17d"/>
    </style:style>
    <style:style style:name="P704" style:family="paragraph" style:parent-style-name="Standard">
      <style:text-properties officeooo:paragraph-rsid="00bd11a0"/>
    </style:style>
    <style:style style:name="P705" style:family="paragraph" style:parent-style-name="Standard">
      <style:paragraph-properties fo:line-height="100%"/>
      <style:text-properties officeooo:rsid="02540cb9" officeooo:paragraph-rsid="02bd01a2"/>
    </style:style>
    <style:style style:name="P706" style:family="paragraph" style:parent-style-name="Standard">
      <style:paragraph-properties fo:line-height="100%"/>
      <style:text-properties officeooo:rsid="027df911" officeooo:paragraph-rsid="027df911"/>
    </style:style>
    <style:style style:name="P70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0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officeooo:rsid="02da5175" officeooo:paragraph-rsid="02da5175"/>
    </style:style>
    <style:style style:name="P710" style:family="paragraph" style:parent-style-name="Standard">
      <style:paragraph-properties fo:line-height="100%"/>
      <style:text-properties officeooo:rsid="02e4f960" officeooo:paragraph-rsid="02e4f960"/>
    </style:style>
    <style:style style:name="P711" style:family="paragraph" style:parent-style-name="Standard">
      <style:paragraph-properties fo:line-height="100%"/>
      <style:text-properties officeooo:rsid="02eabaea" officeooo:paragraph-rsid="02eabaea"/>
    </style:style>
    <style:style style:name="P712" style:family="paragraph" style:parent-style-name="Standard">
      <style:paragraph-properties fo:line-height="100%"/>
      <style:text-properties officeooo:rsid="02eac01d" officeooo:paragraph-rsid="02eac01d"/>
    </style:style>
    <style:style style:name="P713" style:family="paragraph" style:parent-style-name="Standard">
      <style:paragraph-properties fo:line-height="100%"/>
      <style:text-properties officeooo:rsid="02eb27fd" officeooo:paragraph-rsid="02ec089f"/>
    </style:style>
    <style:style style:name="P714" style:family="paragraph" style:parent-style-name="Standard">
      <style:text-properties officeooo:paragraph-rsid="02ecf51e"/>
    </style:style>
    <style:style style:name="P715" style:family="paragraph" style:parent-style-name="Standard">
      <style:text-properties officeooo:paragraph-rsid="02f17ec6"/>
    </style:style>
    <style:style style:name="P716" style:family="paragraph" style:parent-style-name="Standard">
      <style:paragraph-properties fo:line-height="100%"/>
      <style:text-properties officeooo:rsid="02e59398" officeooo:paragraph-rsid="03049b98"/>
    </style:style>
    <style:style style:name="P717" style:family="paragraph" style:parent-style-name="Standard">
      <style:paragraph-properties fo:line-height="150%"/>
      <style:text-properties officeooo:rsid="02e59398" officeooo:paragraph-rsid="03049b98"/>
    </style:style>
    <style:style style:name="P718" style:family="paragraph" style:parent-style-name="Standard">
      <style:paragraph-properties fo:line-height="100%"/>
      <style:text-properties officeooo:rsid="022ee1ec" officeooo:paragraph-rsid="022ee1ec"/>
    </style:style>
    <style:style style:name="P719" style:family="paragraph" style:parent-style-name="Standard">
      <style:text-properties officeooo:paragraph-rsid="03061f93"/>
    </style:style>
    <style:style style:name="P72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officeooo:rsid="0346a444" officeooo:paragraph-rsid="0346a444"/>
    </style:style>
    <style:style style:name="P72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72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72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72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72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72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73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73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73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73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734" style:family="paragraph" style:parent-style-name="Table_20_Contents">
      <style:paragraph-properties fo:text-align="center" style:justify-single-word="false"/>
    </style:style>
    <style:style style:name="P73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73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73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73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73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74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74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74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74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74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74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74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74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74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74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75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75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75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75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75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75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75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75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75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75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76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76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76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76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76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76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76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76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76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769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77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7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773" style:family="paragraph" style:parent-style-name="Standard">
      <style:paragraph-properties fo:line-height="150%" fo:break-before="page"/>
      <style:text-properties officeooo:paragraph-rsid="02d98b08"/>
    </style:style>
    <style:style style:name="P774" style:family="paragraph" style:parent-style-name="Standard">
      <style:paragraph-properties fo:line-height="100%" fo:break-before="page"/>
      <style:text-properties officeooo:paragraph-rsid="024c0a42"/>
    </style:style>
    <style:style style:name="P77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78" style:family="paragraph" style:parent-style-name="Standard">
      <style:paragraph-properties fo:break-before="page"/>
      <style:text-properties officeooo:paragraph-rsid="009622c6"/>
    </style:style>
    <style:style style:name="P7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81" style:family="paragraph" style:parent-style-name="Standard" style:list-style-name="L1">
      <style:text-properties officeooo:rsid="0013268f" officeooo:paragraph-rsid="0013268f"/>
    </style:style>
    <style:style style:name="P782" style:family="paragraph" style:parent-style-name="Standard" style:list-style-name="L2">
      <style:text-properties style:use-window-font-color="true" officeooo:paragraph-rsid="00118c4a"/>
    </style:style>
    <style:style style:name="P783" style:family="paragraph" style:parent-style-name="Standard" style:list-style-name="L2">
      <style:text-properties style:use-window-font-color="true" officeooo:rsid="0011b025" officeooo:paragraph-rsid="0011b025"/>
    </style:style>
    <style:style style:name="P784" style:family="paragraph" style:parent-style-name="Standard" style:list-style-name="L4">
      <style:text-properties style:use-window-font-color="true" officeooo:rsid="00a8a4b1" officeooo:paragraph-rsid="02be3c45"/>
    </style:style>
    <style:style style:name="P785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78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78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88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89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790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9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79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793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94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95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9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79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9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9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1" style:family="paragraph" style:parent-style-name="Standard" style:list-style-name="L49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2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3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4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5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80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0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1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1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81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1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1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1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1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82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2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2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26" style:family="paragraph" style:parent-style-name="Standard" style:list-style-name="L43">
      <style:text-properties style:use-window-font-color="true" officeooo:paragraph-rsid="02edc963"/>
    </style:style>
    <style:style style:name="P827" style:family="paragraph" style:parent-style-name="Standard" style:list-style-name="L3">
      <style:text-properties officeooo:rsid="0012a0dc" officeooo:paragraph-rsid="0012a0dc"/>
    </style:style>
    <style:style style:name="P828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29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30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83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3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83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3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3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3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3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3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83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84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84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84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84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84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84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84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84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84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84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850" style:family="paragraph" style:parent-style-name="Standard">
      <style:paragraph-properties fo:line-height="100%"/>
      <style:text-properties fo:font-style="normal" officeooo:rsid="034f5b13" officeooo:paragraph-rsid="034dbe4d" style:font-style-asian="normal" style:font-style-complex="normal"/>
    </style:style>
    <style:style style:name="P851" style:family="paragraph" style:parent-style-name="Standard">
      <style:paragraph-properties fo:line-height="100%"/>
      <style:text-properties fo:font-style="normal" officeooo:rsid="033e56cf" officeooo:paragraph-rsid="033e56cf" style:font-style-asian="normal" style:font-style-complex="normal"/>
    </style:style>
    <style:style style:name="P85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85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854" style:family="paragraph" style:parent-style-name="Standard" style:list-style-name="L7">
      <style:text-properties officeooo:rsid="0033fbdf" officeooo:paragraph-rsid="0033fbdf"/>
    </style:style>
    <style:style style:name="P855" style:family="paragraph" style:parent-style-name="Standard" style:list-style-name="L11">
      <style:text-properties officeooo:rsid="0033fbdf" officeooo:paragraph-rsid="0106c767"/>
    </style:style>
    <style:style style:name="P856" style:family="paragraph" style:parent-style-name="Standard" style:list-style-name="L8">
      <style:text-properties officeooo:paragraph-rsid="005b5cd3"/>
    </style:style>
    <style:style style:name="P857" style:family="paragraph" style:parent-style-name="Standard" style:list-style-name="L9">
      <style:text-properties officeooo:paragraph-rsid="00367935"/>
    </style:style>
    <style:style style:name="P858" style:family="paragraph" style:parent-style-name="Standard" style:list-style-name="L9">
      <style:text-properties officeooo:rsid="00367935" officeooo:paragraph-rsid="00367935"/>
    </style:style>
    <style:style style:name="P859" style:family="paragraph" style:parent-style-name="Standard" style:list-style-name="L10">
      <style:text-properties officeooo:rsid="00386ddb" officeooo:paragraph-rsid="00386ddb"/>
    </style:style>
    <style:style style:name="P860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861" style:family="paragraph" style:parent-style-name="Standard" style:list-style-name="L20">
      <style:text-properties officeooo:paragraph-rsid="00a4ce44"/>
    </style:style>
    <style:style style:name="P862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86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864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865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866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867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868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869" style:family="paragraph" style:parent-style-name="Standard" style:list-style-name="L25">
      <style:text-properties officeooo:paragraph-rsid="00beb82f"/>
    </style:style>
    <style:style style:name="P870" style:family="paragraph" style:parent-style-name="Standard" style:list-style-name="L26">
      <style:text-properties officeooo:paragraph-rsid="00d139a0"/>
    </style:style>
    <style:style style:name="P871" style:family="paragraph" style:parent-style-name="Standard" style:list-style-name="L29">
      <style:text-properties officeooo:paragraph-rsid="00f2503e"/>
    </style:style>
    <style:style style:name="P872" style:family="paragraph" style:parent-style-name="Standard" style:list-style-name="L30">
      <style:text-properties officeooo:rsid="00f3f4f5" officeooo:paragraph-rsid="00f5260b"/>
    </style:style>
    <style:style style:name="P873" style:family="paragraph" style:parent-style-name="Standard" style:list-style-name="L30">
      <style:text-properties officeooo:rsid="00f3f4f5" officeooo:paragraph-rsid="00f3f4f5"/>
    </style:style>
    <style:style style:name="P874" style:family="paragraph" style:parent-style-name="Standard" style:list-style-name="L33">
      <style:paragraph-properties fo:line-height="100%"/>
      <style:text-properties officeooo:paragraph-rsid="01b5c969"/>
    </style:style>
    <style:style style:name="P875" style:family="paragraph" style:parent-style-name="Standard" style:list-style-name="L58">
      <style:paragraph-properties fo:line-height="100%"/>
      <style:text-properties officeooo:paragraph-rsid="0346a444"/>
    </style:style>
    <style:style style:name="P87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87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878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879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880" style:family="paragraph" style:parent-style-name="Standard" style:list-style-name="L49">
      <style:paragraph-properties fo:line-height="150%"/>
      <style:text-properties officeooo:paragraph-rsid="02e142ec"/>
    </style:style>
    <style:style style:name="P881" style:family="paragraph" style:parent-style-name="Standard" style:list-style-name="L49">
      <style:paragraph-properties fo:line-height="150%"/>
      <style:text-properties officeooo:paragraph-rsid="02df5c92"/>
    </style:style>
    <style:style style:name="P882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228b22" style:text-underline-style="none" fo:font-weight="normal" style:font-weight-asian="normal" style:font-weight-complex="normal"/>
    </style:style>
    <style:style style:name="T11" style:family="text">
      <style:text-properties fo:color="#228b22" style:text-underline-style="none" fo:font-weight="normal" officeooo:rsid="03182d82" style:font-weight-asian="normal" style:font-weight-complex="normal"/>
    </style:style>
    <style:style style:name="T12" style:family="text">
      <style:text-properties fo:color="#228b22" officeooo:rsid="03153caa"/>
    </style:style>
    <style:style style:name="T13" style:family="text">
      <style:text-properties fo:color="#228b22" officeooo:rsid="03429aa5"/>
    </style:style>
    <style:style style:name="T14" style:family="text">
      <style:text-properties fo:color="#ff00ff"/>
    </style:style>
    <style:style style:name="T15" style:family="text">
      <style:text-properties fo:color="#ff00ff" fo:font-style="italic" style:font-style-asian="italic" style:font-style-complex="italic"/>
    </style:style>
    <style:style style:name="T16" style:family="text">
      <style:text-properties fo:color="#ff0000"/>
    </style:style>
    <style:style style:name="T17" style:family="text">
      <style:text-properties fo:color="#ff0000" officeooo:rsid="00118c4a"/>
    </style:style>
    <style:style style:name="T18" style:family="text">
      <style:text-properties fo:color="#ff0000" fo:font-style="italic" style:font-style-asian="italic" style:font-style-complex="italic"/>
    </style:style>
    <style:style style:name="T19" style:family="text">
      <style:text-properties officeooo:rsid="0012a0dc"/>
    </style:style>
    <style:style style:name="T20" style:family="text">
      <style:text-properties fo:color="#0000ff"/>
    </style:style>
    <style:style style:name="T21" style:family="text">
      <style:text-properties fo:color="#0000ff" officeooo:rsid="0011b025"/>
    </style:style>
    <style:style style:name="T22" style:family="text">
      <style:text-properties fo:color="#0000ff" officeooo:rsid="0012a0d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6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7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28" style:family="text">
      <style:text-properties fo:color="#0000ff" style:text-underline-style="none" fo:font-weight="normal" style:font-weight-asian="normal" style:font-weight-complex="normal"/>
    </style:style>
    <style:style style:name="T29" style:family="text">
      <style:text-properties fo:color="#0000ff" style:text-underline-style="none" fo:font-weight="normal" officeooo:rsid="03182d82" style:font-weight-asian="normal" style:font-weight-complex="normal"/>
    </style:style>
    <style:style style:name="T30" style:family="text">
      <style:text-properties fo:color="#0000ff" officeooo:rsid="03153caa"/>
    </style:style>
    <style:style style:name="T31" style:family="text">
      <style:text-properties fo:color="#0000ff" officeooo:rsid="03429aa5"/>
    </style:style>
    <style:style style:name="T32" style:family="text">
      <style:text-properties fo:color="#8b4513"/>
    </style:style>
    <style:style style:name="T33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officeooo:rsid="0013268f"/>
    </style:style>
    <style:style style:name="T37" style:family="text">
      <style:text-properties style:use-window-font-color="true" officeooo:rsid="0044d7a4"/>
    </style:style>
    <style:style style:name="T38" style:family="text">
      <style:text-properties style:use-window-font-color="true" style:text-underline-style="none" fo:font-weight="normal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0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1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2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3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44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57" style:family="text">
      <style:text-properties style:use-window-font-color="true" style:text-underline-style="none" fo:font-weight="bold" style:font-weight-asian="bold" style:font-weight-complex="bold"/>
    </style:style>
    <style:style style:name="T5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59" style:family="text">
      <style:text-properties style:use-window-font-color="true" style:text-underline-style="none" officeooo:rsid="031fc4b1"/>
    </style:style>
    <style:style style:name="T6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style:font-style-asian="italic" style:font-style-complex="italic"/>
    </style:style>
    <style:style style:name="T8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8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9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style:font-style-asian="italic" style:font-style-complex="italic"/>
    </style:style>
    <style:style style:name="T131" style:family="text">
      <style:text-properties style:use-window-font-color="true" fo:font-style="italic" officeooo:rsid="016778b3" style:font-style-asian="italic" style:font-style-complex="italic"/>
    </style:style>
    <style:style style:name="T132" style:family="text">
      <style:text-properties style:use-window-font-color="true" fo:font-style="italic" officeooo:rsid="01e504ba" style:font-style-asian="italic" style:font-style-complex="italic"/>
    </style:style>
    <style:style style:name="T133" style:family="text">
      <style:text-properties style:use-window-font-color="true" fo:font-style="italic" officeooo:rsid="02ce8a1b" style:font-style-asian="italic" style:font-style-complex="italic"/>
    </style:style>
    <style:style style:name="T13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3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36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style:font-style-asian="normal" style:font-style-complex="normal"/>
    </style:style>
    <style:style style:name="T212" style:family="text">
      <style:text-properties style:use-window-font-color="true" fo:font-style="normal" officeooo:rsid="016860b9" style:font-style-asian="normal" style:font-style-complex="normal"/>
    </style:style>
    <style:style style:name="T213" style:family="text">
      <style:text-properties style:use-window-font-color="true" fo:font-style="normal" officeooo:rsid="0171553b" style:font-style-asian="normal" style:font-style-complex="normal"/>
    </style:style>
    <style:style style:name="T214" style:family="text">
      <style:text-properties style:use-window-font-color="true" fo:font-style="normal" officeooo:rsid="016c9d08" style:font-style-asian="normal" style:font-style-complex="normal"/>
    </style:style>
    <style:style style:name="T215" style:family="text">
      <style:text-properties style:use-window-font-color="true" fo:font-style="normal" officeooo:rsid="016778b3" style:font-style-asian="normal" style:font-style-complex="normal"/>
    </style:style>
    <style:style style:name="T216" style:family="text">
      <style:text-properties style:use-window-font-color="true" fo:font-style="normal" officeooo:rsid="01e2b86d" style:font-style-asian="normal" style:font-style-complex="normal"/>
    </style:style>
    <style:style style:name="T217" style:family="text">
      <style:text-properties style:use-window-font-color="true" fo:font-style="normal" officeooo:rsid="01e504ba" style:font-style-asian="normal" style:font-style-complex="normal"/>
    </style:style>
    <style:style style:name="T21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style:font-style-asian="normal" style:font-style-complex="normal"/>
    </style:style>
    <style:style style:name="T29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9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9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294" style:family="text">
      <style:text-properties style:use-window-font-color="true" fo:font-weight="normal" style:font-weight-asian="normal" style:font-weight-complex="normal"/>
    </style:style>
    <style:style style:name="T295" style:family="text">
      <style:text-properties style:use-window-font-color="true" fo:font-weight="normal" officeooo:rsid="016aa5ac" style:font-weight-asian="normal" style:font-weight-complex="normal"/>
    </style:style>
    <style:style style:name="T296" style:family="text">
      <style:text-properties style:use-window-font-color="true" fo:font-weight="normal" officeooo:rsid="016a5b23" style:font-weight-asian="normal" style:font-weight-complex="normal"/>
    </style:style>
    <style:style style:name="T297" style:family="text">
      <style:text-properties style:use-window-font-color="true" fo:font-weight="normal" officeooo:rsid="0171553b" style:font-weight-asian="normal" style:font-weight-complex="normal"/>
    </style:style>
    <style:style style:name="T298" style:family="text">
      <style:text-properties style:use-window-font-color="true" fo:font-weight="normal" officeooo:rsid="01aaba73" style:font-weight-asian="normal" style:font-weight-complex="normal"/>
    </style:style>
    <style:style style:name="T299" style:family="text">
      <style:text-properties style:use-window-font-color="true" fo:font-weight="normal" officeooo:rsid="01b08253" style:font-weight-asian="normal" style:font-weight-complex="normal"/>
    </style:style>
    <style:style style:name="T300" style:family="text">
      <style:text-properties style:use-window-font-color="true" fo:font-weight="normal" officeooo:rsid="0226d9d6" style:font-weight-asian="normal" style:font-weight-complex="normal"/>
    </style:style>
    <style:style style:name="T301" style:family="text">
      <style:text-properties style:use-window-font-color="true" fo:font-weight="normal" officeooo:rsid="022c7d02" style:font-weight-asian="normal" style:font-weight-complex="normal"/>
    </style:style>
    <style:style style:name="T302" style:family="text">
      <style:text-properties style:use-window-font-color="true" fo:font-weight="normal" officeooo:rsid="023b3a5d" style:font-weight-asian="normal" style:font-weight-complex="normal"/>
    </style:style>
    <style:style style:name="T303" style:family="text">
      <style:text-properties style:use-window-font-color="true" fo:font-weight="normal" officeooo:rsid="023ce39d" style:font-weight-asian="normal" style:font-weight-complex="normal"/>
    </style:style>
    <style:style style:name="T304" style:family="text">
      <style:text-properties style:use-window-font-color="true" officeooo:rsid="016f0506"/>
    </style:style>
    <style:style style:name="T305" style:family="text">
      <style:text-properties style:use-window-font-color="true" fo:font-weight="bold" style:font-weight-asian="bold" style:font-weight-complex="bold"/>
    </style:style>
    <style:style style:name="T30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0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0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0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0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11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1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1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14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5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6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7" style:family="text">
      <style:text-properties style:use-window-font-color="true" style:text-line-through-style="none" style:text-line-through-type="non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2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2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2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2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2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2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2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2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2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30" style:family="text">
      <style:text-properties style:use-window-font-color="true" officeooo:rsid="02efc49c"/>
    </style:style>
    <style:style style:name="T331" style:family="text">
      <style:text-properties style:use-window-font-color="true" officeooo:rsid="02ce8a1b"/>
    </style:style>
    <style:style style:name="T332" style:family="text">
      <style:text-properties style:use-window-font-color="true" officeooo:rsid="02d1510f"/>
    </style:style>
    <style:style style:name="T333" style:family="text">
      <style:text-properties style:use-window-font-color="true" officeooo:rsid="02f51e47"/>
    </style:style>
    <style:style style:name="T334" style:family="text">
      <style:text-properties style:use-window-font-color="true" officeooo:rsid="0069ae25"/>
    </style:style>
    <style:style style:name="T335" style:family="text">
      <style:text-properties style:use-window-font-color="true" officeooo:rsid="02f8c777"/>
    </style:style>
    <style:style style:name="T336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37" style:family="text">
      <style:text-properties style:use-window-font-color="true" fo:background-color="transparent" loext:char-shading-value="0"/>
    </style:style>
    <style:style style:name="T338" style:family="text">
      <style:text-properties fo:font-weight="normal" style:font-weight-asian="normal" style:font-weight-complex="normal"/>
    </style:style>
    <style:style style:name="T339" style:family="text">
      <style:text-properties fo:font-weight="normal" officeooo:rsid="003c27f0" style:font-weight-asian="normal" style:font-weight-complex="normal"/>
    </style:style>
    <style:style style:name="T340" style:family="text">
      <style:text-properties fo:font-weight="normal" officeooo:rsid="003cb407" style:font-weight-asian="normal" style:font-weight-complex="normal"/>
    </style:style>
    <style:style style:name="T341" style:family="text">
      <style:text-properties fo:font-weight="normal" officeooo:rsid="00205d85" style:font-weight-asian="normal" style:font-weight-complex="normal"/>
    </style:style>
    <style:style style:name="T342" style:family="text">
      <style:text-properties fo:font-weight="normal" officeooo:rsid="00beb82f" style:font-weight-asian="normal" style:font-weight-complex="normal"/>
    </style:style>
    <style:style style:name="T343" style:family="text">
      <style:text-properties fo:font-weight="normal" officeooo:rsid="016860b9" style:font-weight-asian="normal" style:font-weight-complex="normal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officeooo:rsid="00256ecc" style:font-style-asian="italic" style:font-style-complex="italic"/>
    </style:style>
    <style:style style:name="T346" style:family="text">
      <style:text-properties fo:font-style="italic" officeooo:rsid="006c1d47" style:font-style-asian="italic" style:font-style-complex="italic"/>
    </style:style>
    <style:style style:name="T347" style:family="text">
      <style:text-properties fo:font-style="italic" officeooo:rsid="00e09913" style:font-style-asian="italic" style:font-style-complex="italic"/>
    </style:style>
    <style:style style:name="T348" style:family="text">
      <style:text-properties fo:font-style="italic" officeooo:rsid="005b5cd3" style:font-style-asian="italic" style:font-style-complex="italic"/>
    </style:style>
    <style:style style:name="T349" style:family="text">
      <style:text-properties fo:font-style="italic" officeooo:rsid="0034ed8b" style:font-style-asian="italic" style:font-style-complex="italic"/>
    </style:style>
    <style:style style:name="T350" style:family="text">
      <style:text-properties fo:font-style="italic" officeooo:rsid="00367935" style:font-style-asian="italic" style:font-style-complex="italic"/>
    </style:style>
    <style:style style:name="T351" style:family="text">
      <style:text-properties fo:font-style="italic" officeooo:rsid="003b4e50" style:font-style-asian="italic" style:font-style-complex="italic"/>
    </style:style>
    <style:style style:name="T352" style:family="text">
      <style:text-properties fo:font-style="italic" officeooo:rsid="01758a0f" style:font-style-asian="italic" style:font-style-complex="italic"/>
    </style:style>
    <style:style style:name="T353" style:family="text">
      <style:text-properties fo:font-style="italic" officeooo:rsid="0080477a" style:font-style-asian="italic" style:font-style-complex="italic"/>
    </style:style>
    <style:style style:name="T354" style:family="text">
      <style:text-properties fo:font-style="italic" officeooo:rsid="01113d34" style:font-style-asian="italic" style:font-style-complex="italic"/>
    </style:style>
    <style:style style:name="T355" style:family="text">
      <style:text-properties fo:font-style="italic" officeooo:rsid="018c0d5b" style:font-style-asian="italic" style:font-style-complex="italic"/>
    </style:style>
    <style:style style:name="T356" style:family="text">
      <style:text-properties fo:font-style="italic" officeooo:rsid="01c64853" style:font-style-asian="italic" style:font-style-complex="italic"/>
    </style:style>
    <style:style style:name="T357" style:family="text">
      <style:text-properties fo:font-style="italic" officeooo:rsid="01d9cd4e" style:font-style-asian="italic" style:font-style-complex="italic"/>
    </style:style>
    <style:style style:name="T358" style:family="text">
      <style:text-properties fo:font-style="italic" officeooo:rsid="01dc67de" style:font-style-asian="italic" style:font-style-complex="italic"/>
    </style:style>
    <style:style style:name="T359" style:family="text">
      <style:text-properties fo:font-style="italic" officeooo:rsid="01ec8e18" style:font-style-asian="italic" style:font-style-complex="italic"/>
    </style:style>
    <style:style style:name="T360" style:family="text">
      <style:text-properties fo:font-style="italic" officeooo:rsid="019e70b3" style:font-style-asian="italic" style:font-style-complex="italic"/>
    </style:style>
    <style:style style:name="T361" style:family="text">
      <style:text-properties fo:font-style="italic" officeooo:rsid="02685e01" style:font-style-asian="italic" style:font-style-complex="italic"/>
    </style:style>
    <style:style style:name="T362" style:family="text">
      <style:text-properties fo:font-style="italic" officeooo:rsid="026b5506" style:font-style-asian="italic" style:font-style-complex="italic"/>
    </style:style>
    <style:style style:name="T363" style:family="text">
      <style:text-properties fo:font-style="italic" officeooo:rsid="0288fb00" style:font-style-asian="italic" style:font-style-complex="italic"/>
    </style:style>
    <style:style style:name="T364" style:family="text">
      <style:text-properties fo:font-style="italic" officeooo:rsid="02ccc8f6" style:font-style-asian="italic" style:font-style-complex="italic"/>
    </style:style>
    <style:style style:name="T365" style:family="text">
      <style:text-properties fo:font-style="italic" officeooo:rsid="0069ae25" style:font-style-asian="italic" style:font-style-complex="italic"/>
    </style:style>
    <style:style style:name="T366" style:family="text">
      <style:text-properties fo:font-style="italic" officeooo:rsid="0022c018" style:font-style-asian="italic" style:font-style-complex="italic"/>
    </style:style>
    <style:style style:name="T367" style:family="text">
      <style:text-properties fo:font-style="italic" officeooo:rsid="02efc49c" style:font-style-asian="italic" style:font-style-complex="italic"/>
    </style:style>
    <style:style style:name="T368" style:family="text">
      <style:text-properties fo:font-style="italic" officeooo:rsid="02ec089f" style:font-style-asian="italic" style:font-style-complex="italic"/>
    </style:style>
    <style:style style:name="T369" style:family="text">
      <style:text-properties fo:font-style="italic" officeooo:rsid="032c4fdc" style:font-style-asian="italic" style:font-style-complex="italic"/>
    </style:style>
    <style:style style:name="T370" style:family="text">
      <style:text-properties fo:font-style="italic" officeooo:rsid="0335ea2c" style:font-style-asian="italic" style:font-style-complex="italic"/>
    </style:style>
    <style:style style:name="T371" style:family="text">
      <style:text-properties fo:font-style="italic" officeooo:rsid="0346a444" style:font-style-asian="italic" style:font-style-complex="italic"/>
    </style:style>
    <style:style style:name="T3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7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37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37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37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37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38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38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38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38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38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38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38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38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38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38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390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391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9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39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394" style:family="text">
      <style:text-properties fo:font-style="italic" style:text-underline-style="none" style:font-style-asian="italic" style:font-style-complex="italic"/>
    </style:style>
    <style:style style:name="T395" style:family="text">
      <style:text-properties fo:font-style="italic" style:text-underline-style="none" officeooo:rsid="00baae4f" style:font-style-asian="italic" style:font-style-complex="italic"/>
    </style:style>
    <style:style style:name="T396" style:family="text">
      <style:text-properties fo:font-style="italic" style:text-underline-style="none" officeooo:rsid="00d708a6" style:font-style-asian="italic" style:font-style-complex="italic"/>
    </style:style>
    <style:style style:name="T397" style:family="text">
      <style:text-properties fo:font-style="italic" style:text-underline-style="none" officeooo:rsid="00beb82f" style:font-style-asian="italic" style:font-style-complex="italic"/>
    </style:style>
    <style:style style:name="T398" style:family="text">
      <style:text-properties fo:font-style="italic" style:text-underline-style="none" officeooo:rsid="00d9c9e4" style:font-style-asian="italic" style:font-style-complex="italic"/>
    </style:style>
    <style:style style:name="T399" style:family="text">
      <style:text-properties fo:font-style="italic" style:text-underline-style="none" officeooo:rsid="00f55bb2" style:font-style-asian="italic" style:font-style-complex="italic"/>
    </style:style>
    <style:style style:name="T400" style:family="text">
      <style:text-properties fo:font-style="italic" style:text-underline-style="none" officeooo:rsid="00f74e17" style:font-style-asian="italic" style:font-style-complex="italic"/>
    </style:style>
    <style:style style:name="T401" style:family="text">
      <style:text-properties fo:font-style="italic" style:text-underline-style="none" officeooo:rsid="00fde6f2" style:font-style-asian="italic" style:font-style-complex="italic"/>
    </style:style>
    <style:style style:name="T402" style:family="text">
      <style:text-properties fo:font-style="italic" style:text-underline-style="none" officeooo:rsid="0130fd48" style:font-style-asian="italic" style:font-style-complex="italic"/>
    </style:style>
    <style:style style:name="T403" style:family="text">
      <style:text-properties fo:font-style="italic" style:text-underline-style="none" officeooo:rsid="013401b3" style:font-style-asian="italic" style:font-style-complex="italic"/>
    </style:style>
    <style:style style:name="T404" style:family="text">
      <style:text-properties fo:font-style="italic" style:text-underline-style="none" officeooo:rsid="013f3c54" style:font-style-asian="italic" style:font-style-complex="italic"/>
    </style:style>
    <style:style style:name="T405" style:family="text">
      <style:text-properties fo:font-style="italic" style:text-underline-style="none" officeooo:rsid="00bfa17d" style:font-style-asian="italic" style:font-style-complex="italic"/>
    </style:style>
    <style:style style:name="T406" style:family="text">
      <style:text-properties fo:font-style="italic" style:text-underline-style="none" officeooo:rsid="02a94de9" style:font-style-asian="italic" style:font-style-complex="italic"/>
    </style:style>
    <style:style style:name="T407" style:family="text">
      <style:text-properties fo:font-style="italic" style:text-underline-style="none" officeooo:rsid="00bbbf73" style:font-style-asian="italic" style:font-style-complex="italic"/>
    </style:style>
    <style:style style:name="T408" style:family="text">
      <style:text-properties fo:font-style="italic" style:text-underline-style="none" officeooo:rsid="00a639f7" style:font-style-asian="italic" style:font-style-complex="italic"/>
    </style:style>
    <style:style style:name="T409" style:family="text">
      <style:text-properties fo:font-style="italic" style:text-underline-style="none" officeooo:rsid="00bd11a0" style:font-style-asian="italic" style:font-style-complex="italic"/>
    </style:style>
    <style:style style:name="T4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3" style:family="text">
      <style:text-properties officeooo:rsid="00205d85"/>
    </style:style>
    <style:style style:name="T414" style:family="text">
      <style:text-properties officeooo:rsid="0027fcfd"/>
    </style:style>
    <style:style style:name="T415" style:family="text">
      <style:text-properties officeooo:rsid="0029525d"/>
    </style:style>
    <style:style style:name="T416" style:family="text">
      <style:text-properties officeooo:rsid="0034ed8b"/>
    </style:style>
    <style:style style:name="T417" style:family="text">
      <style:text-properties officeooo:rsid="00367935"/>
    </style:style>
    <style:style style:name="T418" style:family="text">
      <style:text-properties officeooo:rsid="00398ddf"/>
    </style:style>
    <style:style style:name="T419" style:family="text">
      <style:text-properties officeooo:rsid="003b4e50"/>
    </style:style>
    <style:style style:name="T4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2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2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2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2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2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2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2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2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3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3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3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3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3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3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3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3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3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3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4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4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4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4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4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4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46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47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48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44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5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5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5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53" style:family="text">
      <style:text-properties fo:font-style="normal" style:text-underline-style="none" style:font-style-asian="normal" style:font-style-complex="normal"/>
    </style:style>
    <style:style style:name="T454" style:family="text">
      <style:text-properties fo:font-style="normal" style:text-underline-style="none" officeooo:rsid="00a8a4b1" style:font-style-asian="normal" style:font-style-complex="normal"/>
    </style:style>
    <style:style style:name="T455" style:family="text">
      <style:text-properties fo:font-style="normal" style:text-underline-style="none" officeooo:rsid="00ba4170" style:font-style-asian="normal" style:font-style-complex="normal"/>
    </style:style>
    <style:style style:name="T456" style:family="text">
      <style:text-properties fo:font-style="normal" style:text-underline-style="none" officeooo:rsid="00b1e303" style:font-style-asian="normal" style:font-style-complex="normal"/>
    </style:style>
    <style:style style:name="T457" style:family="text">
      <style:text-properties fo:font-style="normal" style:text-underline-style="none" officeooo:rsid="00baae4f" style:font-style-asian="normal" style:font-style-complex="normal"/>
    </style:style>
    <style:style style:name="T458" style:family="text">
      <style:text-properties fo:font-style="normal" style:text-underline-style="none" officeooo:rsid="00bbbf73" style:font-style-asian="normal" style:font-style-complex="normal"/>
    </style:style>
    <style:style style:name="T459" style:family="text">
      <style:text-properties fo:font-style="normal" style:text-underline-style="none" officeooo:rsid="00be4749" style:font-style-asian="normal" style:font-style-complex="normal"/>
    </style:style>
    <style:style style:name="T460" style:family="text">
      <style:text-properties fo:font-style="normal" style:text-underline-style="none" officeooo:rsid="00d139a0" style:font-style-asian="normal" style:font-style-complex="normal"/>
    </style:style>
    <style:style style:name="T461" style:family="text">
      <style:text-properties fo:font-style="normal" style:text-underline-style="none" officeooo:rsid="00d1487d" style:font-style-asian="normal" style:font-style-complex="normal"/>
    </style:style>
    <style:style style:name="T462" style:family="text">
      <style:text-properties fo:font-style="normal" style:text-underline-style="none" officeooo:rsid="00d2fc06" style:font-style-asian="normal" style:font-style-complex="normal"/>
    </style:style>
    <style:style style:name="T463" style:family="text">
      <style:text-properties fo:font-style="normal" style:text-underline-style="none" officeooo:rsid="00d40111" style:font-style-asian="normal" style:font-style-complex="normal"/>
    </style:style>
    <style:style style:name="T464" style:family="text">
      <style:text-properties fo:font-style="normal" style:text-underline-style="none" officeooo:rsid="00d4c5ce" style:font-style-asian="normal" style:font-style-complex="normal"/>
    </style:style>
    <style:style style:name="T465" style:family="text">
      <style:text-properties fo:font-style="normal" style:text-underline-style="none" officeooo:rsid="00d708a6" style:font-style-asian="normal" style:font-style-complex="normal"/>
    </style:style>
    <style:style style:name="T466" style:family="text">
      <style:text-properties fo:font-style="normal" style:text-underline-style="none" officeooo:rsid="00d77d7d" style:font-style-asian="normal" style:font-style-complex="normal"/>
    </style:style>
    <style:style style:name="T467" style:family="text">
      <style:text-properties fo:font-style="normal" style:text-underline-style="none" officeooo:rsid="00d83381" style:font-style-asian="normal" style:font-style-complex="normal"/>
    </style:style>
    <style:style style:name="T468" style:family="text">
      <style:text-properties fo:font-style="normal" style:text-underline-style="none" officeooo:rsid="00d75809" style:font-style-asian="normal" style:font-style-complex="normal"/>
    </style:style>
    <style:style style:name="T469" style:family="text">
      <style:text-properties fo:font-style="normal" style:text-underline-style="none" officeooo:rsid="00dd6c8d" style:font-style-asian="normal" style:font-style-complex="normal"/>
    </style:style>
    <style:style style:name="T470" style:family="text">
      <style:text-properties fo:font-style="normal" style:text-underline-style="none" officeooo:rsid="00dedcd7" style:font-style-asian="normal" style:font-style-complex="normal"/>
    </style:style>
    <style:style style:name="T471" style:family="text">
      <style:text-properties fo:font-style="normal" style:text-underline-style="none" officeooo:rsid="00beb82f" style:font-style-asian="normal" style:font-style-complex="normal"/>
    </style:style>
    <style:style style:name="T472" style:family="text">
      <style:text-properties fo:font-style="normal" style:text-underline-style="none" officeooo:rsid="00e4290b" style:font-style-asian="normal" style:font-style-complex="normal"/>
    </style:style>
    <style:style style:name="T473" style:family="text">
      <style:text-properties fo:font-style="normal" style:text-underline-style="none" officeooo:rsid="00eb50e0" style:font-style-asian="normal" style:font-style-complex="normal"/>
    </style:style>
    <style:style style:name="T474" style:family="text">
      <style:text-properties fo:font-style="normal" style:text-underline-style="none" officeooo:rsid="00d9c9e4" style:font-style-asian="normal" style:font-style-complex="normal"/>
    </style:style>
    <style:style style:name="T475" style:family="text">
      <style:text-properties fo:font-style="normal" style:text-underline-style="none" officeooo:rsid="00ec1e8c" style:font-style-asian="normal" style:font-style-complex="normal"/>
    </style:style>
    <style:style style:name="T476" style:family="text">
      <style:text-properties fo:font-style="normal" style:text-underline-style="none" officeooo:rsid="00f0f7f8" style:font-style-asian="normal" style:font-style-complex="normal"/>
    </style:style>
    <style:style style:name="T477" style:family="text">
      <style:text-properties fo:font-style="normal" style:text-underline-style="none" officeooo:rsid="00f2503e" style:font-style-asian="normal" style:font-style-complex="normal"/>
    </style:style>
    <style:style style:name="T478" style:family="text">
      <style:text-properties fo:font-style="normal" style:text-underline-style="none" officeooo:rsid="00f5260b" style:font-style-asian="normal" style:font-style-complex="normal"/>
    </style:style>
    <style:style style:name="T479" style:family="text">
      <style:text-properties fo:font-style="normal" style:text-underline-style="none" officeooo:rsid="00f55bb2" style:font-style-asian="normal" style:font-style-complex="normal"/>
    </style:style>
    <style:style style:name="T480" style:family="text">
      <style:text-properties fo:font-style="normal" style:text-underline-style="none" officeooo:rsid="00f74e17" style:font-style-asian="normal" style:font-style-complex="normal"/>
    </style:style>
    <style:style style:name="T481" style:family="text">
      <style:text-properties fo:font-style="normal" style:text-underline-style="none" officeooo:rsid="00fbef0d" style:font-style-asian="normal" style:font-style-complex="normal"/>
    </style:style>
    <style:style style:name="T482" style:family="text">
      <style:text-properties fo:font-style="normal" style:text-underline-style="none" officeooo:rsid="00fde6f2" style:font-style-asian="normal" style:font-style-complex="normal"/>
    </style:style>
    <style:style style:name="T483" style:family="text">
      <style:text-properties fo:font-style="normal" style:text-underline-style="none" officeooo:rsid="010185dc" style:font-style-asian="normal" style:font-style-complex="normal"/>
    </style:style>
    <style:style style:name="T484" style:family="text">
      <style:text-properties fo:font-style="normal" style:text-underline-style="none" officeooo:rsid="0103be48" style:font-style-asian="normal" style:font-style-complex="normal"/>
    </style:style>
    <style:style style:name="T485" style:family="text">
      <style:text-properties fo:font-style="normal" style:text-underline-style="none" officeooo:rsid="010c486e" style:font-style-asian="normal" style:font-style-complex="normal"/>
    </style:style>
    <style:style style:name="T486" style:family="text">
      <style:text-properties fo:font-style="normal" style:text-underline-style="none" officeooo:rsid="010db770" style:font-style-asian="normal" style:font-style-complex="normal"/>
    </style:style>
    <style:style style:name="T487" style:family="text">
      <style:text-properties fo:font-style="normal" style:text-underline-style="none" officeooo:rsid="011cabfd" style:font-style-asian="normal" style:font-style-complex="normal"/>
    </style:style>
    <style:style style:name="T488" style:family="text">
      <style:text-properties fo:font-style="normal" style:text-underline-style="none" officeooo:rsid="011d9595" style:font-style-asian="normal" style:font-style-complex="normal"/>
    </style:style>
    <style:style style:name="T489" style:family="text">
      <style:text-properties fo:font-style="normal" style:text-underline-style="none" officeooo:rsid="011fc384" style:font-style-asian="normal" style:font-style-complex="normal"/>
    </style:style>
    <style:style style:name="T490" style:family="text">
      <style:text-properties fo:font-style="normal" style:text-underline-style="none" officeooo:rsid="012dfde8" style:font-style-asian="normal" style:font-style-complex="normal"/>
    </style:style>
    <style:style style:name="T491" style:family="text">
      <style:text-properties fo:font-style="normal" style:text-underline-style="none" officeooo:rsid="0130fd48" style:font-style-asian="normal" style:font-style-complex="normal"/>
    </style:style>
    <style:style style:name="T492" style:family="text">
      <style:text-properties fo:font-style="normal" style:text-underline-style="none" officeooo:rsid="013282b3" style:font-style-asian="normal" style:font-style-complex="normal"/>
    </style:style>
    <style:style style:name="T493" style:family="text">
      <style:text-properties fo:font-style="normal" style:text-underline-style="none" officeooo:rsid="013401b3" style:font-style-asian="normal" style:font-style-complex="normal"/>
    </style:style>
    <style:style style:name="T494" style:family="text">
      <style:text-properties fo:font-style="normal" style:text-underline-style="none" officeooo:rsid="013a8584" style:font-style-asian="normal" style:font-style-complex="normal"/>
    </style:style>
    <style:style style:name="T495" style:family="text">
      <style:text-properties fo:font-style="normal" style:text-underline-style="none" officeooo:rsid="013f3c54" style:font-style-asian="normal" style:font-style-complex="normal"/>
    </style:style>
    <style:style style:name="T496" style:family="text">
      <style:text-properties fo:font-style="normal" style:text-underline-style="none" officeooo:rsid="013e347a" style:font-style-asian="normal" style:font-style-complex="normal"/>
    </style:style>
    <style:style style:name="T497" style:family="text">
      <style:text-properties fo:font-style="normal" style:text-underline-style="none" officeooo:rsid="01408f03" style:font-style-asian="normal" style:font-style-complex="normal"/>
    </style:style>
    <style:style style:name="T498" style:family="text">
      <style:text-properties fo:font-style="normal" style:text-underline-style="none" officeooo:rsid="013cc971" style:font-style-asian="normal" style:font-style-complex="normal"/>
    </style:style>
    <style:style style:name="T499" style:family="text">
      <style:text-properties fo:font-style="normal" style:text-underline-style="none" officeooo:rsid="0150aafa" style:font-style-asian="normal" style:font-style-complex="normal"/>
    </style:style>
    <style:style style:name="T500" style:family="text">
      <style:text-properties fo:font-style="normal" style:text-underline-style="none" officeooo:rsid="0152f194" style:font-style-asian="normal" style:font-style-complex="normal"/>
    </style:style>
    <style:style style:name="T501" style:family="text">
      <style:text-properties fo:font-style="normal" style:text-underline-style="none" officeooo:rsid="0157e2d4" style:font-style-asian="normal" style:font-style-complex="normal"/>
    </style:style>
    <style:style style:name="T502" style:family="text">
      <style:text-properties fo:font-style="normal" style:text-underline-style="none" officeooo:rsid="015c452a" style:font-style-asian="normal" style:font-style-complex="normal"/>
    </style:style>
    <style:style style:name="T503" style:family="text">
      <style:text-properties fo:font-style="normal" style:text-underline-style="none" officeooo:rsid="0176ee1b" style:font-style-asian="normal" style:font-style-complex="normal"/>
    </style:style>
    <style:style style:name="T504" style:family="text">
      <style:text-properties fo:font-style="normal" style:text-underline-style="none" officeooo:rsid="02b807dc" style:font-style-asian="normal" style:font-style-complex="normal"/>
    </style:style>
    <style:style style:name="T505" style:family="text">
      <style:text-properties fo:font-style="normal" style:text-underline-style="none" officeooo:rsid="00bd11a0" style:font-style-asian="normal" style:font-style-complex="normal"/>
    </style:style>
    <style:style style:name="T506" style:family="text">
      <style:text-properties fo:font-style="normal" style:text-underline-style="none" officeooo:rsid="02edc963" style:font-style-asian="normal" style:font-style-complex="normal"/>
    </style:style>
    <style:style style:name="T507" style:family="text">
      <style:text-properties fo:font-style="normal" style:font-style-asian="normal" style:font-style-complex="normal"/>
    </style:style>
    <style:style style:name="T508" style:family="text">
      <style:text-properties fo:font-style="normal" officeooo:rsid="00524926" style:font-style-asian="normal" style:font-style-complex="normal"/>
    </style:style>
    <style:style style:name="T509" style:family="text">
      <style:text-properties fo:font-style="normal" officeooo:rsid="0033fbdf" style:font-style-asian="normal" style:font-style-complex="normal"/>
    </style:style>
    <style:style style:name="T510" style:family="text">
      <style:text-properties fo:font-style="normal" officeooo:rsid="0034ed8b" style:font-style-asian="normal" style:font-style-complex="normal"/>
    </style:style>
    <style:style style:name="T511" style:family="text">
      <style:text-properties fo:font-style="normal" officeooo:rsid="0052a33a" style:font-style-asian="normal" style:font-style-complex="normal"/>
    </style:style>
    <style:style style:name="T512" style:family="text">
      <style:text-properties fo:font-style="normal" officeooo:rsid="0092f82d" style:font-style-asian="normal" style:font-style-complex="normal"/>
    </style:style>
    <style:style style:name="T513" style:family="text">
      <style:text-properties fo:font-style="normal" officeooo:rsid="00c6421c" style:font-style-asian="normal" style:font-style-complex="normal"/>
    </style:style>
    <style:style style:name="T514" style:family="text">
      <style:text-properties fo:font-style="normal" officeooo:rsid="00cc5bce" style:font-style-asian="normal" style:font-style-complex="normal"/>
    </style:style>
    <style:style style:name="T515" style:family="text">
      <style:text-properties fo:font-style="normal" officeooo:rsid="0106c767" style:font-style-asian="normal" style:font-style-complex="normal"/>
    </style:style>
    <style:style style:name="T516" style:family="text">
      <style:text-properties fo:font-style="normal" officeooo:rsid="0164a6ee" style:font-style-asian="normal" style:font-style-complex="normal"/>
    </style:style>
    <style:style style:name="T517" style:family="text">
      <style:text-properties fo:font-style="normal" officeooo:rsid="0168d8d5" style:font-style-asian="normal" style:font-style-complex="normal"/>
    </style:style>
    <style:style style:name="T518" style:family="text">
      <style:text-properties fo:font-style="normal" officeooo:rsid="0179221f" style:font-style-asian="normal" style:font-style-complex="normal"/>
    </style:style>
    <style:style style:name="T519" style:family="text">
      <style:text-properties fo:font-style="normal" officeooo:rsid="017941db" style:font-style-asian="normal" style:font-style-complex="normal"/>
    </style:style>
    <style:style style:name="T520" style:family="text">
      <style:text-properties fo:font-style="normal" officeooo:rsid="017a7161" style:font-style-asian="normal" style:font-style-complex="normal"/>
    </style:style>
    <style:style style:name="T521" style:family="text">
      <style:text-properties fo:font-style="normal" officeooo:rsid="0288fb00" style:font-style-asian="normal" style:font-style-complex="normal"/>
    </style:style>
    <style:style style:name="T522" style:family="text">
      <style:text-properties fo:font-style="normal" officeooo:rsid="02f2e947" style:font-style-asian="normal" style:font-style-complex="normal"/>
    </style:style>
    <style:style style:name="T523" style:family="text">
      <style:text-properties fo:font-style="normal" officeooo:rsid="02edc963" style:font-style-asian="normal" style:font-style-complex="normal"/>
    </style:style>
    <style:style style:name="T524" style:family="text">
      <style:text-properties fo:font-style="normal" officeooo:rsid="03355d74" style:font-style-asian="normal" style:font-style-complex="normal"/>
    </style:style>
    <style:style style:name="T525" style:family="text">
      <style:text-properties fo:font-style="normal" officeooo:rsid="0335ea2c" style:font-style-asian="normal" style:font-style-complex="normal"/>
    </style:style>
    <style:style style:name="T526" style:family="text">
      <style:text-properties fo:font-style="normal" officeooo:rsid="0346a444" style:font-style-asian="normal" style:font-style-complex="normal"/>
    </style:style>
    <style:style style:name="T527" style:family="text">
      <style:text-properties fo:font-style="normal" officeooo:rsid="0347bb43" style:font-style-asian="normal" style:font-style-complex="normal"/>
    </style:style>
    <style:style style:name="T528" style:family="text">
      <style:text-properties fo:font-style="normal" officeooo:rsid="03343ce6" style:font-style-asian="normal" style:font-style-complex="normal"/>
    </style:style>
    <style:style style:name="T529" style:family="text">
      <style:text-properties fo:font-style="normal" officeooo:rsid="034dbe4d" style:font-style-asian="normal" style:font-style-complex="normal"/>
    </style:style>
    <style:style style:name="T530" style:family="text">
      <style:text-properties fo:font-style="normal" officeooo:rsid="034f33b6" style:font-style-asian="normal" style:font-style-complex="normal"/>
    </style:style>
    <style:style style:name="T531" style:family="text">
      <style:text-properties fo:font-style="normal" officeooo:rsid="035051aa" style:font-style-asian="normal" style:font-style-complex="normal"/>
    </style:style>
    <style:style style:name="T53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3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3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3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3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53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538" style:family="text">
      <style:text-properties officeooo:rsid="004d4d0b"/>
    </style:style>
    <style:style style:name="T539" style:family="text">
      <style:text-properties officeooo:rsid="0013268f"/>
    </style:style>
    <style:style style:name="T540" style:family="text">
      <style:text-properties officeooo:rsid="004f4350"/>
    </style:style>
    <style:style style:name="T541" style:family="text">
      <style:text-properties officeooo:rsid="00501b3c"/>
    </style:style>
    <style:style style:name="T542" style:family="text">
      <style:text-properties officeooo:rsid="00147dd9"/>
    </style:style>
    <style:style style:name="T543" style:family="text">
      <style:text-properties officeooo:rsid="005521a3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officeooo:rsid="005f7223" style:font-weight-asian="bold" style:font-weight-complex="bold"/>
    </style:style>
    <style:style style:name="T546" style:family="text">
      <style:text-properties fo:font-weight="bold" officeooo:rsid="01871851" style:font-weight-asian="bold" style:font-weight-complex="bold"/>
    </style:style>
    <style:style style:name="T547" style:family="text">
      <style:text-properties fo:font-weight="bold" officeooo:rsid="02070606" style:font-weight-asian="bold" style:font-weight-complex="bold"/>
    </style:style>
    <style:style style:name="T548" style:family="text">
      <style:text-properties fo:font-weight="bold" officeooo:rsid="0206e857" style:font-weight-asian="bold" style:font-weight-complex="bold"/>
    </style:style>
    <style:style style:name="T549" style:family="text">
      <style:text-properties fo:font-weight="bold" officeooo:rsid="03153caa" style:font-weight-asian="bold" style:font-weight-complex="bold"/>
    </style:style>
    <style:style style:name="T550" style:family="text">
      <style:text-properties fo:font-weight="bold" officeooo:rsid="03429aa5" style:font-weight-asian="bold" style:font-weight-complex="bold"/>
    </style:style>
    <style:style style:name="T551" style:family="text">
      <style:text-properties fo:font-weight="bold" officeooo:rsid="0356cf1b" style:font-weight-asian="bold" style:font-weight-complex="bold"/>
    </style:style>
    <style:style style:name="T552" style:family="text">
      <style:text-properties officeooo:rsid="005b5f51"/>
    </style:style>
    <style:style style:name="T553" style:family="text">
      <style:text-properties officeooo:rsid="005d12fa"/>
    </style:style>
    <style:style style:name="T554" style:family="text">
      <style:text-properties officeooo:rsid="005f7223"/>
    </style:style>
    <style:style style:name="T555" style:family="text">
      <style:text-properties style:text-underline-style="none"/>
    </style:style>
    <style:style style:name="T556" style:family="text">
      <style:text-properties style:text-underline-style="none" fo:font-weight="normal" style:font-weight-asian="normal" style:font-weight-complex="normal"/>
    </style:style>
    <style:style style:name="T557" style:family="text">
      <style:text-properties style:text-underline-style="none" fo:font-weight="normal" officeooo:rsid="00721e09" style:font-weight-asian="normal" style:font-weight-complex="normal"/>
    </style:style>
    <style:style style:name="T558" style:family="text">
      <style:text-properties style:text-underline-style="none" fo:font-weight="normal" officeooo:rsid="00722a19" style:font-weight-asian="normal" style:font-weight-complex="normal"/>
    </style:style>
    <style:style style:name="T559" style:family="text">
      <style:text-properties style:text-underline-style="none" fo:font-weight="normal" officeooo:rsid="006a9ead" style:font-weight-asian="normal" style:font-weight-complex="normal"/>
    </style:style>
    <style:style style:name="T560" style:family="text">
      <style:text-properties style:text-underline-style="none" fo:font-weight="normal" officeooo:rsid="00a639f7" style:font-weight-asian="normal" style:font-weight-complex="normal"/>
    </style:style>
    <style:style style:name="T561" style:family="text">
      <style:text-properties style:text-underline-style="none" fo:font-weight="normal" officeooo:rsid="00a69bec" style:font-weight-asian="normal" style:font-weight-complex="normal"/>
    </style:style>
    <style:style style:name="T562" style:family="text">
      <style:text-properties style:text-underline-style="none" fo:font-weight="normal" officeooo:rsid="009e29ef" style:font-weight-asian="normal" style:font-weight-complex="normal"/>
    </style:style>
    <style:style style:name="T563" style:family="text">
      <style:text-properties style:text-underline-style="none" fo:font-weight="normal" officeooo:rsid="00a75993" style:font-weight-asian="normal" style:font-weight-complex="normal"/>
    </style:style>
    <style:style style:name="T564" style:family="text">
      <style:text-properties style:text-underline-style="none" fo:font-weight="normal" officeooo:rsid="00e7b674" style:font-weight-asian="normal" style:font-weight-complex="normal"/>
    </style:style>
    <style:style style:name="T565" style:family="text">
      <style:text-properties style:text-underline-style="none" fo:font-weight="normal" officeooo:rsid="0123bb39" style:font-weight-asian="normal" style:font-weight-complex="normal"/>
    </style:style>
    <style:style style:name="T566" style:family="text">
      <style:text-properties style:text-underline-style="none" fo:font-weight="normal" officeooo:rsid="02e59398" style:font-weight-asian="normal" style:font-weight-complex="normal"/>
    </style:style>
    <style:style style:name="T567" style:family="text">
      <style:text-properties style:text-underline-style="none" fo:font-weight="normal" officeooo:rsid="0043121f" style:font-weight-asian="normal" style:font-weight-complex="normal"/>
    </style:style>
    <style:style style:name="T568" style:family="text">
      <style:text-properties style:text-underline-style="none" fo:font-weight="bold" style:font-weight-asian="bold" style:font-weight-complex="bold"/>
    </style:style>
    <style:style style:name="T569" style:family="text">
      <style:text-properties style:text-underline-style="none" fo:font-weight="bold" officeooo:rsid="00a75993" style:font-weight-asian="bold" style:font-weight-complex="bold"/>
    </style:style>
    <style:style style:name="T570" style:family="text">
      <style:text-properties style:text-underline-style="none" fo:font-weight="bold" officeooo:rsid="013013d9" style:font-weight-asian="bold" style:font-weight-complex="bold"/>
    </style:style>
    <style:style style:name="T571" style:family="text">
      <style:text-properties style:text-underline-style="none" fo:font-weight="bold" officeooo:rsid="01408f03" style:font-weight-asian="bold" style:font-weight-complex="bold"/>
    </style:style>
    <style:style style:name="T572" style:family="text">
      <style:text-properties style:text-underline-style="none" officeooo:rsid="00bbbf73"/>
    </style:style>
    <style:style style:name="T573" style:family="text">
      <style:text-properties style:text-underline-style="none" officeooo:rsid="00d40111"/>
    </style:style>
    <style:style style:name="T574" style:family="text">
      <style:text-properties style:text-underline-style="none" officeooo:rsid="00d708a6"/>
    </style:style>
    <style:style style:name="T575" style:family="text">
      <style:text-properties style:text-underline-style="none" officeooo:rsid="00d5826a"/>
    </style:style>
    <style:style style:name="T576" style:family="text">
      <style:text-properties style:text-underline-style="none" officeooo:rsid="00d9c9e4"/>
    </style:style>
    <style:style style:name="T577" style:family="text">
      <style:text-properties style:text-underline-style="none" officeooo:rsid="00ec1e8c"/>
    </style:style>
    <style:style style:name="T578" style:family="text">
      <style:text-properties style:text-underline-style="none" officeooo:rsid="00fde6f2"/>
    </style:style>
    <style:style style:name="T579" style:family="text">
      <style:text-properties style:text-underline-style="none" officeooo:rsid="013013d9"/>
    </style:style>
    <style:style style:name="T580" style:family="text">
      <style:text-properties style:text-underline-style="none" officeooo:rsid="0137af9f"/>
    </style:style>
    <style:style style:name="T581" style:family="text">
      <style:text-properties style:text-underline-style="none" officeooo:rsid="013282b3"/>
    </style:style>
    <style:style style:name="T582" style:family="text">
      <style:text-properties style:text-underline-style="none" officeooo:rsid="01408f03"/>
    </style:style>
    <style:style style:name="T583" style:family="text">
      <style:text-properties style:text-underline-style="none" officeooo:rsid="01416cb6"/>
    </style:style>
    <style:style style:name="T584" style:family="text">
      <style:text-properties style:text-underline-style="none" officeooo:rsid="01435f2a"/>
    </style:style>
    <style:style style:name="T585" style:family="text">
      <style:text-properties style:text-underline-style="none" officeooo:rsid="015f15fe"/>
    </style:style>
    <style:style style:name="T586" style:family="text">
      <style:text-properties officeooo:rsid="00722a19"/>
    </style:style>
    <style:style style:name="T587" style:family="text">
      <style:text-properties officeooo:rsid="0082538a"/>
    </style:style>
    <style:style style:name="T588" style:family="text">
      <style:text-properties officeooo:rsid="008a06de"/>
    </style:style>
    <style:style style:name="T589" style:family="text">
      <style:text-properties officeooo:rsid="00937b11"/>
    </style:style>
    <style:style style:name="T590" style:family="text">
      <style:text-properties officeooo:rsid="0093b191"/>
    </style:style>
    <style:style style:name="T591" style:family="text">
      <style:text-properties officeooo:rsid="00b502cc"/>
    </style:style>
    <style:style style:name="T592" style:family="text">
      <style:text-properties officeooo:rsid="00ba4170"/>
    </style:style>
    <style:style style:name="T593" style:family="text">
      <style:text-properties officeooo:rsid="00bbbf73"/>
    </style:style>
    <style:style style:name="T594" style:family="text">
      <style:text-properties officeooo:rsid="00bd3f9d"/>
    </style:style>
    <style:style style:name="T595" style:family="text">
      <style:text-properties officeooo:rsid="00beb82f"/>
    </style:style>
    <style:style style:name="T596" style:family="text">
      <style:text-properties officeooo:rsid="00c2a166"/>
    </style:style>
    <style:style style:name="T597" style:family="text">
      <style:text-properties officeooo:rsid="00c7406f"/>
    </style:style>
    <style:style style:name="T598" style:family="text">
      <style:text-properties officeooo:rsid="00c93592"/>
    </style:style>
    <style:style style:name="T599" style:family="text">
      <style:text-properties officeooo:rsid="00d83381"/>
    </style:style>
    <style:style style:name="T600" style:family="text">
      <style:text-properties officeooo:rsid="00e09913"/>
    </style:style>
    <style:style style:name="T601" style:family="text">
      <style:text-properties officeooo:rsid="00ed9297"/>
    </style:style>
    <style:style style:name="T602" style:family="text">
      <style:text-properties officeooo:rsid="00ef4875"/>
    </style:style>
    <style:style style:name="T603" style:family="text">
      <style:text-properties officeooo:rsid="00f0f7f8"/>
    </style:style>
    <style:style style:name="T604" style:family="text">
      <style:text-properties officeooo:rsid="00f5260b"/>
    </style:style>
    <style:style style:name="T605" style:family="text">
      <style:text-properties officeooo:rsid="010185dc"/>
    </style:style>
    <style:style style:name="T606" style:family="text">
      <style:text-properties officeooo:rsid="01095847"/>
    </style:style>
    <style:style style:name="T607" style:family="text">
      <style:text-properties officeooo:rsid="010f422a"/>
    </style:style>
    <style:style style:name="T608" style:family="text">
      <style:text-properties officeooo:rsid="01113d34"/>
    </style:style>
    <style:style style:name="T609" style:family="text">
      <style:text-properties officeooo:rsid="011bd541"/>
    </style:style>
    <style:style style:name="T6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1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1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1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1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61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61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617" style:family="text">
      <style:text-properties officeooo:rsid="0152f194"/>
    </style:style>
    <style:style style:name="T618" style:family="text">
      <style:text-properties officeooo:rsid="016860b9"/>
    </style:style>
    <style:style style:name="T619" style:family="text">
      <style:text-properties officeooo:rsid="01758a0f"/>
    </style:style>
    <style:style style:name="T620" style:family="text">
      <style:text-properties officeooo:rsid="01871851"/>
    </style:style>
    <style:style style:name="T621" style:family="text">
      <style:text-properties officeooo:rsid="0188ed42"/>
    </style:style>
    <style:style style:name="T622" style:family="text">
      <style:text-properties officeooo:rsid="018c0d5b"/>
    </style:style>
    <style:style style:name="T623" style:family="text">
      <style:text-properties officeooo:rsid="019479eb"/>
    </style:style>
    <style:style style:name="T624" style:family="text">
      <style:text-properties officeooo:rsid="0198a2ea"/>
    </style:style>
    <style:style style:name="T625" style:family="text">
      <style:text-properties officeooo:rsid="01c64853"/>
    </style:style>
    <style:style style:name="T626" style:family="text">
      <style:text-properties officeooo:rsid="01d80854"/>
    </style:style>
    <style:style style:name="T627" style:family="text">
      <style:text-properties officeooo:rsid="01d90cf6"/>
    </style:style>
    <style:style style:name="T628" style:family="text">
      <style:text-properties officeooo:rsid="01d9cd4e"/>
    </style:style>
    <style:style style:name="T629" style:family="text">
      <style:text-properties officeooo:rsid="01dc67de"/>
    </style:style>
    <style:style style:name="T630" style:family="text">
      <style:text-properties officeooo:rsid="01df8731"/>
    </style:style>
    <style:style style:name="T631" style:family="text">
      <style:text-properties officeooo:rsid="01e917c9"/>
    </style:style>
    <style:style style:name="T632" style:family="text">
      <style:text-properties officeooo:rsid="01e5182b"/>
    </style:style>
    <style:style style:name="T633" style:family="text">
      <style:text-properties officeooo:rsid="01e966ec"/>
    </style:style>
    <style:style style:name="T634" style:family="text">
      <style:text-properties officeooo:rsid="01eb88a9"/>
    </style:style>
    <style:style style:name="T635" style:family="text">
      <style:text-properties officeooo:rsid="01ec8e18"/>
    </style:style>
    <style:style style:name="T636" style:family="text">
      <style:text-properties officeooo:rsid="01f79ca2"/>
    </style:style>
    <style:style style:name="T637" style:family="text">
      <style:text-properties officeooo:rsid="01f9794d"/>
    </style:style>
    <style:style style:name="T638" style:family="text">
      <style:text-properties officeooo:rsid="01fb1d79"/>
    </style:style>
    <style:style style:name="T639" style:family="text">
      <style:text-properties officeooo:rsid="01fde08a"/>
    </style:style>
    <style:style style:name="T640" style:family="text">
      <style:text-properties officeooo:rsid="0200b58e"/>
    </style:style>
    <style:style style:name="T641" style:family="text">
      <style:text-properties officeooo:rsid="01c48a9e"/>
    </style:style>
    <style:style style:name="T642" style:family="text">
      <style:text-properties officeooo:rsid="020294d1"/>
    </style:style>
    <style:style style:name="T643" style:family="text">
      <style:text-properties officeooo:rsid="019e70b3"/>
    </style:style>
    <style:style style:name="T644" style:family="text">
      <style:text-properties officeooo:rsid="020131ae"/>
    </style:style>
    <style:style style:name="T645" style:family="text">
      <style:text-properties officeooo:rsid="01b08253"/>
    </style:style>
    <style:style style:name="T646" style:family="text">
      <style:text-properties officeooo:rsid="01ffec25"/>
    </style:style>
    <style:style style:name="T647" style:family="text">
      <style:text-properties officeooo:rsid="0212a48a"/>
    </style:style>
    <style:style style:name="T648" style:family="text">
      <style:text-properties officeooo:rsid="021d76dd"/>
    </style:style>
    <style:style style:name="T649" style:family="text">
      <style:text-properties officeooo:rsid="022053cd"/>
    </style:style>
    <style:style style:name="T650" style:family="text">
      <style:text-properties officeooo:rsid="01e2b86d"/>
    </style:style>
    <style:style style:name="T651" style:family="text">
      <style:text-properties officeooo:rsid="022dff2a"/>
    </style:style>
    <style:style style:name="T652" style:family="text">
      <style:text-properties officeooo:rsid="02540cb9"/>
    </style:style>
    <style:style style:name="T653" style:family="text">
      <style:text-properties officeooo:rsid="025798af"/>
    </style:style>
    <style:style style:name="T654" style:family="text">
      <style:text-properties officeooo:rsid="0259f4ad"/>
    </style:style>
    <style:style style:name="T655" style:family="text">
      <style:text-properties officeooo:rsid="025b11c7"/>
    </style:style>
    <style:style style:name="T656" style:family="text">
      <style:text-properties officeooo:rsid="02685e01"/>
    </style:style>
    <style:style style:name="T657" style:family="text">
      <style:text-properties officeooo:rsid="024d9b01"/>
    </style:style>
    <style:style style:name="T658" style:family="text">
      <style:text-properties officeooo:rsid="026b5506"/>
    </style:style>
    <style:style style:name="T659" style:family="text">
      <style:text-properties officeooo:rsid="02727518"/>
    </style:style>
    <style:style style:name="T660" style:family="text">
      <style:text-properties officeooo:rsid="02743cef"/>
    </style:style>
    <style:style style:name="T66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66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663" style:family="text">
      <style:text-properties officeooo:rsid="02abf8f2"/>
    </style:style>
    <style:style style:name="T664" style:family="text">
      <style:text-properties officeooo:rsid="02ac7db0"/>
    </style:style>
    <style:style style:name="T665" style:family="text">
      <style:text-properties officeooo:rsid="02b14a1d"/>
    </style:style>
    <style:style style:name="T666" style:family="text">
      <style:text-properties officeooo:rsid="02b245f2"/>
    </style:style>
    <style:style style:name="T667" style:family="text">
      <style:text-properties officeooo:rsid="004826c4"/>
    </style:style>
    <style:style style:name="T668" style:family="text">
      <style:text-properties officeooo:rsid="02b807dc"/>
    </style:style>
    <style:style style:name="T669" style:family="text">
      <style:text-properties officeooo:rsid="0063f3c5"/>
    </style:style>
    <style:style style:name="T670" style:family="text">
      <style:text-properties officeooo:rsid="00c0d7c6"/>
    </style:style>
    <style:style style:name="T671" style:family="text">
      <style:text-properties officeooo:rsid="02bfe198"/>
    </style:style>
    <style:style style:name="T672" style:family="text">
      <style:text-properties officeooo:rsid="02ccc8f6"/>
    </style:style>
    <style:style style:name="T673" style:family="text">
      <style:text-properties officeooo:rsid="02e142ec"/>
    </style:style>
    <style:style style:name="T674" style:family="text">
      <style:text-properties officeooo:rsid="02ec089f"/>
    </style:style>
    <style:style style:name="T675" style:family="text">
      <style:text-properties officeooo:rsid="008d7148"/>
    </style:style>
    <style:style style:name="T676" style:family="text">
      <style:text-properties officeooo:rsid="0069ae25"/>
    </style:style>
    <style:style style:name="T677" style:family="text">
      <style:text-properties officeooo:rsid="02edc963"/>
    </style:style>
    <style:style style:name="T678" style:family="text">
      <style:text-properties officeooo:rsid="03049b98"/>
    </style:style>
    <style:style style:name="T679" style:family="text">
      <style:text-properties officeooo:rsid="0304fd19"/>
    </style:style>
    <style:style style:name="T680" style:family="text">
      <style:text-properties officeooo:rsid="030f0c9b"/>
    </style:style>
    <style:style style:name="T681" style:family="text">
      <style:text-properties style:text-underline-style="solid" style:text-underline-width="auto" style:text-underline-color="font-color"/>
    </style:style>
    <style:style style:name="T682" style:family="text">
      <style:text-properties style:text-underline-style="solid" style:text-underline-width="auto" style:text-underline-color="font-color" officeooo:rsid="030f0c9b"/>
    </style:style>
    <style:style style:name="T683" style:family="text">
      <style:text-properties officeooo:rsid="0329fac1"/>
    </style:style>
    <style:style style:name="T684" style:family="text">
      <style:text-properties officeooo:rsid="032c4fdc"/>
    </style:style>
    <style:style style:name="T685" style:family="text">
      <style:text-properties officeooo:rsid="032e6032"/>
    </style:style>
    <style:style style:name="T686" style:family="text">
      <style:text-properties officeooo:rsid="033f17a3"/>
    </style:style>
    <style:style style:name="T687" style:family="text">
      <style:text-properties officeooo:rsid="03182d82"/>
    </style:style>
    <style:style style:name="T688" style:family="text">
      <style:text-properties officeooo:rsid="03153caa"/>
    </style:style>
    <style:style style:name="T689" style:family="text">
      <style:text-properties officeooo:rsid="03429aa5"/>
    </style:style>
    <style:style style:name="T690" style:family="text">
      <style:text-properties officeooo:rsid="0346a444"/>
    </style:style>
    <style:style style:name="T691" style:family="text">
      <style:text-properties officeooo:rsid="034adc9b"/>
    </style:style>
    <style:style style:name="T692" style:family="text">
      <style:text-properties officeooo:rsid="034c7df6"/>
    </style:style>
    <style:style style:name="T693" style:family="text">
      <style:text-properties officeooo:rsid="034f33b6"/>
    </style:style>
    <style:style style:name="T694" style:family="text">
      <style:text-properties officeooo:rsid="034f5b13"/>
    </style:style>
    <style:style style:name="T695" style:family="text">
      <style:text-properties officeooo:rsid="034f680a"/>
    </style:style>
    <style:style style:name="T696" style:family="text">
      <style:text-properties officeooo:rsid="035051aa"/>
    </style:style>
    <style:style style:name="T697" style:family="text">
      <style:text-properties officeooo:rsid="031fc4b1"/>
    </style:style>
    <style:style style:name="T698" style:family="text">
      <style:text-properties officeooo:rsid="0354d22d"/>
    </style:style>
    <style:style style:name="T699" style:family="text">
      <style:text-properties officeooo:rsid="0356cf1b"/>
    </style:style>
    <style:style style:name="T700" style:family="text">
      <style:text-properties fo:background-color="#9400d3" loext:char-shading-value="0"/>
    </style:style>
    <style:style style:name="T701" style:family="text">
      <style:text-properties fo:background-color="#9400d3" loext:char-shading-value="0"/>
    </style:style>
    <style:style style:name="T702" style:family="text">
      <style:text-properties fo:background-color="transparent" loext:char-shading-value="0"/>
    </style:style>
    <style:style style:name="T703" style:family="text">
      <style:text-properties fo:color="#9400d3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43">А</text:span>нглийско<text:span text:style-name="T543">е</text:span> предложени<text:span text:style-name="T543">е</text:span></text:p>
      <text:p text:style-name="P1"/>
      <text:p text:style-name="P260"><text:span text:style-name="T539">Слова </text:span><text:span text:style-name="T540">в предложении </text:span><text:span text:style-name="T539">делятся на </text:span><text:span text:style-name="T606">две</text:span><text:span text:style-name="T539"> смысловые группы:</text:span></text:p>
      <text:list xml:id="list1938995538" text:style-name="L1">
        <text:list-item>
          <text:p text:style-name="P781">главные члены предложения — <text:span text:style-name="T587">это </text:span>подлежащее и сказуемое;</text:p>
        </text:list-item>
        <text:list-item>
          <text:p text:style-name="P781">второстепенные члены предложения — определение, дополнение и обстоятельтсво.</text:p>
        </text:list-item>
      </text:list>
      <text:p text:style-name="P101"/>
      <text:p text:style-name="P586">Подлежащее — эт<text:span text:style-name="T619">о</text:span> автор действия (существительное в именительном падеже).</text:p>
      <text:p text:style-name="P586">Сказуемое — это действие совершенное автором (т. е. глагол).</text:p>
      <text:p text:style-name="P99"/>
      <text:p text:style-name="P100">Дополнение — это то, на что направлено действие. Оно выражено существительным, </text:p>
      <text:p text:style-name="P100">перед которым может стоять предлог или глаголом, перед которым может стоять частица <text:span text:style-name="T344">to</text:span><text:span text:style-name="T426">. <text:s/></text:span>Обычно оно стоит в конце предложения, но иногда может быть в начале.</text:p>
      <text:p text:style-name="P99"/>
      <text:p text:style-name="P102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9"/>
      <text:p text:style-name="P256"><text:span text:style-name="T542">В английском </text:span><text:span text:style-name="T543">языке</text:span><text:span text:style-name="T542"> не бывает предложений без подлежащего и сказуемого.</text:span></text:p>
      <text:p text:style-name="P587">Исключение составляют разговорные фразы: <text:span text:style-name="T344">nice to meet you</text:span><text:span text:style-name="T363">, come here, have fun </text:span><text:span text:style-name="T521">и пр</text:span><text:span text:style-name="T507">.</text:span></text:p>
      <text:p text:style-name="P2"/>
      <text:p text:style-name="P103"><text:span text:style-name="T596">Порядок слов в у</text:span>тведрдительны<text:span text:style-name="T596">х</text:span> и отрицательны<text:span text:style-name="T596">х</text:span> предложения<text:span text:style-name="T596">х</text:span>:</text:p>
      <text:list xml:id="list3533730863" text:style-name="L2">
        <text:list-item>
          <text:p text:style-name="P782"><text:span text:style-name="T17">подлежащее</text:span><text:span text:style-name="T1">;</text:span></text:p>
        </text:list-item>
        <text:list-item>
          <text:p text:style-name="P782"><text:span text:style-name="T21">сказуемое</text:span><text:span text:style-name="T2">;</text:span></text:p>
        </text:list-item>
        <text:list-item>
          <text:p text:style-name="P783"><text:span text:style-name="T8">дополнение</text:span>;</text:p>
        </text:list-item>
        <text:list-item>
          <text:p text:style-name="P783"><text:span text:style-name="T14">обстоятельство</text:span>.</text:p>
        </text:list-item>
      </text:list>
      <text:p text:style-name="P12"/>
      <text:p text:style-name="P13"><text:span text:style-name="T16">We</text:span> <text:span text:style-name="T20">do</text:span> <text:span text:style-name="T8">our work</text:span> <text:span text:style-name="T14">with pleasure</text:span> — <text:span text:style-name="T19">М</text:span>ы делаем нашу работу с удовол<text:span text:style-name="T19">ь</text:span>ствием.</text:p>
      <text:p text:style-name="P13"><text:span text:style-name="T16">They</text:span> <text:span text:style-name="T3">have n</text:span><text:span text:style-name="T7">o</text:span><text:span text:style-name="T3">t</text:span><text:span text:style-name="T20"> finish</text:span><text:span text:style-name="T22">ed</text:span> <text:span text:style-name="T8">their work</text:span> <text:span text:style-name="T14">in time</text:span> — <text:span text:style-name="T19">Они не закончили работу вовремя.</text:span></text:p>
      <text:p text:style-name="P14"><text:span text:style-name="T16">I</text:span> <text:span text:style-name="T3">will</text:span><text:span text:style-name="T20"> give</text:span> <text:span text:style-name="T8">you</text:span> <text:span text:style-name="T8">money</text:span> — Я дам тебе деньги.</text:p>
      <text:p text:style-name="P12"/>
      <text:p text:style-name="P114"><text:span text:style-name="T596">Порядок слов в в</text:span>опросительны<text:span text:style-name="T596">х</text:span> предложения<text:span text:style-name="T596">х</text:span>:</text:p>
      <text:list xml:id="list1677365800" text:style-name="L3">
        <text:list-item>
          <text:p text:style-name="P827"><text:span text:style-name="T32">вопросительное слово</text:span>;</text:p>
        </text:list-item>
        <text:list-item>
          <text:p text:style-name="P827"><text:span text:style-name="T3">вспомогательный глагол</text:span><text:span text:style-name="T20"> </text:span><text:span text:style-name="T36">(часть сказуемого)</text:span><text:span text:style-name="T35">;</text:span></text:p>
        </text:list-item>
        <text:list-item>
          <text:p text:style-name="P827"><text:span text:style-name="T16">подлежащее</text:span>;</text:p>
        </text:list-item>
        <text:list-item>
          <text:p text:style-name="P827"><text:span text:style-name="T20">смысловой глагол</text:span><text:span text:style-name="T3"> </text:span><text:span text:style-name="T36">(часть сказуемого)</text:span><text:span text:style-name="T35">;</text:span></text:p>
        </text:list-item>
        <text:list-item>
          <text:p text:style-name="P827"><text:span text:style-name="T8">дополнение</text:span>;</text:p>
        </text:list-item>
        <text:list-item>
          <text:p text:style-name="P827"><text:span text:style-name="T14">обстоятельство</text:span>.</text:p>
        </text:list-item>
      </text:list>
      <text:p text:style-name="P255"/>
      <text:p text:style-name="P15"><text:span text:style-name="T32">What</text:span> <text:span text:style-name="T3">are</text:span> <text:span text:style-name="T16">you</text:span> <text:span text:style-name="T20">doing</text:span> <text:span text:style-name="T14">here</text:span>? <text:span text:style-name="T413">—</text:span> Что ты здесь делаешь?</text:p>
      <text:p text:style-name="P257"><text:span text:style-name="T4">Do</text:span><text:span text:style-name="T344"> </text:span><text:span text:style-name="T18">you</text:span><text:span text:style-name="T344"> </text:span><text:span text:style-name="T23">want</text:span><text:span text:style-name="T9"> to live </text:span><text:span text:style-name="T15">in Spain</text:span><text:span text:style-name="T344">? — Ты хочешь жить в Испании?</text:span></text:p>
      <text:p text:style-name="P675"/>
      <text:p text:style-name="P675">Местоимение <text:span text:style-name="T344">I</text:span> всегда пишется с большой буквы.</text:p>
      <text:p text:style-name="P678">В английском языке всего 2 падежа: именительный и объектный. <text:s/></text:p>
      <text:p text:style-name="P678"/>
      <text:p text:style-name="P684"><text:span text:style-name="T340">В предложениях, которые используют глаголы: </text:span><text:span text:style-name="T411">like, have, enjoy, need</text:span><text:span text:style-name="T339">, </text:span><text:span text:style-name="T340">подлежащие </text:span></text:p>
      <text:p text:style-name="P684"><text:span text:style-name="T340">не переводятся на русский в именительном падеже</text:span><text:span text:style-name="T341">:</text:span></text:p>
      <text:p text:style-name="P685"/>
      <text:p text:style-name="P674">I like my job — Мне нравится моя работа (а не «Я нравится моя работа»).</text:p>
      <text:p text:style-name="P65"/>
      <text:p text:style-name="P246"/>
      <text:p text:style-name="P769">Глагол и все, что с ним связано</text:p>
      <text:p text:style-name="P246"/>
      <text:p text:style-name="P565"><text:span text:style-name="T669">С</text:span><text:span text:style-name="T414">казуемое </text:span><text:span text:style-name="T669">п</text:span><text:span text:style-name="T414">очти всегда делится на </text:span><text:span text:style-name="T606">две</text:span><text:span text:style-name="T414"> части: </text:span><text:span text:style-name="T587">на </text:span><text:span text:style-name="T414">вспомогательный </text:span><text:span text:style-name="T670">глагол </text:span><text:span text:style-name="T414">и смысловой.</text:span></text:p>
      <text:p text:style-name="P565"><text:span text:style-name="T414">Вспомогательный глагол не переводится. Он </text:span><text:span text:style-name="T415">сообщает</text:span><text:span text:style-name="T414"> о том, в каком времени нужно переводить смысловой. Смысловой глогол передает суть действия.</text:span></text:p>
      <text:p text:style-name="P565"/>
      <text:p text:style-name="P564">Смысловой глагол имеет несколько форм:</text:p>
      <text:list xml:id="list2465506657" text:style-name="L4">
        <text:list-item>
          <text:p text:style-name="P784">начальная форма (инфинитив) — форма глагола, как в словаре;</text:p>
        </text:list-item>
        <text:list-item>
          <text:p text:style-name="P784">с окончанием <text:span text:style-name="T344">-s (-es)</text:span> — в утверждениях <text:span text:style-name="T507">Present Simple</text:span> после <text:span text:style-name="T344">he/she/it</text:span>;</text:p>
        </text:list-item>
        <text:list-item>
          <text:p text:style-name="P784">с окончанием <text:span text:style-name="T344">-ing</text:span> (причастие) — в основном для образования <text:span text:style-name="T507">Present Continuous</text:span>;</text:p>
        </text:list-item>
        <text:list-item>
          <text:p text:style-name="P784">2я форма <text:span text:style-name="T600">(с окончанием </text:span><text:span text:style-name="T347">-ed</text:span><text:span text:style-name="T600">)</text:span> — для образования <text:span text:style-name="T507">Past Simple</text:span>;</text:p>
        </text:list-item>
        <text:list-item>
          <text:p text:style-name="P785">3я форма (прошедшее причастие) — для времен группы Perfect и пассивного залога.</text:p>
        </text:list-item>
      </text:list>
      <text:p text:style-name="P65"/>
      <text:p text:style-name="P242">Самыми распорстраненными являются 2 формы — инфинитив и глагол с окончанием -ing.</text:p>
      <text:p text:style-name="P242">Они входят в состав разных времен и используются в связке с модальными глаголами.</text:p>
      <text:p text:style-name="P244"/>
      <text:p text:style-name="P243">Инфинитив используется в след. ситуациях:</text:p>
      <text:list xml:id="list2351777619" text:style-name="L5">
        <text:list-item>
          <text:p text:style-name="P828">после модальных глаголов;</text:p>
        </text:list-item>
        <text:list-item>
          <text:p text:style-name="P828">после вспомогательных глаголов в Present <text:span text:style-name="T683">Simple и </text:span>Past Simple;</text:p>
        </text:list-item>
        <text:list-item>
          <text:p text:style-name="P828">в конструкциях going to, have to, used to, would like to.</text:p>
        </text:list-item>
      </text:list>
      <text:p text:style-name="P242"/>
      <text:p text:style-name="P243">Глагол с окончанием -ing используется:</text:p>
      <text:list xml:id="list2609344744" text:style-name="L6">
        <text:list-item>
          <text:p text:style-name="P829">во временах группы Continuous;</text:p>
        </text:list-item>
        <text:list-item>
          <text:p text:style-name="P830">в форме герундия.</text:p>
        </text:list-item>
      </text:list>
      <text:p text:style-name="P66"/>
      <text:p text:style-name="P245">Глагол с окончанием -ing грамматически является существительным.</text:p>
      <text:p text:style-name="P66"/>
      <text:p text:style-name="P7"><text:span text:style-name="T602">Настоящее.</text:span> Present</text:p>
      <text:p text:style-name="P239"/>
      <text:p text:style-name="P239">Present Simple (я делаю это сейчас):</text:p>
      <text:p text:style-name="P68">I live in Spain — Я живу в испании (факт).</text:p>
      <text:p text:style-name="P240"/>
      <text:p text:style-name="P239">Present Continuous (я делаю это прямо сейчас):</text:p>
      <text:p text:style-name="P27">I am reading a book — Я читаю книгу (именно сейчас).</text:p>
      <text:p text:style-name="P241"/>
      <text:p text:style-name="P239">Present Perfect (я сделал это ранее, но именно сейчас это важно):</text:p>
      <text:p text:style-name="P67">I have lost the keys — Я потерял ключи (результат).</text:p>
      <text:p text:style-name="P67"/>
      <text:p text:style-name="P239">Present Perfect <text:span text:style-name="T601">Continuous (я делаю это уже какое-то время):</text:span></text:p>
      <text:p text:style-name="P258"><text:span text:style-name="T345">I have been reading for 2 hours — </text:span><text:span text:style-name="T385">Я читаю уже 2 часа</text:span></text:p>
      <text:p text:style-name="P80"/>
      <text:p text:style-name="P161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81"/>
      <text:p text:style-name="P8">Present Simple</text:p>
      <text:p text:style-name="P248"/>
      <text:p text:style-name="P104">Используется чтобы:</text:p>
      <text:list xml:id="list1657102798" text:style-name="L7">
        <text:list-item>
          <text:p text:style-name="P854">сообщить факты настоящего, описать текущую реальность;</text:p>
        </text:list-item>
        <text:list-item>
          <text:p text:style-name="P854">говорить о событиях, которые происходят с какой-то регулярностью.</text:p>
        </text:list-item>
      </text:list>
      <text:p text:style-name="P138"><text:soft-page-break/>В утверждениях глагол используется в 2х вариантах:</text:p>
      <text:list xml:id="list3287169430" text:style-name="L8">
        <text:list-item>
          <text:p text:style-name="P856">без изменений, если подлежащее в первом лице или множеств<text:span text:style-name="T587">ен.</text:span> числе <text:span text:style-name="T344">(</text:span><text:span text:style-name="T348">I</text:span><text:span text:style-name="T344">, </text:span><text:span text:style-name="T348">you</text:span><text:span text:style-name="T344">, </text:span><text:span text:style-name="T348">we,</text:span><text:span text:style-name="T344"> </text:span><text:span text:style-name="T348">they</text:span><text:span text:style-name="T344">)</text:span>;</text:p>
        </text:list-item>
        <text:list-item>
          <text:p text:style-name="P856"><text:span text:style-name="T416">с окончанием </text:span><text:span text:style-name="T349">-s </text:span><text:span text:style-name="T350">(-es)</text:span><text:span text:style-name="T416">, если подлежащ</text:span><text:span text:style-name="T552">ее</text:span><text:span text:style-name="T416"> в третьем лице, единств</text:span><text:span text:style-name="T553">ен</text:span><text:span text:style-name="T587">ном</text:span><text:span text:style-name="T416"> числе </text:span><text:span text:style-name="T349">(</text:span><text:span text:style-name="T348">he</text:span><text:span text:style-name="T349">, </text:span><text:span text:style-name="T348">she</text:span><text:span text:style-name="T349">, </text:span><text:span text:style-name="T348">it</text:span><text:span text:style-name="T349">)</text:span></text:p>
        </text:list-item>
      </text:list>
      <text:p text:style-name="P707"/>
      <text:p text:style-name="P599"><text:span text:style-name="T610">I </text:span><text:span text:style-name="T25">live</text:span><text:span text:style-name="T610"> in New York — Я живу в Нью Йорке.</text:span></text:p>
      <text:p text:style-name="P601"><text:span text:style-name="T610">Peter </text:span><text:span text:style-name="T25">work</text:span><text:span text:style-name="T26">s</text:span><text:span text:style-name="T610"> in New York — Питер работает в Нью Йорке;</text:span></text:p>
      <text:p text:style-name="P106"/>
      <text:p text:style-name="P105">Окончание <text:span text:style-name="T344">-es</text:span> ставится, если глагол заканчивается: на гласную букву, </text:p>
      <text:p text:style-name="P107">на шипящий звук <text:span text:style-name="T344">(sh, ch)</text:span> <text:span text:style-name="T541">или</text:span> на букву <text:span text:style-name="T344">s/x</text:span>:</text:p>
      <text:list xml:id="list1794653457" text:style-name="L9">
        <text:list-item>
          <text:p text:style-name="P858"><text:span text:style-name="T418">go — </text:span>goes;</text:p>
        </text:list-item>
        <text:list-item>
          <text:p text:style-name="P858"><text:span text:style-name="T418">teach — </text:span>teaches;</text:p>
        </text:list-item>
        <text:list-item>
          <text:p text:style-name="P857"><text:span text:style-name="T418">mix — </text:span><text:span text:style-name="T417">mixes.</text:span></text:p>
        </text:list-item>
      </text:list>
      <text:p text:style-name="P248"/>
      <text:p text:style-name="P109">Если глагол заканчивается на букву y, перед которой согласная, то вместо y </text:p>
      <text:p text:style-name="P108">пишется <text:span text:style-name="T344">i</text:span> <text:span text:style-name="T419">(помимо добавления </text:span><text:span text:style-name="T351">-es</text:span><text:span text:style-name="T419">)</text:span>:</text:p>
      <text:list xml:id="list3124163798" text:style-name="L10">
        <text:list-item>
          <text:p text:style-name="P859">fly — flies; </text:p>
        </text:list-item>
        <text:list-item>
          <text:p text:style-name="P859">cry — cries.</text:p>
        </text:list-item>
      </text:list>
      <text:p text:style-name="P248"/>
      <text:p text:style-name="P263"><text:span text:style-name="T508">П</text:span><text:span text:style-name="T509">еред сказуемым часто </text:span><text:span text:style-name="T511">стоят</text:span><text:span text:style-name="T509"> маячки времени </text:span><text:span text:style-name="T515">(</text:span><text:span text:style-name="T509">наречия частности</text:span><text:span text:style-name="T515">)</text:span><text:span text:style-name="T510">:</text:span></text:p>
      <text:list xml:id="list2400989130" text:style-name="L11">
        <text:list-item>
          <text:p text:style-name="P855">always - <text:span text:style-name="T416">всегда</text:span>;</text:p>
        </text:list-item>
        <text:list-item>
          <text:p text:style-name="P855">usually - <text:span text:style-name="T416">обычно</text:span>;</text:p>
        </text:list-item>
        <text:list-item>
          <text:p text:style-name="P855">often - <text:span text:style-name="T416">часто</text:span>;</text:p>
        </text:list-item>
        <text:list-item>
          <text:p text:style-name="P855">sometimes - <text:span text:style-name="T416">иногда</text:span>;</text:p>
        </text:list-item>
        <text:list-item>
          <text:p text:style-name="P855">never — <text:span text:style-name="T416">никогда</text:span>.</text:p>
        </text:list-item>
      </text:list>
      <text:p text:style-name="P16"/>
      <text:p text:style-name="P249"><text:span text:style-name="T344">I </text:span><text:span text:style-name="T410">always</text:span><text:span text:style-name="T344"> wash my hands before eating — Я всегда мою руки перед едой.</text:span></text:p>
      <text:p text:style-name="P248"/>
      <text:p text:style-name="P3">Отрицания в Present Simple</text:p>
      <text:p text:style-name="P3"/>
      <text:p text:style-name="P261"><text:span text:style-name="T423">Использу</text:span><text:span text:style-name="T424">ю</text:span><text:span text:style-name="T423">тся чтобы сказать о том, что что-либо:</text:span></text:p>
      <text:list xml:id="list1404551983" text:style-name="L12">
        <text:list-item>
          <text:p text:style-name="P860">не является фактом настоящего <text:span text:style-name="T553">или истиной</text:span>;</text:p>
        </text:list-item>
        <text:list-item>
          <text:p text:style-name="P860">не происходит с какой-то регулярностью.</text:p>
        </text:list-item>
      </text:list>
      <text:p text:style-name="P254"/>
      <text:p text:style-name="P253">За отрицание отвечает частица <text:span text:style-name="T344">not</text:span>, которая идет в паре со вспомогательным глаголом <text:span text:style-name="T344">do</text:span>.</text:p>
      <text:p text:style-name="P253">Если подлежащее <text:span text:style-name="T344">he/she/it</text:span>, то испольузется <text:span text:style-name="T344">does</text:span>. <text:span text:style-name="T538">Смысловой глагол без изменений.</text:span></text:p>
      <text:p text:style-name="P252"/>
      <text:p text:style-name="P70">People <text:span text:style-name="T3">do </text:span><text:span text:style-name="T37">not</text:span> <text:span text:style-name="T20">live</text:span> in space — Люди не живут в космосе.</text:p>
      <text:p text:style-name="P70">Water <text:span text:style-name="T3">does </text:span><text:span text:style-name="T37">not</text:span> <text:span text:style-name="T20">boil</text:span> at 50 degrees Celsius — Вода не кипит при 50 грудусах.</text:p>
      <text:p text:style-name="P70"/>
      <text:p text:style-name="P650"><text:span text:style-name="T421">Практически всегда </text:span><text:span text:style-name="T387">do/</text:span><text:span text:style-name="T388">does</text:span><text:span text:style-name="T387"> not</text:span><text:span text:style-name="T421"> использу</text:span><text:span text:style-name="T422">е</text:span><text:span text:style-name="T421">тся в сокращении: </text:span></text:p>
      <text:p text:style-name="P71">We don`t drink whisky — Мы не пьем виски. <text:span text:style-name="T667">He doesn`t drink tea — Он не пьет чай.</text:span></text:p>
      <text:p text:style-name="P178"/>
      <text:p text:style-name="P178">Вопросы в Present Simple</text:p>
      <text:p text:style-name="P71"/>
      <text:p text:style-name="P140">Используюся чтобы:</text:p>
      <text:list xml:id="list3343867068" text:style-name="L13">
        <text:list-item>
          <text:p text:style-name="P831">узнать о фактах настоящего;</text:p>
        </text:list-item>
        <text:list-item>
          <text:p text:style-name="P831">о событиях, которые происходят с какой-то регулярностью.</text:p>
        </text:list-item>
      </text:list>
      <text:p text:style-name="P139"/>
      <text:p text:style-name="P139"><text:soft-page-break/>Вопрос задается с помощью вспомогательного глагола <text:span text:style-name="T344">do/</text:span><text:span text:style-name="T352">does</text:span>, который ставится перед подлежащим. Смысловой глагол без изменений (в начальной форме).</text:p>
      <text:p text:style-name="P708"/>
      <text:p text:style-name="P259"><text:span text:style-name="T5">Do</text:span><text:span text:style-name="T420"> you </text:span><text:span text:style-name="T24">like</text:span><text:span text:style-name="T420"> action movies? </text:span><text:span text:style-name="T373">— </text:span><text:span text:style-name="T420">Тебе нравятся экшен фильмы? </text:span></text:p>
      <text:p text:style-name="P54"><text:span text:style-name="T556">What books </text:span><text:span text:style-name="T6">do</text:span><text:span text:style-name="T556"> you </text:span><text:span text:style-name="T28">read</text:span><text:span text:style-name="T556">? </text:span><text:span text:style-name="T567">—</text:span><text:span text:style-name="T556"> Какие книги тебе нравятся?</text:span></text:p>
      <text:p text:style-name="P78"/>
      <text:p text:style-name="P172">Present Continuous</text:p>
      <text:p text:style-name="P141"/>
      <text:p text:style-name="P141">Указывает на событие, происходящее именно сейчас и которое еще не закончилось.</text:p>
      <text:p text:style-name="P145">Состоит из связки вспомогательного глагола <text:span text:style-name="T344">be</text:span> и смыслового с окончанием <text:span text:style-name="T344">-ing</text:span>:</text:p>
      <text:p text:style-name="P142"/>
      <text:p text:style-name="P72">She <text:span text:style-name="T544">is</text:span> driv<text:span text:style-name="T544">ing</text:span> to work. <text:span text:style-name="T586">—</text:span> Она (сейчас) едет на работу.</text:p>
      <text:p text:style-name="P74">You <text:span text:style-name="T544">are</text:span> do<text:span text:style-name="T544">ing</text:span> great! <text:span text:style-name="T586">—</text:span> У тебя отлично получается!</text:p>
      <text:p text:style-name="P141"/>
      <text:p text:style-name="P272"><text:span text:style-name="T427">Если глагол заканчивается на </text:span><text:span text:style-name="T379">-e</text:span><text:span text:style-name="T427">, то при добавлении </text:span><text:span text:style-name="T379">-ing</text:span><text:span text:style-name="T427"> она выпадает: </text:span><text:span text:style-name="T379">make → making.</text:span></text:p>
      <text:p text:style-name="P144">Если глагол заканчивается на <text:span text:style-name="T344">-ie</text:span>, то при добавлении <text:span text:style-name="T344">-ing</text:span> оно меняется на <text:span text:style-name="T344">-y</text:span>: <text:span text:style-name="T344">lie → lying. </text:span></text:p>
      <text:p text:style-name="P73"/>
      <text:p text:style-name="P144">Если глагол из 1 слога, с одной гласной буквой, после которой солгасная, то при </text:p>
      <text:p text:style-name="P272"><text:span text:style-name="T427">добавлении </text:span><text:span text:style-name="T379">-ing</text:span><text:span text:style-name="T427"> согласная удваивается: </text:span><text:span text:style-name="T379">hit → hitting, sit → sitting.</text:span></text:p>
      <text:p text:style-name="P143"/>
      <text:p text:style-name="P273"><text:span text:style-name="T427">В </text:span><text:span text:style-name="T420">окончании </text:span><text:span text:style-name="T372">-ing</text:span><text:span text:style-name="T420"> буква </text:span><text:span text:style-name="T372">g</text:span><text:span text:style-name="T420"> не произносится. Сочетание </text:span><text:span text:style-name="T372">ng</text:span><text:span text:style-name="T420"> образет необычный звук, которого нет в русском языке — носовой </text:span><text:span text:style-name="T372">n</text:span><text:span text:style-name="T420"> (при произнесении пускается воздух через нос).</text:span></text:p>
      <text:p text:style-name="P145"/>
      <text:p text:style-name="P146"><text:span text:style-name="T591">Слова-м</text:span>аячки Present Continuous:</text:p>
      <text:list xml:id="list3957576583" text:style-name="L14">
        <text:list-item>
          <text:p text:style-name="P832">look — смотри;</text:p>
        </text:list-item>
        <text:list-item>
          <text:p text:style-name="P832">now — сейчас (обычно стоит в конце);</text:p>
        </text:list-item>
        <text:list-item>
          <text:p text:style-name="P832">at the moment — в этот момент (обычно в конце).</text:p>
        </text:list-item>
      </text:list>
      <text:p text:style-name="P143"/>
      <text:p text:style-name="P74">I am working right <text:span text:style-name="T544">now</text:span>. — Прямо сейчас я работаю.</text:p>
      <text:p text:style-name="P74"><text:span text:style-name="T544">Look</text:span> out of the window! It`s raining. — Посмотри в окно. Идет дождь.</text:p>
      <text:p text:style-name="P147"/>
      <text:p text:style-name="P171">Отрицания в Present Continuous</text:p>
      <text:p text:style-name="P171"/>
      <text:p text:style-name="P148">Используется чтобы сказать, что что-то не происходит именно сейчас.</text:p>
      <text:p text:style-name="P148">Для этого к глаголу <text:span text:style-name="T344">be</text:span> добавляется частица <text:span text:style-name="T344">not</text:span>.</text:p>
      <text:p text:style-name="P148"/>
      <text:p text:style-name="P75">I`m not listening to you. <text:span text:style-name="T588">—</text:span> Я не слушаю тебя.</text:p>
      <text:p text:style-name="P75">He isn`t cleaning the carpet. <text:span text:style-name="T588">—</text:span> Он не чистит ковер.</text:p>
      <text:p text:style-name="P75"/>
      <text:p text:style-name="P175">Вопросы в Present Continuous</text:p>
      <text:p text:style-name="P76"/>
      <text:p text:style-name="P779">Здесь использ<text:span text:style-name="T590">уются</text:span> теже правила, что при составлении вопросов в </text:p>
      <text:p text:style-name="P780">Present Simple с глаголом <text:span text:style-name="T344">be</text:span>:</text:p>
      <text:p text:style-name="P76">Am I listening? <text:span text:style-name="T588">—</text:span> Я слушаю?</text:p>
      <text:p text:style-name="P76">Are you playing? Yes, I am. <text:span text:style-name="T588">—</text:span> Ты играешь? Да.</text:p>
      <text:p text:style-name="P76">Where is he going? <text:span text:style-name="T588">—</text:span> Куда он идет?</text:p>
      <text:p text:style-name="P77">What book is she reading? <text:span text:style-name="T588">— </text:span>Какую книгу она читает? <text:span text:style-name="T589">(сейчас)</text:span></text:p>
      <text:p text:style-name="P77"/>
      <text:p text:style-name="P839"/>
      <text:p text:style-name="P778"><text:span text:style-name="T449">Глаголы, которые не использ</text:span><text:span text:style-name="T452">уются</text:span><text:span text:style-name="T449"> в </text:span><text:span text:style-name="T450">Continuous</text:span></text:p>
      <text:p text:style-name="P173"/>
      <text:p text:style-name="P149">Это глаголы, обозначающие состояние, которое не меняется под дейсвтием момента.</text:p>
      <text:p text:style-name="P719"><text:span text:style-name="T432">Как правило это </text:span><text:span text:style-name="T433">описание</text:span><text:span text:style-name="T432"> чувств или мыслей. </text:span></text:p>
      <text:p text:style-name="P150"/>
      <text:p text:style-name="P154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:</text:p>
      <text:p text:style-name="P151"/>
      <text:p text:style-name="P152">Глаголы восприятия:</text:p>
      <text:list xml:id="list3121185562" text:style-name="L15">
        <text:list-item>
          <text:p text:style-name="P833">see — видеть;</text:p>
        </text:list-item>
        <text:list-item>
          <text:p text:style-name="P833">hear — слышать;</text:p>
        </text:list-item>
        <text:list-item>
          <text:p text:style-name="P833">feel — чувствовать;</text:p>
        </text:list-item>
        <text:list-item>
          <text:p text:style-name="P833">taste — чувствовать вкус (пробовать);</text:p>
        </text:list-item>
        <text:list-item>
          <text:p text:style-name="P833">smell — чувствовать запах (нюхать).</text:p>
        </text:list-item>
      </text:list>
      <text:p text:style-name="P151"/>
      <text:p text:style-name="P152">Глаголы для выражения мнения:</text:p>
      <text:list xml:id="list418235312" text:style-name="L16">
        <text:list-item>
          <text:p text:style-name="P834">belive — верить;</text:p>
        </text:list-item>
        <text:list-item>
          <text:p text:style-name="P834">doubt — сомневаться;</text:p>
        </text:list-item>
        <text:list-item>
          <text:p text:style-name="P834">think — думать.</text:p>
        </text:list-item>
      </text:list>
      <text:p text:style-name="P153"/>
      <text:p text:style-name="P152">Глаголы, показывающие состояние мыслей:</text:p>
      <text:list xml:id="list2777414980" text:style-name="L17">
        <text:list-item>
          <text:p text:style-name="P835">forget — забывать;</text:p>
        </text:list-item>
        <text:list-item>
          <text:p text:style-name="P835">imagine — представлять;</text:p>
        </text:list-item>
        <text:list-item>
          <text:p text:style-name="P835">know — знать;</text:p>
        </text:list-item>
        <text:list-item>
          <text:p text:style-name="P835">understand — понимать.</text:p>
        </text:list-item>
      </text:list>
      <text:p text:style-name="P151"/>
      <text:p text:style-name="P155">Глаголы, указывающие на эмоции и желания:</text:p>
      <text:list xml:id="list36970791" text:style-name="L18">
        <text:list-item>
          <text:p text:style-name="P836">love — любить;</text:p>
        </text:list-item>
        <text:list-item>
          <text:p text:style-name="P836">like — нравиться;</text:p>
        </text:list-item>
        <text:list-item>
          <text:p text:style-name="P836">hate — ненавидеть;</text:p>
        </text:list-item>
        <text:list-item>
          <text:p text:style-name="P836">hope — надеяться;</text:p>
        </text:list-item>
        <text:list-item>
          <text:p text:style-name="P836">want — хотеть;</text:p>
        </text:list-item>
        <text:list-item>
          <text:p text:style-name="P836">wish — желать.</text:p>
        </text:list-item>
      </text:list>
      <text:p text:style-name="P156"/>
      <text:p text:style-name="P155">Другие глаголы:</text:p>
      <text:list xml:id="list1430226905" text:style-name="L19">
        <text:list-item>
          <text:p text:style-name="P837">look — выглядеть;</text:p>
        </text:list-item>
        <text:list-item>
          <text:p text:style-name="P837">have — иметь.</text:p>
        </text:list-item>
      </text:list>
      <text:p text:style-name="P156"/>
      <text:p text:style-name="P81">I think Amy is a strange girl. - Я думаю, Эмми странная девушка.</text:p>
      <text:p text:style-name="P81">Do you know this man? - Вы знаете этого мужчину?</text:p>
      <text:p text:style-name="P81">You look great! - Ты выглядишь отлично!</text:p>
      <text:p text:style-name="P176"/>
      <text:p text:style-name="P176">Present Perfect</text:p>
      <text:p text:style-name="P157"/>
      <text:p text:style-name="P274"><text:span text:style-name="T440">У</text:span><text:span text:style-name="T436">казывает на дейсвтие совершенное когда-то в прошлом, но подчеркивает, что результат важен сейчас </text:span><text:span text:style-name="T437">(т. е. к какому результату в итоге это привело)</text:span><text:span text:style-name="T436">.</text:span></text:p>
      <text:p text:style-name="P158"/>
      <text:p text:style-name="P714"><text:span text:style-name="T436">С</text:span><text:span text:style-name="T439">остоит и</text:span><text:span text:style-name="T441">з </text:span><text:span text:style-name="T442">2х частей:</text:span><text:span text:style-name="T439"> вспомогат</text:span><text:span text:style-name="T442">ельного</text:span><text:span text:style-name="T439"> глагола </text:span><text:span text:style-name="T389">have</text:span><text:span text:style-name="T439"> и смыслового глагола </text:span></text:p>
      <text:p text:style-name="P714"><text:span text:style-name="T439">в 3й форме (</text:span><text:span text:style-name="T448">передает значение</text:span><text:span text:style-name="T443"> «сделанный»</text:span><text:span text:style-name="T439">).</text:span></text:p>
      <text:p text:style-name="P274"><text:soft-page-break/><text:span text:style-name="T436">На русский язык Present Perfect переводится в прошлом </text:span><text:span text:style-name="T438">(иногда настоящ</text:span><text:span text:style-name="T440">и</text:span><text:span text:style-name="T438">м, </text:span><text:span text:style-name="T440">для удобства</text:span><text:span text:style-name="T438">)</text:span><text:span text:style-name="T436">, </text:span></text:p>
      <text:p text:style-name="P159">а в английском принадлежит к катергории настоящих времен.</text:p>
      <text:p text:style-name="P159"/>
      <text:p text:style-name="P17"><text:span text:style-name="T561">I </text:span><text:span text:style-name="T568">have</text:span><text:span text:style-name="T556"> already </text:span><text:span text:style-name="T568">seen</text:span><text:span text:style-name="T556"> this movie. </text:span><text:span text:style-name="T562">—</text:span><text:span text:style-name="T556"> Я уже видел этот фильм (просмотрел, т. е. опыт).</text:span></text:p>
      <text:p text:style-name="P17"><text:span text:style-name="T556">You </text:span><text:span text:style-name="T568">have</text:span><text:span text:style-name="T556"> </text:span><text:span text:style-name="T568">broken</text:span><text:span text:style-name="T556"> the vase. </text:span><text:span text:style-name="T562">— </text:span><text:span text:style-name="T556">Ты разбил вазу. (есть очевидный результат, кот. случился ранее) </text:span></text:p>
      <text:p text:style-name="P18"><text:span text:style-name="T563">It`s the fitst time I </text:span><text:span text:style-name="T569">have</text:span><text:span text:style-name="T563"> </text:span><text:span text:style-name="T569">driven</text:span><text:span text:style-name="T563"> a car — Это впервые, когда я веду машину. (в настоящем)</text:span></text:p>
      <text:p text:style-name="P166"/>
      <text:p text:style-name="P167">Как проявляется результат:</text:p>
      <text:list xml:id="list3156796382" text:style-name="L20">
        <text:list-item>
          <text:p text:style-name="P862"><text:span text:style-name="T454">это </text:span><text:span text:style-name="T453">очевидные изменения;</text:span></text:p>
        </text:list-item>
        <text:list-item>
          <text:p text:style-name="P861"><text:span text:style-name="T437">полученный </text:span><text:span text:style-name="T441">ранее</text:span><text:span text:style-name="T437"> опыт или впечатления;</text:span></text:p>
        </text:list-item>
        <text:list-item>
          <text:p text:style-name="P838">недавно произошедшие события или новая информация.</text:p>
        </text:list-item>
      </text:list>
      <text:p text:style-name="P160"/>
      <text:p text:style-name="P160">Также Present Perfect используют, если что-то произошло впервые:</text:p>
      <text:p text:style-name="P79">It`s the first time something has happend. - Этой первый раз, когда что-то произошло.</text:p>
      <text:p text:style-name="P79">(вместо first можно указать любое порядковое число: second, third)</text:p>
      <text:p text:style-name="P160">Present Perferct — яркий пример того, что нельзя переводить английские </text:p>
      <text:p text:style-name="P126"><text:span text:style-name="T560">предложения слово в слово: </text:span><text:span text:style-name="T394">I have done. </text:span><text:span text:style-name="T390">—</text:span><text:span text:style-name="T394"> Я сделал (</text:span><text:span text:style-name="T408">досл. </text:span><text:span text:style-name="T394">Я имею сделанным).</text:span></text:p>
      <text:p text:style-name="P236"/>
      <text:p text:style-name="P237">Есть 2 варианта образования 3й формы глагола:</text:p>
      <text:list xml:id="list4236166431" text:style-name="L21">
        <text:list-item>
          <text:p text:style-name="P840">если глагол правильный, то добавляем к его начальной форме окончание <text:span text:style-name="T344">-ed</text:span>;</text:p>
        </text:list-item>
        <text:list-item>
          <text:p text:style-name="P840">если неправильный, то находим в таблице неправильных глаголов.</text:p>
        </text:list-item>
      </text:list>
      <text:p text:style-name="P186"/>
      <text:p text:style-name="P582"><text:span text:style-name="T455">Н</text:span><text:span text:style-name="T456">еправильны</text:span><text:span text:style-name="T455">й</text:span><text:span text:style-name="T456"> глагол </text:span><text:span text:style-name="T455">это </text:span><text:span text:style-name="T456">тот, который во 2й или 3й форме </text:span><text:span text:style-name="T470">записывается</text:span><text:span text:style-name="T456"> </text:span><text:span text:style-name="T470">по особенному</text:span><text:span text:style-name="T456">. </text:span></text:p>
      <text:p text:style-name="P187">Самые популярные неправильные глаголы нужно заучить (см. таблицу ниже).</text:p>
      <text:p text:style-name="P186"/>
      <text:p text:style-name="P189">Слова-маячки Present Perfect:</text:p>
      <text:list xml:id="list3817753559" text:style-name="L22">
        <text:list-item>
          <text:p text:style-name="P841">just — только что;</text:p>
        </text:list-item>
        <text:list-item>
          <text:p text:style-name="P841">already — уже;</text:p>
        </text:list-item>
        <text:list-item>
          <text:p text:style-name="P841">yet — еще не;</text:p>
        </text:list-item>
      </text:list>
      <text:p text:style-name="P191"/>
      <text:p text:style-name="P583"><text:span text:style-name="T395">Just</text:span><text:span text:style-name="T457"> и </text:span><text:span text:style-name="T395">already</text:span><text:span text:style-name="T457"> используются в утверждениях. </text:span><text:span text:style-name="T395">Yet</text:span><text:span text:style-name="T457"> — в вопросах и отрицаниях</text:span><text:span text:style-name="T458">. </text:span></text:p>
      <text:p text:style-name="P704"><text:span text:style-name="T458">(</text:span><text:span text:style-name="T409">already</text:span><text:span text:style-name="T505"> также </text:span><text:span text:style-name="T504">иногда можно встретить</text:span><text:span text:style-name="T505"> в вопросах).</text:span></text:p>
      <text:p text:style-name="P193"/>
      <text:p text:style-name="P192">Место <text:span text:style-name="T344">just</text:span>, <text:span text:style-name="T344">already</text:span> в предложении — между <text:span text:style-name="T344">have</text:span> и 3й формой глагола. </text:p>
      <text:p text:style-name="P192">Слово <text:span text:style-name="T344">yet</text:span> стоит <text:span text:style-name="T668">всегда </text:span>в конце предложения.</text:p>
      <text:p text:style-name="P190"/>
      <text:p text:style-name="P82">I have <text:span text:style-name="T544">just</text:span> eaten a sandwich. <text:span text:style-name="T592">—</text:span> Я только что съел бутерброд.</text:p>
      <text:p text:style-name="P82">We have n<text:span text:style-name="T595">o</text:span>t finished <text:span text:style-name="T544">yet</text:span>. <text:span text:style-name="T592">—</text:span> Мы еще не закончили.</text:p>
      <text:p text:style-name="P188"/>
      <text:p text:style-name="P194">Другие указатели времени:</text:p>
      <text:list xml:id="list1230890396" text:style-name="L23">
        <text:list-item>
          <text:p text:style-name="P842">ever — когда либо;</text:p>
        </text:list-item>
        <text:list-item>
          <text:p text:style-name="P842">never — никогда;</text:p>
        </text:list-item>
        <text:list-item>
          <text:p text:style-name="P842">recently — в последнее время;</text:p>
        </text:list-item>
        <text:list-item>
          <text:p text:style-name="P842">these days — в последние дни;</text:p>
        </text:list-item>
        <text:list-item>
          <text:p text:style-name="P842">словосочетание с this (this mornig, this week).</text:p>
        </text:list-item>
      </text:list>
      <text:p text:style-name="P193"/>
      <text:p text:style-name="P193">Место <text:span text:style-name="T344">ever</text:span>, <text:span text:style-name="T344">never</text:span> — перед 3й формой глагола, <text:span text:style-name="T594">а</text:span> <text:span text:style-name="T344">recently</text:span>, <text:span text:style-name="T344">these days</text:span> и </text:p>
      <text:p text:style-name="P193">словосочетания с <text:span text:style-name="T344">this</text:span> — в конце предложения.</text:p>
      <text:p text:style-name="P193"/>
      <text:p text:style-name="P83">I <text:span text:style-name="T595">ha</text:span>ve <text:span text:style-name="T544">never</text:span> been to New York. <text:span text:style-name="T593">— </text:span>Я никогда не был в Нью Йорке.</text:p>
      <text:p text:style-name="P83"><text:soft-page-break/>I <text:span text:style-name="T595">ha</text:span>ve worked a lot <text:span text:style-name="T544">these days</text:span>. <text:span text:style-name="T593">—</text:span> Я много работал в эти дни.</text:p>
      <text:p text:style-name="P195"/>
      <text:p text:style-name="P184">Отрицания в Present Perfect</text:p>
      <text:p text:style-name="P196"/>
      <text:p text:style-name="P197">Используются, когда хотят сказать:</text:p>
      <text:list xml:id="list3825466549" text:style-name="L24">
        <text:list-item>
          <text:p text:style-name="P843">об отсутствии ожидаемого результата;</text:p>
        </text:list-item>
        <text:list-item>
          <text:p text:style-name="P843">о том, чего автор никогда не делал или не испытывал.</text:p>
        </text:list-item>
      </text:list>
      <text:p text:style-name="P196"/>
      <text:p text:style-name="P196">Для этого ставится частица <text:span text:style-name="T344">not</text:span> после вспомогательного глагола <text:span text:style-name="T344">have</text:span>.</text:p>
      <text:p text:style-name="P196"/>
      <text:p text:style-name="P196">Также отрицательным считается предложение со словом <text:span text:style-name="T344">never</text:span>, которое передает отрицательный контекст.</text:p>
      <text:p text:style-name="P196"/>
      <text:p text:style-name="P584"><text:span text:style-name="T459">В </text:span><text:span text:style-name="T453">отрицаниях почти всегда используется сокращенная форма глагола — </text:span><text:span text:style-name="T394">haven`t</text:span><text:span text:style-name="T453">.</text:span></text:p>
      <text:p text:style-name="P585"><text:span text:style-name="T471">Сокращени</text:span><text:span text:style-name="T503">е</text:span><text:span text:style-name="T471"> </text:span><text:span text:style-name="T397">`ve not</text:span><text:span text:style-name="T471"> не используется.</text:span></text:p>
      <text:p text:style-name="P84">I have<text:span text:style-name="T338">n</text:span><text:span text:style-name="T342">`</text:span><text:span text:style-name="T338">t</text:span> expected that. <text:span text:style-name="T593">—</text:span> Я этого не ожидал.</text:p>
      <text:p text:style-name="P84">I<text:span text:style-name="T595">`</text:span>ve <text:span text:style-name="T338">never</text:span> seen this movie before. <text:span text:style-name="T593">— </text:span>Я до этого не видел этот фильм. </text:p>
      <text:p text:style-name="P183"/>
      <text:p text:style-name="P183">Вопросы в Present Perfect</text:p>
      <text:p text:style-name="P85"/>
      <text:p text:style-name="P199">Используются, если хоят узнать:</text:p>
      <text:list xml:id="list1940135896" text:style-name="L25">
        <text:list-item>
          <text:p text:style-name="P844">сделано ли дело к этом моменту, каким образом оно сделано;</text:p>
        </text:list-item>
        <text:list-item>
          <text:p text:style-name="P869"><text:span text:style-name="T471">имеет ли человек определенный опыт </text:span><text:span text:style-name="T469">или совершил ли он </text:span><text:span text:style-name="T472">нужное</text:span><text:span text:style-name="T469"> действие</text:span><text:span text:style-name="T471">;</text:span></text:p>
        </text:list-item>
      </text:list>
      <text:p text:style-name="P198"/>
      <text:p text:style-name="P585">Для этого используется уже знакомая схема. Глагол <text:span text:style-name="T344">have</text:span> ставится перед по<text:span text:style-name="T599">д</text:span>л<text:span text:style-name="T599">е</text:span>ж<text:span text:style-name="T599">а</text:span>щим.</text:p>
      <text:p text:style-name="P585"/>
      <text:p text:style-name="P86">Why have you done it? <text:span text:style-name="T593">—</text:span> Зачем ты это сделал?</text:p>
      <text:p text:style-name="P703"><text:span text:style-name="T405">Ha</text:span><text:span text:style-name="T406">s</text:span><text:span text:style-name="T405"> </text:span><text:span text:style-name="T406">he</text:span><text:span text:style-name="T405"> ever been to Rome? </text:span><text:span text:style-name="T407">—</text:span><text:span text:style-name="T405"> </text:span><text:span text:style-name="T406">Он</text:span><text:span text:style-name="T405"> бывал в Риме?</text:span></text:p>
      <text:p text:style-name="P86"/>
      <text:p text:style-name="P174">Present Perfect Continuous</text:p>
      <text:p text:style-name="P200"/>
      <text:p text:style-name="P202">Для того, чтобы использовать, нужно чтобы совпало сразу несколько условий:</text:p>
      <text:list xml:id="list287937824" text:style-name="L26">
        <text:list-item>
          <text:p text:style-name="P870"><text:span text:style-name="T460">действие не закончено либо закончено не</text:span><text:span text:style-name="T464">давно</text:span><text:span text:style-name="T460">;</text:span></text:p>
        </text:list-item>
        <text:list-item>
          <text:p text:style-name="P870"><text:span text:style-name="T460">известн</text:span><text:span text:style-name="T464">а его продолжительность </text:span><text:span text:style-name="T478">(обычно из контекста предложения)</text:span><text:span text:style-name="T464">.</text:span></text:p>
        </text:list-item>
      </text:list>
      <text:p text:style-name="P201"/>
      <text:p text:style-name="P206">Схема состоит из 3х частей: вспомогательного глагола <text:span text:style-name="T344">have</text:span>, слова <text:span text:style-name="T344">been</text:span> <text:span text:style-name="T672">(особая форма </text:span></text:p>
      <text:p text:style-name="P206"><text:span text:style-name="T672">глагола </text:span><text:span text:style-name="T364">be</text:span><text:span text:style-name="T672">) </text:span>и смыслового глагола с окончанием <text:span text:style-name="T344">-ing</text:span>. </text:p>
      <text:p text:style-name="P204"/>
      <text:p text:style-name="P596"><text:span text:style-name="T453">На русский </text:span><text:span text:style-name="T462">язык </text:span><text:span text:style-name="T445">Present Perfect Continuous</text:span><text:span text:style-name="T451"> </text:span><text:span text:style-name="T453">переводится настоящим временем</text:span></text:p>
      <text:p text:style-name="P588"><text:span text:style-name="T461">(редко в прошлом). </text:span><text:span text:style-name="T462">При этом все 3 части </text:span><text:span text:style-name="T463">переводятся</text:span><text:span text:style-name="T462"> одним словом.</text:span></text:p>
      <text:p text:style-name="P203"/>
      <text:p text:style-name="P19"><text:span text:style-name="T555">I </text:span><text:span text:style-name="T568">have been learning</text:span><text:span text:style-name="T555"> English for 2 years. </text:span><text:span text:style-name="T572">—</text:span><text:span text:style-name="T555"> Я </text:span><text:span text:style-name="T568">учу</text:span><text:span text:style-name="T555"> английский уже 2 года (и еще не закончил).</text:span></text:p>
      <text:p text:style-name="P19"><text:span text:style-name="T555">We </text:span><text:span text:style-name="T568">have been cleaning</text:span><text:span text:style-name="T555"> the flat the whole morning. </text:span><text:span text:style-name="T572">— </text:span><text:span text:style-name="T555">Мы </text:span><text:span text:style-name="T568">убирали</text:span><text:span text:style-name="T555"> </text:span><text:span text:style-name="T573">квартиру все утро.</text:span></text:p>
      <text:p text:style-name="P205"/>
      <text:p text:style-name="P207">Формы глагола <text:span text:style-name="T344">have</text:span> <text:span text:style-name="T344">verb-ing</text:span> (подобно <text:span text:style-name="T344">am/is/are verb-ing</text:span>, как в Continuous) не существует.</text:p>
      <text:p text:style-name="P207">Если у смыслового глагола окончание<text:span text:style-name="T344"> -ing</text:span>, то <text:span text:style-name="T344">have</text:span> применяется только с <text:span text:style-name="T344">been</text:span>.</text:p>
      <text:p text:style-name="P207"/>
      <text:p text:style-name="P589"><text:span text:style-name="T464">С</text:span><text:span text:style-name="T453">лова-маячки Present Perfect Continuous:</text:span></text:p>
      <text:list xml:id="list3149033756" text:style-name="L27">
        <text:list-item>
          <text:p text:style-name="P845">for — в течении;</text:p>
        </text:list-item>
        <text:list-item>
          <text:p text:style-name="P845">since — с какого-то времени;</text:p>
        </text:list-item>
        <text:list-item>
          <text:p text:style-name="P845"><text:soft-page-break/>how long — как долго.</text:p>
        </text:list-item>
      </text:list>
      <text:p text:style-name="P209"/>
      <text:p text:style-name="P208">Дополнительно могут использоваться указатели периода:</text:p>
      <text:list xml:id="list222978662" text:style-name="L28">
        <text:list-item>
          <text:p text:style-name="P846">all — весь (день/год);</text:p>
        </text:list-item>
        <text:list-item>
          <text:p text:style-name="P846">the whole — целый (день/вечер); </text:p>
        </text:list-item>
      </text:list>
      <text:p text:style-name="P203"/>
      <text:p text:style-name="P20"><text:span text:style-name="T555">He</text:span><text:span text:style-name="T574">`</text:span><text:span text:style-name="T556">s been playing</text:span><text:span text:style-name="T555"> for an hour. — Он </text:span><text:span text:style-name="T556">играет</text:span><text:span text:style-name="T555"> уже час </text:span><text:span text:style-name="T574">(в течении часа).</text:span></text:p>
      <text:p text:style-name="P21"><text:span text:style-name="T574">W</text:span><text:span text:style-name="T555">e`</text:span><text:span text:style-name="T556">ve been staying</text:span><text:span text:style-name="T555"> in this hotel since Tuesday. </text:span><text:span text:style-name="T575">— </text:span><text:span text:style-name="T555">Мы </text:span><text:span text:style-name="T556">находимся</text:span><text:span text:style-name="T555"> в этом отеле со вторника.</text:span></text:p>
      <text:p text:style-name="P210"/>
      <text:p text:style-name="P592"><text:span text:style-name="T465">В утверждениях глагол </text:span><text:span text:style-name="T396">have</text:span><text:span text:style-name="T465"> </text:span><text:span text:style-name="T466">часто</text:span><text:span text:style-name="T465"> сокращают до </text:span><text:span text:style-name="T396">`ve</text:span><text:span text:style-name="T465">, а </text:span><text:span text:style-name="T396">has</text:span><text:span text:style-name="T465"> — до </text:span><text:span text:style-name="T396">`s</text:span><text:span text:style-name="T465"> (лего перепутать с </text:span><text:span text:style-name="T396">is</text:span><text:span text:style-name="T465">, посему здесь вспомогательный глагол можно понять только по контексту).</text:span></text:p>
      <text:p text:style-name="P211"/>
      <text:p text:style-name="P591"><text:span text:style-name="T465">Е</text:span><text:span text:style-name="T453">сли используется глагол </text:span><text:span text:style-name="T394">be</text:span><text:span text:style-name="T453"> или глаголы состояния, которые не стоят в Continuous</text:span><text:span text:style-name="T475">,</text:span><text:span text:style-name="T453"> </text:span></text:p>
      <text:p text:style-name="P212">то предложение будет в Present Perfect. </text:p>
      <text:p text:style-name="P212"/>
      <text:p text:style-name="P24"><text:span text:style-name="T556">I </text:span><text:span text:style-name="T568">have known </text:span><text:span text:style-name="T556">(</text:span><text:span text:style-name="T564">а </text:span><text:span text:style-name="T556">не have been knowing)</text:span><text:span text:style-name="T555"> Alice for 3 years. </text:span><text:span text:style-name="T465">—</text:span><text:span text:style-name="T555"> Я </text:span><text:span text:style-name="T568">знаю</text:span><text:span text:style-name="T555"> Алису уже 3 года </text:span></text:p>
      <text:p text:style-name="P25"><text:span text:style-name="T555">I </text:span><text:span text:style-name="T568">haven`t seen</text:span><text:span text:style-name="T555"> Mary for years. </text:span><text:span text:style-name="T574">— </text:span><text:span text:style-name="T555">Я н</text:span><text:span text:style-name="T568">е видел</text:span><text:span text:style-name="T555"> Мэри много лет. </text:span></text:p>
      <text:p text:style-name="P212"/>
      <text:p text:style-name="P593"><text:span text:style-name="T474">Present Perfect Continuous можно упрощать до Present Perfect с пом</text:span><text:span text:style-name="T473">.</text:span><text:span text:style-name="T474"> глаголов </text:span><text:span text:style-name="T398">live</text:span><text:span text:style-name="T474"> </text:span><text:span text:style-name="T473">и</text:span><text:span text:style-name="T474"> </text:span><text:span text:style-name="T398">work</text:span><text:span text:style-name="T474">:</text:span></text:p>
      <text:p text:style-name="P23"><text:span text:style-name="T576">I</text:span><text:span text:style-name="T555">`ve </text:span><text:span text:style-name="T568">been working</text:span><text:span text:style-name="T555"> here for 2 years → I`ve </text:span><text:span text:style-name="T568">worked</text:span><text:span text:style-name="T555"> here for 2 years. </text:span><text:span text:style-name="T577">(смысл одинаковый)</text:span></text:p>
      <text:p text:style-name="P211"/>
      <text:p text:style-name="P5"><text:span text:style-name="T465">О</text:span><text:span text:style-name="T453">трицания в Present Perfect Continuous</text:span></text:p>
      <text:p text:style-name="P213"/>
      <text:p text:style-name="P590"><text:span text:style-name="T466">Использу</text:span><text:span text:style-name="T467">ю</text:span><text:span text:style-name="T466">тся, чтобы сказать, что что-то не происходит в течении указанного времени.</text:span></text:p>
      <text:p text:style-name="P214">Для этого добавляется частица <text:span text:style-name="T344">not</text:span> после вспомогательного глагола <text:span text:style-name="T344">have</text:span>.</text:p>
      <text:p text:style-name="P214"/>
      <text:p text:style-name="P22"><text:span text:style-name="T555">I </text:span><text:span text:style-name="T556">have not been waiting</text:span><text:span text:style-name="T555"> long. </text:span><text:span text:style-name="T575">—</text:span><text:span text:style-name="T555"> Я </text:span><text:span text:style-name="T556">не жду</text:span><text:span text:style-name="T555"> долго.</text:span></text:p>
      <text:p text:style-name="P203"/>
      <text:p text:style-name="P6"><text:span text:style-name="T453">Вопросы </text:span><text:span text:style-name="T468">в Present Perfect Continuous</text:span><text:span text:style-name="T453"> </text:span></text:p>
      <text:p text:style-name="P203"/>
      <text:p text:style-name="P21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15"/>
      <text:p text:style-name="P64"><text:span text:style-name="T555">Have you been waiting long? </text:span><text:span text:style-name="T575">— </text:span><text:span text:style-name="T555">Вы давно ждете? </text:span></text:p>
      <text:p text:style-name="P64"><text:span text:style-name="T555">How long have you been waiting? </text:span><text:span text:style-name="T575">—</text:span><text:span text:style-name="T555"> Как долго вы ждете?</text:span></text:p>
      <text:p text:style-name="P179"/>
      <text:p text:style-name="P179"><text:span text:style-name="T602">Прошедшее. </text:span>Past</text:p>
      <text:p text:style-name="P216"/>
      <text:p text:style-name="P228">Past Perfect и Past Perfect Continuous относительно редки и <text:span text:style-name="T609">в</text:span> рамках начального курса </text:p>
      <text:p text:style-name="P228">не проходятся. <text:span text:style-name="T603">В художественной литературе почти всегда используется Past Simple.</text:span></text:p>
      <text:p text:style-name="P216"/>
      <text:p text:style-name="P177">Past Simple</text:p>
      <text:p text:style-name="P217"/>
      <text:p text:style-name="P219">Используется, чтобы:</text:p>
      <text:list xml:id="list817035599" text:style-name="L29">
        <text:list-item>
          <text:p text:style-name="P871"><text:span text:style-name="T476">сообщить факты </text:span><text:span text:style-name="T477">прошлого,</text:span><text:span text:style-name="T476"> рассказать историю, </text:span><text:span text:style-name="T484">биографию</text:span><text:span text:style-name="T476">; </text:span></text:p>
        </text:list-item>
        <text:list-item>
          <text:p text:style-name="P847">описать действие из прошлого, результат которого не важен в настоящем.</text:p>
        </text:list-item>
      </text:list>
      <text:p text:style-name="P218"/>
      <text:p text:style-name="P597"><text:span text:style-name="T478">Для этого использются глаголы во 2й форме. </text:span><text:span text:style-name="T479">Вторая форма правильного глагола образуется добавлением окончания </text:span><text:span text:style-name="T399">-ed</text:span><text:span text:style-name="T479">. </text:span><text:span text:style-name="T487">Ф</text:span><text:span text:style-name="T479">орма </text:span><text:span text:style-name="T487">неправильного глагола </text:span><text:span text:style-name="T479">находится в таблице.</text:span></text:p>
      <text:p text:style-name="P218"/>
      <text:p text:style-name="P26"><text:span text:style-name="T555">Mozart </text:span><text:span text:style-name="T568">lived</text:span><text:span text:style-name="T555"> from 1756 to 1791 — Моцарт </text:span><text:span text:style-name="T568">жил</text:span><text:span text:style-name="T555"> с 1756 по 1791 год (факт прошлого). </text:span></text:p>
      <text:p text:style-name="P26"><text:soft-page-break/><text:span text:style-name="T555">I </text:span><text:span text:style-name="T568">visited</text:span><text:span text:style-name="T555"> my parents yesterday — Вчера я </text:span><text:span text:style-name="T568">навещал</text:span><text:span text:style-name="T555"> родителей (действие из прошлого).</text:span></text:p>
      <text:p text:style-name="P276"/>
      <text:p text:style-name="P277">Если глагол заканчивается на глухой звук, то <text:span text:style-name="T344">-ed</text:span> читается как <text:span text:style-name="T344">t</text:span>, а если на звконкий </text:p>
      <text:p text:style-name="P277">согласный или на гласный звук — то как <text:span text:style-name="T344">d</text:span>: <text:span text:style-name="T344">worked [воркт], played [плэйд]</text:span>.</text:p>
      <text:p text:style-name="P595"/>
      <text:p text:style-name="P275">Если глагол заканчивается на <text:span text:style-name="T344">d </text:span>или <text:span text:style-name="T344">t</text:span>, то <text:span text:style-name="T344">-ed</text:span> читается как <text:span text:style-name="T344">id</text:span>: <text:span text:style-name="T344">recorded [рикодид]</text:span>. </text:p>
      <text:p text:style-name="P278">Если глагол заканчивается на <text:span text:style-name="T344">-e</text:span>, то её не надо писать 2 раза: <text:span text:style-name="T344">chase</text:span> → <text:span text:style-name="T344">chased</text:span>.</text:p>
      <text:p text:style-name="P595"/>
      <text:p text:style-name="P594">Слова-маячки Past Simple:</text:p>
      <text:list xml:id="list142231447" text:style-name="L30">
        <text:list-item>
          <text:p text:style-name="P872">ago — <text:span text:style-name="T604">тому назад</text:span>;</text:p>
        </text:list-item>
        <text:list-item>
          <text:p text:style-name="P873">last — <text:span text:style-name="T604">прошлый</text:span>;</text:p>
        </text:list-item>
        <text:list-item>
          <text:p text:style-name="P848">yesterday — вчера;</text:p>
        </text:list-item>
      </text:list>
      <text:p text:style-name="P238"/>
      <text:p text:style-name="P598"><text:span text:style-name="T485">Past Simple часто путают с Present Perfect, потому что на русский они переводятся </text:span><text:span text:style-name="T486">почти</text:span><text:span text:style-name="T485"> одинаково. Главное отличие в том, что Present Perfect всегда будет сообщать доп</text:span><text:span text:style-name="T486">олнительную</text:span><text:span text:style-name="T485"> информацию, указывающ</text:span><text:span text:style-name="T486">ую </text:span><text:span text:style-name="T485">на настоящее время </text:span><text:span text:style-name="T486">(</text:span><text:span text:style-name="T487">чтобы сообщить</text:span><text:span text:style-name="T486"> результат).</text:span></text:p>
      <text:p text:style-name="P225"/>
      <text:p text:style-name="P226">Past Simple используется когда известен момент в прошлом. Если мы знаешь, </text:p>
      <text:p text:style-name="P226">когда произошло событие, то Present Perfect использовать нельзя.</text:p>
      <text:p text:style-name="P226"/>
      <text:p text:style-name="P91">Tom has lost his key — Том потерал ключ (у него сейчас нет ключа, </text:p>
      <text:p text:style-name="P91">потому что он его потерян).</text:p>
      <text:p text:style-name="P91"/>
      <text:p text:style-name="P91">Tom lost his key last weak — Том потерял ключ на прошлой неделе </text:p>
      <text:p text:style-name="P91">(не важно, есть у него ключ или нет).</text:p>
      <text:p text:style-name="P222"/>
      <text:p text:style-name="P223">В английском, если вопрос задается в настоящем, то и ответ должен быть в настоящем. </text:p>
      <text:p text:style-name="P223">Если вопрос в прошлом, то ответ также должен быть в прошлом.</text:p>
      <text:p text:style-name="P223"/>
      <text:p text:style-name="P223">Но если вопрос был в Present Perfect, а в ответе дается информация, когда именно это случилось, тогда необходимо отвечать в Past Simple.</text:p>
      <text:p text:style-name="P223"/>
      <text:p text:style-name="P89">Have you already started to learn English? Yes, I started to learn it 3 month ago — </text:p>
      <text:p text:style-name="P89">Ты уже начал учить английский? Да, 3 месяца назад (информация о времени).</text:p>
      <text:p text:style-name="P88"/>
      <text:p text:style-name="P224">Если вопрос содержит слово <text:span text:style-name="T344">when</text:span>, то он автоматически привязывает нас к моменту </text:p>
      <text:p text:style-name="P224">в прошлом. <text:span text:style-name="T608">Поэтому Present Perfect в вопросах с </text:span><text:span text:style-name="T354">when</text:span><text:span text:style-name="T608"> не используется.</text:span></text:p>
      <text:p text:style-name="P224"/>
      <text:p text:style-name="P90">Have you met him before? <text:span text:style-name="T607">—</text:span> Вы раньше с ним встречались?</text:p>
      <text:p text:style-name="P90">When did you meet him? <text:span text:style-name="T607">—</text:span> Когда вы встречались с ним?</text:p>
      <text:p text:style-name="P222"/>
      <text:p text:style-name="P180">Отрицания и вопросы в Past Simple</text:p>
      <text:p text:style-name="P221"/>
      <text:p text:style-name="P600"><text:span text:style-name="T479">Отрицание представляет связку </text:span><text:span text:style-name="T399">did</text:span><text:span text:style-name="T479"> с частицей </text:span><text:span text:style-name="T399">not</text:span><text:span text:style-name="T479">, </text:span><text:span text:style-name="T489">которая ставится перед смысловым глаголом в начальной форме. </text:span><text:span text:style-name="T480">Обычно </text:span><text:span text:style-name="T489">эта связка</text:span><text:span text:style-name="T480"> сокращается до </text:span><text:span text:style-name="T400">didn`t</text:span><text:span text:style-name="T480">.</text:span></text:p>
      <text:p text:style-name="P231"/>
      <text:p text:style-name="P600"><text:span text:style-name="T488">В вопросах </text:span><text:span text:style-name="T479">вспомогательный глагол </text:span><text:span text:style-name="T399">did</text:span><text:span text:style-name="T479"> используется </text:span><text:span text:style-name="T489">по тем же грамматическим </text:span></text:p>
      <text:p text:style-name="P600"><text:span text:style-name="T489">правилам</text:span><text:span text:style-name="T479">, </text:span><text:span text:style-name="T480">как</text:span><text:span text:style-name="T479"> </text:span><text:span text:style-name="T399">do</text:span><text:span text:style-name="T479"> для Present Simple. </text:span></text:p>
      <text:p text:style-name="P220"/>
      <text:p text:style-name="P87"><text:span text:style-name="T544">Did</text:span> you <text:span text:style-name="T544">go</text:span> to Los Angeles last week? - Ты <text:span text:style-name="T544">ездил</text:span> в Лос Анжелес на прошлой неделе?</text:p>
      <text:p text:style-name="P87">I <text:span text:style-name="T544">didn`t go</text:span> to Los Angeles, I <text:span text:style-name="T544">went</text:span> to Bostom — Я <text:span text:style-name="T544">не ездил</text:span> в Лос Анжелес, я <text:span text:style-name="T544">ездил</text:span> в Бостон.</text:p>
      <text:p text:style-name="P686"/>
      <text:p text:style-name="P185"><text:soft-page-break/>Past Continuous</text:p>
      <text:p text:style-name="P227"/>
      <text:p text:style-name="P603"><text:span text:style-name="T491">О</text:span><text:span text:style-name="T490">значает процесс или незаконченное действие, которое привязано к точному моменту </text:span></text:p>
      <text:p text:style-name="P603"><text:span text:style-name="T490">в </text:span><text:span text:style-name="T532">прошлом</text:span><text:span text:style-name="T490"> (т. е. действие происходило и не было закончено).</text:span></text:p>
      <text:p text:style-name="P229"/>
      <text:p text:style-name="P602"><text:span text:style-name="T49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94">обсуждаемая ситуация</text:span><text:span text:style-name="T490">).</text:span></text:p>
      <text:p text:style-name="P229"/>
      <text:p text:style-name="P604"><text:span text:style-name="T491">Состоит из 2х частей: вспомогательного глагола </text:span><text:span text:style-name="T402">be</text:span><text:span text:style-name="T491"> (</text:span><text:span text:style-name="T492">формы как в Past Simple</text:span><text:span text:style-name="T491">) и смыслового глагола с окончанием </text:span><text:span text:style-name="T402">-ing</text:span><text:span text:style-name="T491">. </text:span><text:span text:style-name="T490">На русский переводится глаголом в прошедшем времени.</text:span></text:p>
      <text:p text:style-name="P230"/>
      <text:p text:style-name="P92">Last Sunday at 5 I <text:span text:style-name="T544">was having</text:span> dinner with my friends — В прошлое воскресенье в 5 </text:p>
      <text:p text:style-name="P92">я <text:span text:style-name="T544">ужинал</text:span> со своими друзьями (привязка к точному моменту в прошлом).</text:p>
      <text:p text:style-name="P28"><text:span text:style-name="T579">My parents </text:span><text:span text:style-name="T570">were watching</text:span><text:span text:style-name="T579"> TV when I came home yesterday — Мои родители </text:span><text:span text:style-name="T570">смотрели</text:span><text:span text:style-name="T579"> телевизор, когда я пришел вчера домой (незаконченное действие </text:span><text:span text:style-name="T580">в тот момент</text:span><text:span text:style-name="T579">).</text:span></text:p>
      <text:p text:style-name="P93"/>
      <text:p text:style-name="P604"><text:span text:style-name="T492">В отрицаниях и вопросах </text:span><text:span text:style-name="T493">глагол </text:span><text:span text:style-name="T403">be</text:span><text:span text:style-name="T492"> ведет себя точно так же, как и </text:span><text:span text:style-name="T493">для</text:span><text:span text:style-name="T492"> Past Simple:</text:span></text:p>
      <text:p text:style-name="P29"><text:span text:style-name="T581">W</text:span><text:span text:style-name="T555">e weren`t reading — Мы не читали (именно тогда). Was I running? — Я бежал?</text:span></text:p>
      <text:p text:style-name="P95"/>
      <text:p text:style-name="P234">В одном предложении часто используются Past Continuous и Past Simple одновременно.</text:p>
      <text:p text:style-name="P607"><text:span text:style-name="T495">Действие, длящееся какое-то время (</text:span><text:span text:style-name="T496">Past Continuous</text:span><text:span text:style-name="T495">) может прерываться более коротким действием (</text:span><text:span text:style-name="T496">Past Simple</text:span><text:span text:style-name="T501">)</text:span><text:span text:style-name="T495"> </text:span><text:span text:style-name="T499">либо другим Past Continuous </text:span><text:span text:style-name="T502">(смотреть по контексту)</text:span><text:span text:style-name="T499">.</text:span></text:p>
      <text:p text:style-name="P232"/>
      <text:p text:style-name="P605"><text:span text:style-name="T495">В этом случае предложение может содержать слово </text:span><text:span text:style-name="T404">while</text:span><text:span text:style-name="T495"> </text:span><text:span text:style-name="T497">(в то время, как)</text:span><text:span text:style-name="T495"> в той части, которая относится к <text:s/></text:span><text:span text:style-name="T496">Past Continuous, </text:span><text:span text:style-name="T495">либо </text:span><text:span text:style-name="T404">when</text:span><text:span text:style-name="T495">, там, где используется Past Simple.</text:span></text:p>
      <text:p text:style-name="P232"/>
      <text:p text:style-name="P30"><text:span text:style-name="T571">While</text:span><text:span text:style-name="T582"> I was working in the garden, I </text:span><text:span text:style-name="T583">kicked</text:span><text:span text:style-name="T582"> my leg — Пока я работал в саду, я </text:span><text:span text:style-name="T584">пнул</text:span><text:span text:style-name="T582"> ногу.</text:span></text:p>
      <text:p text:style-name="P31"><text:span text:style-name="T555">I was working in the garden </text:span><text:span text:style-name="T568">when</text:span><text:span text:style-name="T555"> I kicked my leg — </text:span><text:span text:style-name="T583">Я работал в саду, когда </text:span><text:span text:style-name="T584">пнул</text:span><text:span text:style-name="T583"> ногу</text:span><text:span text:style-name="T555">.</text:span></text:p>
      <text:p text:style-name="P96"/>
      <text:p text:style-name="P32"><text:span text:style-name="T568">While</text:span><text:span text:style-name="T555"> Tom was reading, Amely was watching a documentary on TV — Пока </text:span><text:span text:style-name="T585">Т</text:span><text:span text:style-name="T555">ом читал, </text:span></text:p>
      <text:p text:style-name="P97">Эмили смотрела документальный фильм по телевизору.</text:p>
      <text:p text:style-name="P235"/>
      <text:p text:style-name="P606"><text:span text:style-name="T500">Если действия происходят не одновременно, а следуют одно за другим</text:span><text:span text:style-name="T498">, то в этом </text:span></text:p>
      <text:p text:style-name="P233">случае нужно использовать <text:span text:style-name="T617">только</text:span> Past Simple.</text:p>
      <text:p text:style-name="P233"/>
      <text:p text:style-name="P94">I saw Jane in the street yesterday. I stopped and said hello — Я увидел Джейн вчера на улице. </text:p>
      <text:p text:style-name="P94">Я остановился и поздоровался (сказал «привет»).</text:p>
      <text:p text:style-name="P182"/>
      <text:p text:style-name="P182">Будущие. Future</text:p>
      <text:p text:style-name="P111"/>
      <text:p text:style-name="P116">В английском языке о будущем можно говорить не только с помощью формы Future, но и </text:p>
      <text:p text:style-name="P613"><text:span text:style-name="T516">с помощью </text:span><text:span text:style-name="T520">формы</text:span><text:span text:style-name="T516"> </text:span><text:span text:style-name="T518">Present</text:span><text:span text:style-name="T51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15"/>
      <text:p text:style-name="P612"><text:span text:style-name="T517">Другие варианты Future (кроме </text:span><text:span text:style-name="T519">Future </text:span><text:span text:style-name="T517">Simple) используются редко, </text:span><text:span text:style-name="T519">т. к.</text:span><text:span text:style-name="T517"> они громоздкие и довольно неудобные. В современном английском можно обойтись без них.</text:span></text:p>
      <text:p text:style-name="P115"/>
      <text:p text:style-name="P610"><text:span text:style-name="T212">На будущ</text:span><text:span text:style-name="T213">и</text:span><text:span text:style-name="T212">е могут также указы</text:span><text:span text:style-name="T213">вать</text:span><text:span text:style-name="T212"> модальные глаголы </text:span><text:span text:style-name="T214">и оборот </text:span><text:span text:style-name="T131">be going to</text:span><text:span text:style-name="T215">, </text:span><text:span text:style-name="T214">который </text:span></text:p>
      <text:p text:style-name="P610"><text:span text:style-name="T214">в основном</text:span><text:span text:style-name="T215"> встречается </text:span><text:span text:style-name="T214">в разговорной речи и нередко используется вместо Future Simple.</text:span></text:p>
      <text:p text:style-name="P115"/>
      <text:p text:style-name="P247"/>
      <text:p text:style-name="P770">Present Continuous в значении будущего</text:p>
      <text:p text:style-name="P117"/>
      <text:p text:style-name="P117">Используется, чтобы сказать о личных планах. В предложении обычно указывается дата </text:p>
      <text:p text:style-name="P117">или время, связанные с будущим. Переводить можно как будущим так и настоящим.</text:p>
      <text:p text:style-name="P117"/>
      <text:p text:style-name="P470">What are you doing on Satureday? <text:span text:style-name="T343">—</text:span> Что ты делаешь в субботу? (какие у тебя планы?)</text:p>
      <text:p text:style-name="P477">I am flying to London tomorrow — <text:span text:style-name="T618">Завтра я лечу в Лондон (личный план)</text:span></text:p>
      <text:p text:style-name="P477"/>
      <text:p text:style-name="P373">Present Simple в значении будущего</text:p>
      <text:p text:style-name="P478"/>
      <text:p text:style-name="P118"><text:span text:style-name="T295">Используется, чтобы сказать о том, что </text:span><text:span text:style-name="T297">что-то </text:span><text:span text:style-name="T295">должно произойти по рассписанию, либо </text:span></text:p>
      <text:p text:style-name="P118"><text:span text:style-name="T295">о собственном графике. </text:span><text:span text:style-name="T296">Переводить можно как будущим так и настоящим.</text:span></text:p>
      <text:p text:style-name="P386"/>
      <text:p text:style-name="P386">Ключевое отличие от Present Continuous в том, что расписание не зависит от говорящего, </text:p>
      <text:p text:style-name="P608"><text:span text:style-name="T139">т. е. речь может идти </text:span><text:span text:style-name="T140">о </text:span><text:span text:style-name="T139">рассписании транспорта, сеансов в кино и т. </text:span><text:span text:style-name="T140">п</text:span><text:span text:style-name="T139">.</text:span></text:p>
      <text:p text:style-name="P479">My airplane flies at 6 o`clock tomorrow — Мой самолет летит завтра в 6 (рассписание)</text:p>
      <text:p text:style-name="P687"><text:span text:style-name="T92">What time do you finish work tommorow? </text:span><text:span text:style-name="T93">— </text:span><text:span text:style-name="T92">В какое время ты заканчиваешь работу завтра?</text:span></text:p>
      <text:p text:style-name="P481"/>
      <text:p text:style-name="P374">Оборот <text:span text:style-name="T344">be going to</text:span></text:p>
      <text:p text:style-name="P387"/>
      <text:p text:style-name="P609"><text:span text:style-name="T141">Подразумевает, что человек говорит не о спонтанном решении что-либо сделать, </text:span><text:span text:style-name="T144">а о заранее </text:span><text:span text:style-name="T145">продуманных</text:span><text:span text:style-name="T144"> действиях. </text:span><text:span text:style-name="T141">На русский переводится как «собираюсь сделать».</text:span></text:p>
      <text:p text:style-name="P387"/>
      <text:p text:style-name="P120"><text:span text:style-name="T294">Чтобы использовать, нужно поставить глагол </text:span><text:span text:style-name="T92">be</text:span><text:span text:style-name="T294"> в форму </text:span><text:span text:style-name="T92">am/is/are</text:span><text:span text:style-name="T294">, а смысловой глагол оставить в начальной форме, после </text:span><text:span text:style-name="T92">going to</text:span><text:span text:style-name="T294">.</text:span></text:p>
      <text:p text:style-name="P387"/>
      <text:p text:style-name="P480">I`m going to meet my friends tomorrow — Я собираюсь встретиться с друзьями завтра.</text:p>
      <text:p text:style-name="P673"><text:span text:style-name="T35">I`m going to go</text:span><text:span text:style-name="T304"> out after I finish my work — Я собираюсь погулять после, как закончу работу.</text:span></text:p>
      <text:p text:style-name="P387"/>
      <text:p text:style-name="P611"><text:span text:style-name="T141">В разговорной </text:span><text:span text:style-name="T145">стиле</text:span><text:span text:style-name="T142"> </text:span><text:span text:style-name="T143">этот </text:span><text:span text:style-name="T142">оборот </text:span><text:span text:style-name="T141">очень часто </text:span><text:span text:style-name="T145">записывается</text:span><text:span text:style-name="T141"> как </text:span><text:span text:style-name="T94">gonna</text:span><text:span text:style-name="T141"> </text:span><text:span text:style-name="T94">[гона].</text:span></text:p>
      <text:p text:style-name="P482"/>
      <text:p text:style-name="P121"><text:span text:style-name="T294">Также его используют, когда очевидно, что вот-вот случится какое-то действие. В этом случае </text:span><text:span text:style-name="T92">be goin to </text:span><text:span text:style-name="T294">передает оттенок неизбежности происходящего и применяется по отношению </text:span></text:p>
      <text:p text:style-name="P388">к постороннему человеку или объетку.</text:p>
      <text:p text:style-name="P388"/>
      <text:p text:style-name="P483">Look! He`s going to fall — Смотри! Он сейчас упадет.</text:p>
      <text:p text:style-name="P483">The sky is dark. It`s going to rain — Небо темное. Сейчас пойдет дождь.</text:p>
      <text:p text:style-name="P376"/>
      <text:p text:style-name="P375">Future Simple</text:p>
      <text:p text:style-name="P389"/>
      <text:p text:style-name="P614"><text:span text:style-name="T146">Сообщает о будущих, еще не случившихся событиях. </text:span><text:span text:style-name="T147">Эта форма говорит о том, что человек сделает что-то в будущем, но решение он принял в момент речи, </text:span><text:span text:style-name="T148">т. е. описывает не спланированные, а спонтанные дейсвтия. </text:span></text:p>
      <text:p text:style-name="P392"/>
      <text:p text:style-name="P614"><text:span text:style-name="T149">В</text:span><text:span text:style-name="T148"> предложени</text:span><text:span text:style-name="T149">ях</text:span><text:span text:style-name="T148"> </text:span><text:span text:style-name="T149">будут </text:span><text:span text:style-name="T148">часто </text:span><text:span text:style-name="T149">попадаться слова</text:span><text:span text:style-name="T148">, </text:span><text:span text:style-name="T149">выражающие</text:span><text:span text:style-name="T148"> мнение: <text:s/></text:span><text:span text:style-name="T95">I think </text:span><text:span text:style-name="T96">(я думаю)</text:span><text:span text:style-name="T95">, </text:span></text:p>
      <text:p text:style-name="P614"><text:span text:style-name="T95">I`m sure </text:span><text:span text:style-name="T96">(я уверен), I hope (я надеюсь), </text:span><text:span text:style-name="T95">probably (возможно).</text:span><text:span text:style-name="T96"> </text:span></text:p>
      <text:p text:style-name="P396"/>
      <text:p text:style-name="P391">Схема состоит из 2х частей: вспомогательного глагола <text:span text:style-name="T344">will </text:span><text:span text:style-name="T622">(заменяет </text:span><text:span text:style-name="T355">do/did</text:span><text:span text:style-name="T622">)</text:span> </text:p>
      <text:p text:style-name="P391">и смыслового глагола в начальной форме. </text:p>
      <text:p text:style-name="P485"/>
      <text:p text:style-name="P391"><text:span text:style-name="T344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344">not</text:span>.</text:p>
      <text:p text:style-name="P390"><text:soft-page-break/>В речи и на письме <text:span text:style-name="T344">will</text:span> обычно сокращается до <text:span text:style-name="T344">`ll</text:span>, а отрицание <text:span text:style-name="T344">will</text:span> <text:span text:style-name="T344">not</text:span> д<text:span text:style-name="T621">о</text:span> <text:span text:style-name="T344">won`t</text:span>.</text:p>
      <text:p text:style-name="P390"/>
      <text:p text:style-name="P484">We <text:span text:style-name="T544">will</text:span> proobably <text:span text:style-name="T544">meet</text:span> soon — Мы, возможно, скоро <text:span text:style-name="T544">встретимся</text:span>.</text:p>
      <text:p text:style-name="P484">I hope everything <text:span text:style-name="T544">will be</text:span> fine — Надеюсь, все <text:span text:style-name="T544">будет </text:span>хорошо.</text:p>
      <text:p text:style-name="P484"><text:span text:style-name="T544">Will</text:span> you <text:span text:style-name="T544">be</text:span> at home toworrow? No, I won`t — <text:span text:style-name="T620">Ты </text:span><text:span text:style-name="T546">будешь</text:span><text:span text:style-name="T620"> завтра дома? Нет</text:span>.</text:p>
      <text:p text:style-name="P390"/>
      <text:p text:style-name="P395">Чтобы правильно подобрать нужную форму, нужно отталкиваться от контекста:</text:p>
      <text:list xml:id="list3705633569" text:style-name="L31">
        <text:list-item>
          <text:p text:style-name="P786">I will do — я сделаю (считаю/верю, что сделаю это);</text:p>
        </text:list-item>
        <text:list-item>
          <text:p text:style-name="P787">I am doing — я сделаю (потому что уже спланировал это);</text:p>
        </text:list-item>
        <text:list-item>
          <text:p text:style-name="P787">I am going to do — я собираюсь сделать (ключевое слово «собираюсь»).</text:p>
        </text:list-item>
      </text:list>
      <text:p text:style-name="P393"/>
      <text:p text:style-name="P394">Нередко, вместо will используется модальный глагол might:</text:p>
      <text:p text:style-name="P487">I might do it — Наверное, я сделаю это.</text:p>
      <text:p text:style-name="P486"/>
      <text:p text:style-name="P385">Модальные глаголы</text:p>
      <text:p text:style-name="P488"/>
      <text:p text:style-name="P399">Это особенные глаголы, которые одновременно:</text:p>
      <text:list xml:id="list370699976" text:style-name="L32">
        <text:list-item>
          <text:p text:style-name="P788">передают смысл (используются как смысловые глаголы);</text:p>
        </text:list-item>
        <text:list-item>
          <text:p text:style-name="P788">передают время (привязывают дейсвтие к какому-то времени);</text:p>
        </text:list-item>
        <text:list-item>
          <text:p text:style-name="P788">используются по тем же правилами, что и вспомогательные глаголы.</text:p>
        </text:list-item>
      </text:list>
      <text:p text:style-name="P397"/>
      <text:p text:style-name="P397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97">а в отрицаниях используются вместе с частицей <text:span text:style-name="T344">not</text:span>.</text:p>
      <text:p text:style-name="P397"/>
      <text:p text:style-name="P623"><text:span text:style-name="T152">Модальные глаголы не имеют окончаний и дополнительных форм. </text:span><text:span text:style-name="T174">Т. е. </text:span><text:span text:style-name="T152">не меняются в зависимости от подлежащего </text:span><text:span text:style-name="T174">(нет окончания -s, если подлежащее he/she/it и </text:span><text:span text:style-name="T175">пр</text:span><text:span text:style-name="T174">)</text:span><text:span text:style-name="T152">. </text:span></text:p>
      <text:p text:style-name="P398"/>
      <text:p text:style-name="P405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05"/>
      <text:p text:style-name="P406"><text:span text:style-name="T643">После модального глагола почти всегда </text:span><text:span text:style-name="T645">идет</text:span><text:span text:style-name="T643"> смысловой глагол в начальной форме, </text:span><text:span text:style-name="T646">но </text:span><text:span text:style-name="T643">без частицы </text:span><text:span text:style-name="T360">to. </text:span><text:span text:style-name="T644">Также смысловой глагол в начальной форме идет после модальных кострукций.</text:span></text:p>
      <text:p text:style-name="P405"/>
      <text:p text:style-name="P688"><text:span text:style-name="T174">М</text:span><text:span text:style-name="T138">одальные глаголы: </text:span><text:span text:style-name="T92">can, could, must, might, may, should, would, will, shall</text:span><text:span text:style-name="T138">.</text:span></text:p>
      <text:p text:style-name="P651"><text:span text:style-name="T164">М</text:span><text:span text:style-name="T210">одальные конструкции: </text:span><text:span text:style-name="T126">be able to, have to, used to</text:span><text:span text:style-name="T210">.</text:span></text:p>
      <text:p text:style-name="P407"/>
      <text:p text:style-name="P651"><text:span text:style-name="T292">Глаголы </text:span><text:span text:style-name="T134">w</text:span><text:span text:style-name="T135">ill</text:span><text:span text:style-name="T293"> и </text:span><text:span text:style-name="T134">s</text:span><text:span text:style-name="T135">hall</text:span></text:p>
      <text:p text:style-name="P408"/>
      <text:p text:style-name="P689"><text:span text:style-name="T138">В Future Simple </text:span><text:span text:style-name="T92">will</text:span><text:span text:style-name="T138"> используется как вспомогательный глагол. Но иногда он также</text:span></text:p>
      <text:p text:style-name="P689"><text:span text:style-name="T138">используется как модальный глагол. Это касается ситуац</text:span><text:span text:style-name="T150">и</text:span><text:span text:style-name="T138">й, когда нужно предложить свою помощь либо обратиться за помощью самому.</text:span></text:p>
      <text:p text:style-name="P409"/>
      <text:p text:style-name="P489">You luggage is heavy. I`ll help you — У вас тяжелый багаж. Я помогу вам.</text:p>
      <text:p text:style-name="P489">Will you help me? — Ты мне поможешь?</text:p>
      <text:p text:style-name="P409"/>
      <text:p text:style-name="P616"><text:span text:style-name="T150">Ситуации с </text:span><text:span text:style-name="T97">will</text:span><text:span text:style-name="T150"> переводятся будущим, а с </text:span><text:span text:style-name="T97">won`t </text:span><text:span text:style-name="T150">— настоящим. </text:span><text:span text:style-name="T97">Won`t</text:span><text:span text:style-name="T150"> означает </text:span></text:p>
      <text:p text:style-name="P401">«отказывается» (не смотря на мои ожидание, действие не происходит).</text:p>
      <text:p text:style-name="P400"/>
      <text:p text:style-name="P490"/>
      <text:p text:style-name="P777">What`s wrong? My Car won`t start — Что случилось? Моя машина не заводится. </text:p>
      <text:p text:style-name="P490">(отказывается заводиться)</text:p>
      <text:p text:style-name="P400"/>
      <text:p text:style-name="P615"><text:span text:style-name="T151">Модальный глагол </text:span><text:span text:style-name="T98">shall</text:span><text:span text:style-name="T151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98">will</text:span><text:span text:style-name="T151">.</text:span></text:p>
      <text:p text:style-name="P402"/>
      <text:p text:style-name="P615"><text:span text:style-name="T151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98">I</text:span><text:span text:style-name="T151"> или </text:span><text:span text:style-name="T98">we</text:span><text:span text:style-name="T151">.</text:span></text:p>
      <text:p text:style-name="P402"/>
      <text:p text:style-name="P491">Shall I close the door? - Я закрою дверь? (вы не против, если я закрою дверь?)</text:p>
      <text:p text:style-name="P33"><text:span text:style-name="T298">S</text:span><text:span text:style-name="T294">hall we dance? - Потанцуем? (вы не против потанцевать?)</text:span></text:p>
      <text:p text:style-name="P400"/>
      <text:p text:style-name="P377"><text:span text:style-name="T628">Глаголы </text:span><text:span text:style-name="T357">c</text:span><text:span text:style-name="T344">an</text:span> и <text:span text:style-name="T357">c</text:span><text:span text:style-name="T344">ould</text:span></text:p>
      <text:p text:style-name="P402"/>
      <text:p text:style-name="P621"><text:span text:style-name="T110">Can</text:span><text:span text:style-name="T153"> переводится как «умею», «могу», «смогу». </text:span><text:span text:style-name="T172">С</text:span><text:span text:style-name="T153"> частицей </text:span><text:span text:style-name="T110">not</text:span><text:span text:style-name="T153"> в пишется либо </text:span></text:p>
      <text:p text:style-name="P265"><text:span text:style-name="T153">слитно — </text:span><text:span text:style-name="T110">cannot</text:span><text:span text:style-name="T153">, либо сокращенно — </text:span><text:span text:style-name="T110">can`t</text:span><text:span text:style-name="T153">. </text:span><text:span text:style-name="T172">М</text:span><text:span text:style-name="T154">ожет передавать следующие значения:</text:span></text:p>
      <text:list xml:id="list3027676690" text:style-name="L33">
        <text:list-item>
          <text:p text:style-name="P874"><text:span text:style-name="T153">у</text:span><text:span text:style-name="T154">мственные или физические возможности, умение что-то сделать;</text:span></text:p>
        </text:list-item>
        <text:list-item>
          <text:p text:style-name="P789">разрешение или запрет что-то cделать;</text:p>
        </text:list-item>
        <text:list-item>
          <text:p text:style-name="P789">просьба или предложение о помощи;</text:p>
        </text:list-item>
        <text:list-item>
          <text:p text:style-name="P789">неуверенность в совершении действия (в вопросах).</text:p>
        </text:list-item>
      </text:list>
      <text:p text:style-name="P404"/>
      <text:p text:style-name="P34"><text:span text:style-name="T299">H</text:span><text:span text:style-name="T294">e can understand my English — Он может понимать мой английский.</text:span></text:p>
      <text:p text:style-name="P492">You can`t smoke here — Ты не можешь сдесь курить.</text:p>
      <text:p text:style-name="P492">Can I help you? - Я могу вам помочь?</text:p>
      <text:p text:style-name="P410"/>
      <text:p text:style-name="P690"><text:span text:style-name="T153">В </text:span><text:span text:style-name="T138">разговорной речи </text:span><text:span text:style-name="T92">can</text:span><text:span text:style-name="T138"> широко используется именно, когда нужно спросить разрешение </text:span></text:p>
      <text:p text:style-name="P691"><text:span text:style-name="T138">что-то сделать. </text:span><text:span text:style-name="T178">Е</text:span><text:span text:style-name="T176">сли нужно спросить разрешение вежливо, то используется may.</text:span></text:p>
      <text:p text:style-name="P446"/>
      <text:p text:style-name="P624"><text:span text:style-name="T112">Can</text:span><text:span text:style-name="T113"> I use your phone? / May I use your phone? - Я мог</text:span><text:span text:style-name="T112">у</text:span><text:span text:style-name="T113"> воспольз</text:span><text:span text:style-name="T112">оваться</text:span><text:span text:style-name="T113"> </text:span></text:p>
      <text:p text:style-name="P624"><text:span text:style-name="T112">твоим/</text:span><text:span text:style-name="T113">вашим телефоном?</text:span></text:p>
      <text:p text:style-name="P403"/>
      <text:p text:style-name="P692"><text:span text:style-name="T92">Could [куд] </text:span><text:span text:style-name="T138">переводится как «мог», «мог бы» и является прошедшей формой от </text:span><text:span text:style-name="T92">can</text:span><text:span text:style-name="T138">. </text:span></text:p>
      <text:p text:style-name="P411">Его следует использовать, когда мы говорим о том, что что-то умели или могли в прошлом.</text:p>
      <text:p text:style-name="P445">Также <text:span text:style-name="T344">could</text:span> <text:span text:style-name="T647">применяется</text:span> в качестве официальной формы обращения.</text:p>
      <text:p text:style-name="P411"/>
      <text:p text:style-name="P493">I could read at the age of 4 — Я мог читать в 4 года.</text:p>
      <text:p text:style-name="P493">This story could be true — Эта история могла бы быть правдой.</text:p>
      <text:p text:style-name="P382"/>
      <text:p text:style-name="P382"><text:span text:style-name="T626">К</text:span>онструкция <text:span text:style-name="T344">be able to</text:span></text:p>
      <text:p text:style-name="P412"/>
      <text:p text:style-name="P413">Дублирует по значению модальные глаголы <text:span text:style-name="T344">can/could</text:span>. Говорит о возможности </text:p>
      <text:p text:style-name="P413">соверишить действие. <text:span text:style-name="T641">В настоящем времени </text:span><text:span text:style-name="T625">заменяется модальным глаголом </text:span><text:span text:style-name="T356">can</text:span><text:span text:style-name="T641">.</text:span></text:p>
      <text:p text:style-name="P413"/>
      <text:p text:style-name="P414">В этой конструкции глагол <text:span text:style-name="T344">be</text:span> передает время:</text:p>
      <text:list xml:id="list690286644" text:style-name="L34">
        <text:list-item>
          <text:p text:style-name="P790">am/is/are able to — могу/может/могут (есть возможность);</text:p>
        </text:list-item>
        <text:list-item>
          <text:p text:style-name="P790">was/were able to — смог/смогли;</text:p>
        </text:list-item>
        <text:list-item>
          <text:p text:style-name="P790">will be able to — смогу/сможет/смогут.</text:p>
        </text:list-item>
      </text:list>
      <text:p text:style-name="P415"/>
      <text:p text:style-name="P617"><text:span text:style-name="T99">B</text:span><text:span text:style-name="T100">e able to</text:span><text:span text:style-name="T155"> передает оттенок </text:span><text:span text:style-name="T156">того, что </text:span><text:span text:style-name="T159">человек</text:span><text:span text:style-name="T156"> обычно не может сделать, но именно тогда </text:span></text:p>
      <text:p text:style-name="P617"><text:span text:style-name="T156">смог (в прошедшем) или сможет (в будущем).</text:span><text:span text:style-name="T155"> </text:span><text:span text:style-name="T156">Т</text:span><text:span text:style-name="T155">. е. не «мог</text:span><text:span text:style-name="T156">у</text:span><text:span text:style-name="T155">», а «</text:span><text:span text:style-name="T156">смогу</text:span><text:span text:style-name="T155">».</text:span></text:p>
      <text:p text:style-name="P416"/>
      <text:p text:style-name="P494"><text:soft-page-break/>Stacey talked rather quickly, but I was able to understand her — Стэйси говорила довольно быстро, но я смог понять её.</text:p>
      <text:p text:style-name="P494"/>
      <text:p text:style-name="P494">If I learn French, I will be able to understand it — Если я буду учить французский, </text:p>
      <text:p text:style-name="P494">я смогу понимать его.</text:p>
      <text:p text:style-name="P494"/>
      <text:p text:style-name="P378"><text:span text:style-name="T628">Глаголы </text:span><text:span text:style-name="T357">m</text:span><text:span text:style-name="T344">ight</text:span> и <text:span text:style-name="T357">m</text:span><text:span text:style-name="T344">ay</text:span></text:p>
      <text:p text:style-name="P494"/>
      <text:p text:style-name="P622"><text:span text:style-name="T173">M</text:span><text:span text:style-name="T103">ight [майт]</text:span><text:span text:style-name="T157"> переводится как «может» или «мог бы», </text:span><text:span text:style-name="T164">а</text:span><text:span text:style-name="T630"> т</text:span>акже <text:span text:style-name="T157">наречием </text:span><text:span text:style-name="T162">«возможно», «вероятно», </text:span><text:span text:style-name="T163">«должно быть», </text:span><text:span text:style-name="T162">«наверное»</text:span><text:span text:style-name="T157">. </text:span></text:p>
      <text:p text:style-name="P442"/>
      <text:p text:style-name="P417">Он указывает на вероятность того, что ситуация может происходить сейчас или произойти </text:p>
      <text:p text:style-name="P417">в ближайшем будущем. Является синонимом фразе <text:span text:style-name="T344">it is possible that</text:span> (возможно, что).</text:p>
      <text:p text:style-name="P512"/>
      <text:p text:style-name="P693"><text:span text:style-name="T92">Look at the sky. It might rain — Посмотри на небо. Возможно </text:span><text:span text:style-name="T102">пойдет дождь.</text:span></text:p>
      <text:p text:style-name="P694"><text:span text:style-name="T102">M</text:span><text:span text:style-name="T92">ight Tom call in the evening? - Том может позвонить вечером? (может</text:span><text:span text:style-name="T104"> ли он позвонить</text:span><text:span text:style-name="T92">?)</text:span></text:p>
      <text:p text:style-name="P494"/>
      <text:p text:style-name="P661"><text:span text:style-name="T173">Отрицание</text:span><text:span text:style-name="T158"> </text:span><text:span text:style-name="T101">might</text:span><text:span text:style-name="T158"> </text:span><text:span text:style-name="T101">not</text:span><text:span text:style-name="T158"> </text:span><text:span text:style-name="T173">сокращается до</text:span><text:span text:style-name="T158"> </text:span><text:span text:style-name="T101">mightn`t [майтэнт]</text:span><text:span text:style-name="T158">.</text:span></text:p>
      <text:p text:style-name="P443"/>
      <text:p text:style-name="P661"><text:span text:style-name="T157">Модальный глагол </text:span><text:span text:style-name="T103">may</text:span><text:span text:style-name="T157"> в современном английском используется </text:span><text:span text:style-name="T158">редко</text:span><text:span text:style-name="T157">. Но его часто применяют, когда нужно предложить помощь незнакомому человеку. </text:span><text:span text:style-name="T177">Он п</text:span><text:span text:style-name="T157">ереводится как «иметь возможность» и по сути </text:span><text:span text:style-name="T158">взаимозаменяем с</text:span><text:span text:style-name="T157"> </text:span><text:span text:style-name="T103">might</text:span><text:span text:style-name="T157">.</text:span></text:p>
      <text:p text:style-name="P495"/>
      <text:p text:style-name="P495">May I help you, sir? Я могу вам помочь, сэр? (имею ли я возможность вам помочь?)</text:p>
      <text:p text:style-name="P444"/>
      <text:p text:style-name="P379"><text:span text:style-name="T629">Глагол </text:span><text:span text:style-name="T358">m</text:span><text:span text:style-name="T344">ust</text:span></text:p>
      <text:p text:style-name="P418"/>
      <text:p text:style-name="P625"><text:span text:style-name="T179">О</text:span><text:span text:style-name="T163">дин из самых распространенных в речи модальных глаголов. </text:span><text:span text:style-name="T180">И</text:span><text:span text:style-name="T163">спользуется в настоящем времени. Переводится как «должен», «обязан» или «должно быть», «</text:span><text:span text:style-name="T160">наверное»</text:span><text:span text:style-name="T163">.</text:span></text:p>
      <text:p text:style-name="P419"/>
      <text:p text:style-name="P264"><text:span text:style-name="T160">П</text:span><text:span text:style-name="T154">ереда</text:span><text:span text:style-name="T160">ет</text:span><text:span text:style-name="T154"> следующие значения</text:span><text:span text:style-name="T161">:</text:span></text:p>
      <text:list xml:id="list149569146" text:style-name="L35">
        <text:list-item>
          <text:p text:style-name="P791">необходимость, обязанность, долг;</text:p>
        </text:list-item>
        <text:list-item>
          <text:p text:style-name="P792">настойчивый совет, приказ, запрет (в отрицаниях);</text:p>
        </text:list-item>
      </text:list>
      <text:p text:style-name="P513"/>
      <text:p text:style-name="P513">I must go — Я должен идти. </text:p>
      <text:p text:style-name="P498">He must not be at home now — <text:s/><text:span text:style-name="T640">О</text:span>н не должен сейчас быть дома.</text:p>
      <text:p text:style-name="P651"><text:span text:style-name="T127">Must we hurry? — Нам нужно торопиться? </text:span><text:span text:style-name="T128">(должны ли мы торопиться?)</text:span></text:p>
      <text:p text:style-name="P498"/>
      <text:p text:style-name="P651"><text:span text:style-name="T161">Отрицание </text:span><text:span text:style-name="T111">must not</text:span><text:span text:style-name="T161"> </text:span><text:span text:style-name="T173">означает</text:span><text:span text:style-name="T161"> «нельзя», «запрещено». Сокращается до </text:span><text:span text:style-name="T111">musn`t [мазнт]</text:span><text:span text:style-name="T161">.</text:span></text:p>
      <text:p text:style-name="P496">You musn`t park here — Здесь нельзя парковаться.</text:p>
      <text:p text:style-name="P419"/>
      <text:p text:style-name="P420">Когда <text:span text:style-name="T344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20"/>
      <text:p text:style-name="P497">She has worked so hard these days. She must<text:span text:style-name="T544"> </text:span>be very tired — </text:p>
      <text:p text:style-name="P497">Она так много работала в эти дни. Она, наверное, очень <text:span text:style-name="T627">уставшая.</text:span></text:p>
      <text:p text:style-name="P499"/>
      <text:p text:style-name="P380">Конструкция <text:span text:style-name="T344">have to</text:span></text:p>
      <text:p text:style-name="P421"/>
      <text:p text:style-name="P423">Дублирует по значению модальный глагол <text:span text:style-name="T344">must</text:span>. Говорит об обязанностях, </text:p>
      <text:p text:style-name="P423">которые человек вынежден выполнять <text:span text:style-name="T642">не по свое воле</text:span>. </text:p>
      <text:p text:style-name="P422"/>
      <text:p text:style-name="P422"><text:soft-page-break/>В настоящем времени <text:span text:style-name="T344">have to</text:span> и <text:span text:style-name="T344">must</text:span> взаимозаменяемы и часто разницы между ними нет.</text:p>
      <text:p text:style-name="P422">Однако <text:span text:style-name="T344">must</text:span> означает необходимость, которая исходит от самого человека, </text:p>
      <text:p text:style-name="P422">а <text:span text:style-name="T344">have to</text:span> говорит о необходимости, исходящей извне.</text:p>
      <text:p text:style-name="P422"/>
      <text:p text:style-name="P500">I must do it — Я должен это сделать (это мой долг).</text:p>
      <text:p text:style-name="P500">I have to do it — Я должен это сделать (того требуют обстоятельства).</text:p>
      <text:p text:style-name="P422"/>
      <text:p text:style-name="P618"><text:span text:style-name="T105">Have to</text:span><text:span text:style-name="T165">, в отличие от </text:span><text:span text:style-name="T105">must</text:span><text:span text:style-name="T165">, может употребляться во всех временах. Форма в будущем </text:span></text:p>
      <text:p text:style-name="P424">времени используется редко и ее предпочитают заменять на форму настоящего.</text:p>
      <text:p text:style-name="P424"/>
      <text:p text:style-name="P424">Отрицательная и вопросительная форма образуется с помощью вспомогательных </text:p>
      <text:p text:style-name="P618"><text:span text:style-name="T165">глаголов </text:span><text:span text:style-name="T105">do/did/will</text:span><text:span text:style-name="T165">. (</text:span><text:span text:style-name="T181">здесь </text:span><text:span text:style-name="T105">have</text:span><text:span text:style-name="T165"> ведет себя как смысловой глагол).</text:span></text:p>
      <text:p text:style-name="P502"/>
      <text:p text:style-name="P501"><text:span text:style-name="T650">I </text:span><text:span text:style-name="T294">had to go — Я должен был идти.</text:span></text:p>
      <text:p text:style-name="P500">He doesn`t have to go — Он не должен идти.</text:p>
      <text:p text:style-name="P514">Will they have to go? — Они должны будут идти?</text:p>
      <text:p text:style-name="P425"/>
      <text:p text:style-name="P695"><text:span text:style-name="T165">В </text:span><text:span text:style-name="T138">отрицательных предложениях </text:span><text:span text:style-name="T92">have to</text:span><text:span text:style-name="T138"> и </text:span><text:span text:style-name="T92">must</text:span><text:span text:style-name="T138"> передают разный смысл. </text:span></text:p>
      <text:p text:style-name="P695"><text:span text:style-name="T92">Must not</text:span><text:span text:style-name="T138"> выражает запрет, а </text:span><text:span text:style-name="T92">heve to</text:span><text:span text:style-name="T138"> — отсутсвие обязанности.</text:span></text:p>
      <text:p text:style-name="P468"/>
      <text:p text:style-name="P500">You mustn`t tell anyone — Ты не должен рассказывать никому.</text:p>
      <text:p text:style-name="P500">You don`t have to tell me everything — Можешь не рассказывать мне всего.</text:p>
      <text:p text:style-name="P424"/>
      <text:p text:style-name="P626"><text:span text:style-name="T106">Have</text:span><text:span text:style-name="T166"> в значении «должен» всегда используется с частицей </text:span><text:span text:style-name="T106">to</text:span><text:span text:style-name="T166">. Если не поставить </text:span><text:span text:style-name="T106">to</text:span><text:span text:style-name="T166"> </text:span></text:p>
      <text:p text:style-name="P626"><text:span text:style-name="T166">после </text:span><text:span text:style-name="T106">have</text:span><text:span text:style-name="T166">, то этот глагол будет ознать «иметь». </text:span></text:p>
      <text:p text:style-name="P424"/>
      <text:p text:style-name="P9"><text:span text:style-name="T216">Г</text:span><text:span text:style-name="T217">лагол </text:span><text:span text:style-name="T132">should</text:span></text:p>
      <text:p text:style-name="P426"/>
      <text:p text:style-name="P627"><text:span text:style-name="T114">Should [шуд] </text:span><text:span text:style-name="T182">подходит</text:span><text:span text:style-name="T166">, чтобы дать</text:span><text:span text:style-name="T182"> вежливый</text:span><text:span text:style-name="T166"> совет. Переводится как «</text:span><text:span text:style-name="T183">следует сделать</text:span><text:span text:style-name="T166">» </text:span></text:p>
      <text:p text:style-name="P627"><text:span text:style-name="T183">или «нужно (так поступить)». </text:span><text:span text:style-name="T185">С</text:span><text:span text:style-name="T183">вязан с на</text:span><text:span text:style-name="T185">с</text:span><text:span text:style-name="T183">тоящим и будущим временем. Грамматически использ</text:span><text:span text:style-name="T182">уется</text:span><text:span text:style-name="T183"> по тем же правилами, что и другие модальные глаголы.</text:span></text:p>
      <text:p text:style-name="P429"/>
      <text:p text:style-name="P41">You should be more attentive — Вам следует быть более внимательным.</text:p>
      <text:p text:style-name="P427"/>
      <text:p text:style-name="P628"><text:span text:style-name="T184">Для</text:span><text:span text:style-name="T183"> совет</text:span><text:span text:style-name="T184">а</text:span><text:span text:style-name="T183">, помимо </text:span><text:span text:style-name="T114">should,</text:span><text:span text:style-name="T183"> можно также использовать обороты, помогающие </text:span></text:p>
      <text:p text:style-name="P628"><text:span text:style-name="T183">выразить мненеие, например </text:span><text:span text:style-name="T114">I think, I don`t think</text:span><text:span text:style-name="T183">.</text:span></text:p>
      <text:p text:style-name="P428"/>
      <text:p text:style-name="P503">I think you should leave — Думаю, вам пора уйти.</text:p>
      <text:p text:style-name="P504"/>
      <text:p text:style-name="P619"><text:span text:style-name="T107">Should</text:span><text:span text:style-name="T167"> также выражает: недоумение, удивление, возмущение. В этом случае </text:span><text:span text:style-name="T184">он</text:span><text:span text:style-name="T167"> передает эмоциональную окраску высказыванию. Отрицательная форма говорит о плохой зате</text:span><text:span text:style-name="T168">е</text:span><text:span text:style-name="T167">.</text:span></text:p>
      <text:p text:style-name="P427"/>
      <text:p text:style-name="P503">Why should I go there? - Скакой стати мне туда идти?</text:p>
      <text:p text:style-name="P503">You shouldn`t go there — Не нужно туда идти <text:span text:style-name="T648">(это плохая идея)</text:span>.</text:p>
      <text:p text:style-name="P427"/>
      <text:p text:style-name="P10"><text:span text:style-name="T211">Глагол </text:span><text:span text:style-name="T130">would</text:span></text:p>
      <text:p text:style-name="P430"/>
      <text:p text:style-name="P432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32">Грамматически использ</text:span><text:span text:style-name="T633">уется</text:span><text:span text:style-name="T632"> по тем же правилами, что и другие модальные глаголы.</text:span></text:p>
      <text:p text:style-name="P431"/>
      <text:p text:style-name="P435"><text:soft-page-break/>При переводе <text:span text:style-name="T344">would</text:span>, <text:span text:style-name="T633">по сути, </text:span>выпадает, а идущий после него смысловой глагол, используется с частицей<text:span text:style-name="T359"> </text:span><text:span text:style-name="T344">to</text:span>. <text:span text:style-name="T359">Would</text:span><text:span text:style-name="T635"> часто сокращается до </text:span><text:span text:style-name="T359">`d</text:span><text:span text:style-name="T635"> и произносится как одна буква (поэтому поначалу расслышать </text:span><text:span text:style-name="T359">would</text:span><text:span text:style-name="T635"> в предложении довольно сложно).</text:span></text:p>
      <text:p text:style-name="P431"/>
      <text:p text:style-name="P433"><text:span text:style-name="T631">В</text:span>стречается в вариантах, <text:span text:style-name="T649">когда</text:span>:</text:p>
      <text:list xml:id="list2353789037" text:style-name="L36">
        <text:list-item>
          <text:p text:style-name="P793">соответствует русской частице «бы» (когда представляют ситуацию);</text:p>
        </text:list-item>
        <text:list-item>
          <text:p text:style-name="P793">сообщает о привычках прошлого (в этом случае может заменяться на <text:span text:style-name="T344">used to</text:span>).</text:p>
        </text:list-item>
      </text:list>
      <text:p text:style-name="P434"/>
      <text:p text:style-name="P505">I would like to live in New Your — Я бы хотел жить в Нью Йорке <text:span text:style-name="T631">(представил)</text:span>.</text:p>
      <text:p text:style-name="P506">I wouldn`t watch this film with my child — Я бы не смотрела этот фильм с моим ребенком.</text:p>
      <text:p text:style-name="P507">Would you like to go <text:span text:style-name="T634">to the party with us? </text:span>—<text:span text:style-name="T634"> Ты бы хотел пойти с нами на вечеринку?</text:span></text:p>
      <text:p text:style-name="P436"/>
      <text:p text:style-name="P662"><text:span text:style-name="T169">Фраза </text:span><text:span text:style-name="T108">would you like</text:span><text:span text:style-name="T169"> часто используется, когда хотят предложить человеку услугу</text:span><text:span text:style-name="T187">, </text:span><text:span text:style-name="T169">предмет </text:span></text:p>
      <text:p text:style-name="P662"><text:span text:style-name="T169">и т. п. Если человек согласен, то он отвечает </text:span><text:span text:style-name="T108">I`d like to</text:span><text:span text:style-name="T169"> (</text:span><text:span text:style-name="T186">я бы хотел</text:span><text:span text:style-name="T169">) </text:span><text:span text:style-name="T186">или </text:span><text:span text:style-name="T116">I`d love to</text:span></text:p>
      <text:p text:style-name="P662"><text:span text:style-name="T169">(с удовольствием). <text:s/></text:span><text:span text:style-name="T108">I`d like to </text:span><text:span text:style-name="T209">можно использовать вместо</text:span><text:span text:style-name="T125"> I want </text:span><text:span text:style-name="T129">(уточнить)</text:span><text:span text:style-name="T125">.</text:span></text:p>
      <text:p text:style-name="P437"/>
      <text:p text:style-name="P629"><text:span text:style-name="T108">Would you like a cup of </text:span><text:span text:style-name="T115">tea</text:span><text:span text:style-name="T108">? Yes, I would — Вы бы хотили чашечку </text:span><text:span text:style-name="T115">чая</text:span><text:span text:style-name="T108">? Да, хотел бы.</text:span></text:p>
      <text:p text:style-name="P437"/>
      <text:p text:style-name="P508">What would you like, coffee or tea? I`d like some cofee — Чтобы вы хотели, </text:p>
      <text:p text:style-name="P508">кофе или чай? Я бы хотел кофе.</text:p>
      <text:p text:style-name="P437"/>
      <text:p text:style-name="P381">Конструкция <text:span text:style-name="T344">used to</text:span></text:p>
      <text:p text:style-name="P437"/>
      <text:p text:style-name="P438">Используется, когда говорят о регулярных вещах, происходящих в прошлом. </text:p>
      <text:p text:style-name="P620"><text:span text:style-name="T170">Британцы </text:span><text:span text:style-name="T171">предпочитают</text:span><text:span text:style-name="T170"> </text:span><text:span text:style-name="T109">used to</text:span><text:span text:style-name="T170">, американцы чаще использую </text:span><text:span text:style-name="T109">would</text:span><text:span text:style-name="T170">.</text:span></text:p>
      <text:p text:style-name="P438"/>
      <text:p text:style-name="P438">На русский <text:span text:style-name="T344">would/used to</text:span> можно перевести как «имел привычку делать» <text:span text:style-name="T637">или</text:span> «раньше».</text:p>
      <text:p text:style-name="P439"><text:span text:style-name="T637">Также </text:span><text:span text:style-name="T344">would/used to</text:span> <text:span text:style-name="T637">подразумевает, что сейчас человек уже не делает того, что делал раньше.</text:span></text:p>
      <text:p text:style-name="P439"/>
      <text:p text:style-name="P440">Как правило <text:span text:style-name="T344">would</text:span> используется в ситуациях, когда указан период во время которого </text:p>
      <text:p text:style-name="P440">человек так не поступал. </text:p>
      <text:p text:style-name="P440"/>
      <text:p text:style-name="P441">После <text:span text:style-name="T344">used to</text:span> стоит глагол в начальной форме. В настоящем времени эта констуркция </text:p>
      <text:p text:style-name="P441">не используется <text:span text:style-name="T638">(для этого есть Present Simple) </text:span>и<text:span text:style-name="T636"> </text:span>часто <text:span text:style-name="T636">выпадает при переводе.</text:span></text:p>
      <text:p text:style-name="P441"/>
      <text:p text:style-name="P509">I used to live in Bristol — Раньше я жил <text:span text:style-name="T639">в Бристоле (а сейчас нет).</text:span></text:p>
      <text:p text:style-name="P510">I didn`t use to drink tea — Раньше я не пил чай (а теперь пью).</text:p>
      <text:p text:style-name="P511">Did you use to play tennis? — Ты раньше играл в теннис?</text:p>
      <text:p text:style-name="P384"/>
      <text:p text:style-name="P384">Повелительно наклонение. Imperative</text:p>
      <text:p text:style-name="P447"/>
      <text:p text:style-name="P448">Это способ озвучить распоряжение, приказ, <text:span text:style-name="T651">просьбу</text:span> или призыв к действию.</text:p>
      <text:p text:style-name="P448">В речи очень часто используются предложения в форме повелительного наклонения.</text:p>
      <text:p text:style-name="P448"/>
      <text:p text:style-name="P630"><text:span text:style-name="T188">Чтобы выразить приказ или просьбу (</text:span><text:span text:style-name="T189">настойчиво</text:span><text:span text:style-name="T188">), нужно начать предложение с глагола </text:span></text:p>
      <text:p text:style-name="P449">в начальной форме (форма повелительного наклонения только одна).</text:p>
      <text:p text:style-name="P448"/>
      <text:p text:style-name="P42"><text:span text:style-name="T300">C</text:span><text:span text:style-name="T294">ome here — Подойдите сюда ( призыв к действию).</text:span></text:p>
      <text:p text:style-name="P515">Put your gun down! — Опусти оружие! (приказ).</text:p>
      <text:p text:style-name="P515">Help! — Помогите! (настойчивая просьба).</text:p>
      <text:p text:style-name="P450"/>
      <text:p text:style-name="P696"><text:span text:style-name="T138">Чтобы просьба звучала вежливее, </text:span><text:span text:style-name="T190">используют слово please: </text:span><text:span text:style-name="T117">Come here, please</text:span><text:span text:style-name="T190">.</text:span></text:p>
      <text:p text:style-name="P697"><text:soft-page-break/><text:span text:style-name="T190">Е</text:span><text:span text:style-name="T138">сли </text:span><text:span text:style-name="T191">человеку предлагают угоститься едой, то часто начинают предложение с </text:span><text:span text:style-name="T118">have</text:span><text:span text:style-name="T191">.</text:span></text:p>
      <text:p text:style-name="P516">Have a cake, please — Угощайтесь тортом, пожалуйста.</text:p>
      <text:p text:style-name="P451"/>
      <text:p text:style-name="P718"><text:span text:style-name="T138">Глагол </text:span><text:span text:style-name="T92">have</text:span><text:span text:style-name="T138"> может входить в устойчивые обороты, связанные с пожеланием. </text:span></text:p>
      <text:p text:style-name="P451">В этом случае он обычно выпадает при переводе.</text:p>
      <text:p text:style-name="P452"/>
      <text:p text:style-name="P43"><text:span text:style-name="T301">H</text:span><text:span text:style-name="T294">ave a nice time — Приятно провести время.</text:span></text:p>
      <text:p text:style-name="P517">Have fun — Повеселитесь.</text:p>
      <text:p text:style-name="P517"/>
      <text:p text:style-name="P122"><text:span text:style-name="T294">Если нужно призвать человека или группу людей совершить что-то вместе, то нужно использовать </text:span><text:span text:style-name="T92">let`s (let us)</text:span><text:span text:style-name="T294"> перед глаголом. Это еще один способ говорить вежливее </text:span></text:p>
      <text:p text:style-name="P453">в повелительном наклонении.</text:p>
      <text:p text:style-name="P453"/>
      <text:p text:style-name="P517">Let`s do it — Давай сделаем это (досл. Позволь нам сделать это).</text:p>
      <text:p text:style-name="P517">Let`s not watch this movie — Давай не будем смотреть этот фильм.</text:p>
      <text:p text:style-name="P453"/>
      <text:p text:style-name="P122"><text:span text:style-name="T294">Если нужно попросить человека не делать что-либо, то нужно начать с </text:span><text:span text:style-name="T92">don`t</text:span><text:span text:style-name="T294">.</text:span></text:p>
      <text:p text:style-name="P517"/>
      <text:p text:style-name="P518">Don`t come here — Не подходи сюда. </text:p>
      <text:p text:style-name="P518">Don`t do it — Не делай этого.</text:p>
      <text:p text:style-name="P518"/>
      <text:p text:style-name="P383">Пассивный<text:span text:style-name="T659"> </text:span>залог. <text:span text:style-name="T660">Passive Voice</text:span></text:p>
      <text:p text:style-name="P454"/>
      <text:p text:style-name="P123"><text:span text:style-name="T294">В английском языке, как и в русском, </text:span><text:span text:style-name="T302">есть 2</text:span><text:span text:style-name="T294"> вида залога: активный и пассивный.</text:span></text:p>
      <text:p text:style-name="P631"><text:span text:style-name="T192">Активный залог </text:span><text:span text:style-name="T193">по другому</text:span><text:span text:style-name="T192"> называется действительным (я сам совершаю действие), </text:span></text:p>
      <text:p text:style-name="P455">а пассивный — страдательным (надо мной совершают действие.)</text:p>
      <text:p text:style-name="P456"/>
      <text:p text:style-name="P457">Порядок слов у предложения в пассивном залоге: </text:p>
      <text:list xml:id="list3653994696" text:style-name="L37">
        <text:list-item>
          <text:p text:style-name="P794">подлежащее;</text:p>
        </text:list-item>
        <text:list-item>
          <text:p text:style-name="P794">сказуемое в пассивном залоге (что сделано?);</text:p>
        </text:list-item>
        <text:list-item>
          <text:p text:style-name="P794">дополнение;</text:p>
        </text:list-item>
        <text:list-item>
          <text:p text:style-name="P794">обстоятельство.</text:p>
        </text:list-item>
      </text:list>
      <text:p text:style-name="P458"/>
      <text:p text:style-name="P632"><text:span text:style-name="T194">Сказуемое в пассивном залоге состоит из 2х частей: вспомогательного глагола </text:span><text:span text:style-name="T122">be</text:span><text:span text:style-name="T194"> </text:span></text:p>
      <text:p text:style-name="P632"><text:span text:style-name="T194">и смыслового глагола в 3й форме </text:span><text:span text:style-name="T207">(для </text:span><text:span text:style-name="T208">группы </text:span><text:span text:style-name="T207">Simple)</text:span><text:span text:style-name="T194">.</text:span></text:p>
      <text:p text:style-name="P459"/>
      <text:p text:style-name="P44"><text:span text:style-name="T305">I finished my work</text:span><text:span text:style-name="T294"> yesterday — </text:span><text:span text:style-name="T305">Я закончил работу</text:span><text:span text:style-name="T294"> вчера (активный залог).</text:span></text:p>
      <text:p text:style-name="P44"><text:span text:style-name="T305">The work was finished</text:span><text:span text:style-name="T294"> yesterday — </text:span><text:span text:style-name="T305">Работа была закончена</text:span><text:span text:style-name="T294"> вчера (пассивный залог).</text:span></text:p>
      <text:p text:style-name="P469"/>
      <text:p text:style-name="P637"><text:span text:style-name="T205">П</text:span><text:span text:style-name="T204">ассивный залог </text:span><text:span text:style-name="T205">обычно </text:span><text:span text:style-name="T204">используется, когда автор действия неизвестен, не важен </text:span></text:p>
      <text:p text:style-name="P124"><text:span text:style-name="T294">или намеренно скрыт. </text:span><text:span text:style-name="T303">Пассивный залог часто применяется в деловой речи.</text:span></text:p>
      <text:p text:style-name="P519"/>
      <text:p text:style-name="P520">This house is quite old. It was buil in 1990 — Дом старый. Он был простроен в 1990 году.</text:p>
      <text:p text:style-name="P520">(кто построил дом — неизвестно; известен только дом, и что с ним сделали — построили).</text:p>
      <text:p text:style-name="P521"/>
      <text:p text:style-name="P633"><text:span text:style-name="T195">Если нужно указать </text:span><text:span text:style-name="T196">автора</text:span><text:span text:style-name="T195"> действи</text:span><text:span text:style-name="T196">я</text:span><text:span text:style-name="T195">, то это можно сделать в дополнении </text:span></text:p>
      <text:p text:style-name="P633"><text:span text:style-name="T195">с использованием предлога </text:span><text:span text:style-name="T123">by</text:span><text:span text:style-name="T195"> (кем).</text:span></text:p>
      <text:p text:style-name="P460"/>
      <text:p text:style-name="P520">Ann Karenina was written by Leo Tolstoy — Анна Каренина была написана Львом Толстым.</text:p>
      <text:p text:style-name="P634"><text:span text:style-name="T119">(</text:span><text:span text:style-name="T120">над книгой совершили действие — ее написали</text:span><text:span text:style-name="T119">)</text:span></text:p>
      <text:p text:style-name="P522"/>
      <text:p text:style-name="P461"/>
      <text:p text:style-name="P774"><text:span text:style-name="T197">Подлежащие </text:span><text:span text:style-name="T121">I</text:span><text:span text:style-name="T197">, в предложении с пассивным залогом, часто переводится </text:span></text:p>
      <text:p text:style-name="P461">не как «я», а как «мне/мной/меня».</text:p>
      <text:p text:style-name="P462"/>
      <text:p text:style-name="P523">I am ignored all the time — Меня игнорируют все время.</text:p>
      <text:p text:style-name="P523">I was born in 1990 — Я родился в 1990 году (Меня родили в 1990 году).</text:p>
      <text:p text:style-name="P523"/>
      <text:p text:style-name="P638"><text:span text:style-name="T197">При переводе </text:span><text:span text:style-name="T121">I was born</text:span><text:span text:style-name="T197">, не совсем понятно, что это пассивный залог </text:span><text:span text:style-name="T203">(</text:span><text:span text:style-name="T124">I</text:span><text:span text:style-name="T203"> переводится как «я»)</text:span><text:span text:style-name="T197">.</text:span></text:p>
      <text:p text:style-name="P266"><text:span text:style-name="T197">В английском таких фраз мног. </text:span><text:span text:style-name="T206">Их</text:span><text:span text:style-name="T197"> нужно просто </text:span><text:span text:style-name="T206">запомнить</text:span><text:span text:style-name="T197">, </text:span><text:span text:style-name="T198">например:</text:span></text:p>
      <text:list xml:id="list2525578255" text:style-name="L38">
        <text:list-item>
          <text:p text:style-name="P795">be born — родился (в Past Simple);</text:p>
        </text:list-item>
        <text:list-item>
          <text:p text:style-name="P795">be gone — умер (в Present Simple).</text:p>
        </text:list-item>
      </text:list>
      <text:p text:style-name="P463"/>
      <text:p text:style-name="P464">Present Simple Passive:</text:p>
      <text:p text:style-name="P524">Children are taught at school — Детей учат в школе.</text:p>
      <text:p text:style-name="P464"/>
      <text:p text:style-name="P464">Past Simple Passive:</text:p>
      <text:p text:style-name="P524">I was taught to ride a bike by my dadschool — Меня научил ездить на велосипеде папа.</text:p>
      <text:p text:style-name="P464"/>
      <text:p text:style-name="P464">Future Simple Passive:</text:p>
      <text:p text:style-name="P524">I will be taught English at university — Меня будут учить английскому в универе.</text:p>
      <text:p text:style-name="P524"/>
      <text:p text:style-name="P465">Present Perfect Passive <text:span text:style-name="T656">требует дополнительно</text:span><text:span text:style-name="T658">го</text:span><text:span text:style-name="T656"> слов</text:span><text:span text:style-name="T658">а</text:span><text:span text:style-name="T656"> </text:span><text:span text:style-name="T361">been, </text:span><text:span text:style-name="T658">после</text:span><text:span text:style-name="T362"> have</text:span><text:span text:style-name="T656">. </text:span></text:p>
      <text:p text:style-name="P466"><text:span text:style-name="T698">Е</text:span>сли его не указать, то предложение будет в форме активного залога (Present Perfect).</text:p>
      <text:p text:style-name="P525"/>
      <text:p text:style-name="P525">I have been taught an important lesson — Мне преподали важный урок.</text:p>
      <text:p text:style-name="P526">I have <text:span text:style-name="T657">taught an important lesson — </text:span>Я преподал важный урок.</text:p>
      <text:p text:style-name="P467"/>
      <text:p text:style-name="P464">Предложение в Present Perfect Passive можно перепутать с Present Perfect Continuous.</text:p>
      <text:p text:style-name="P464">Здесь главное в том, что в Passive смысловой глагол стоит в 3й форме, </text:p>
      <text:p text:style-name="P125"><text:span text:style-name="T294">а в Continuous — с окончанием </text:span><text:span text:style-name="T92">ing</text:span><text:span text:style-name="T294">.</text:span></text:p>
      <text:p text:style-name="P464"/>
      <text:p text:style-name="P635"><text:span text:style-name="T61">I have been </text:span><text:span text:style-name="T63">speaking</text:span><text:span text:style-name="T61"> English for 2 years. </text:span><text:span text:style-name="T62">—</text:span><text:span text:style-name="T61"> Я </text:span><text:span text:style-name="T63">говорю по</text:span><text:span text:style-name="T61"> английски уже 2 года.</text:span></text:p>
      <text:p text:style-name="P635"><text:span text:style-name="T61">I </text:span><text:span text:style-name="T64">have been </text:span><text:span text:style-name="T63">spoken English — </text:span><text:span text:style-name="T65">Со мной</text:span><text:span text:style-name="T63"> говорили по английски.</text:span></text:p>
      <text:p text:style-name="P527"/>
      <text:p text:style-name="P636"><text:span text:style-name="T219">Т</text:span><text:span text:style-name="T220">акже можно легко перепутать ситуации, когда be используется с прилагательным </text:span><text:span text:style-name="T221">и</text:span><text:span text:style-name="T220"> когда </text:span></text:p>
      <text:p text:style-name="P636"><text:span text:style-name="T221">с</text:span><text:span text:style-name="T220"> пассивн</text:span><text:span text:style-name="T221">ым</text:span><text:span text:style-name="T220"> залог</text:span><text:span text:style-name="T221">ом</text:span><text:span text:style-name="T220">. Здесь важно отлич</text:span><text:span text:style-name="T221">а</text:span><text:span text:style-name="T220">ть прилагательное от глагола.</text:span></text:p>
      <text:p text:style-name="P528"/>
      <text:p text:style-name="P250"><text:span text:style-name="T88">I am interested in art — Я</text:span><text:span text:style-name="T89"> интересуюсь</text:span><text:span text:style-name="T90"> </text:span><text:span text:style-name="T89">искусством </text:span><text:span text:style-name="T87">(interested — прилагательное)</text:span><text:span text:style-name="T89">.</text:span></text:p>
      <text:p text:style-name="P705"><text:span text:style-name="T63">I </text:span><text:span text:style-name="T60">am ignored all the time — Меня игнорируют все время (ignored — глагол в 3й форме).</text:span></text:p>
      <text:p text:style-name="P537"/>
      <text:p text:style-name="P362">Вопросительные предложения</text:p>
      <text:p text:style-name="P279"/>
      <text:p text:style-name="P281">Чтобы задать вопрос, нужно придерживаться обратного порядка слов, когда </text:p>
      <text:p text:style-name="P281">вспомогательный глагол стоит перед подлежащим (см. выше).</text:p>
      <text:p text:style-name="P281"/>
      <text:p text:style-name="P281">В вопросе может не быть вопросительного слова, смыслового глагола, дополнения, </text:p>
      <text:p text:style-name="P281">но в нем всегда есть вспомогательный глагол и подлежащее.</text:p>
      <text:p text:style-name="P281"/>
      <text:p text:style-name="P652">В английском есть 5 типов вопросов:</text:p>
      <text:p text:style-name="P283"/>
      <text:p text:style-name="P282"/>
      <text:p text:style-name="P775">1. Общий вопрос.</text:p>
      <text:p text:style-name="P282"/>
      <text:p text:style-name="P282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82"/>
      <text:p text:style-name="P698"><text:span text:style-name="T222">Чтобы коротко ответить на </text:span><text:span text:style-name="T223">такой </text:span><text:span text:style-name="T222">вопрос, недостаточно просто написать </text:span><text:span text:style-name="T66">yes/no</text:span><text:span text:style-name="T222">. Нужно также добавить корешок — местоимение со вспомогательным глаголом. </text:span><text:span text:style-name="T224">Корешок</text:span><text:span text:style-name="T222"> будет указыват</text:span><text:span text:style-name="T224">ь</text:span><text:span text:style-name="T222"> на мысль, которая была сказана в предыдушем предложении:</text:span></text:p>
      <text:p text:style-name="P563"/>
      <text:p text:style-name="P529"><text:span text:style-name="T544">Do you play</text:span> the piano? <text:span text:style-name="T413">—</text:span> Yes, <text:span text:style-name="T545">I do</text:span><text:span text:style-name="T554">.</text:span></text:p>
      <text:p text:style-name="P530"><text:span text:style-name="T545">Does Rita play</text:span><text:span text:style-name="T554"> football? </text:span><text:span text:style-name="T413">— </text:span><text:span text:style-name="T554">No, </text:span><text:span text:style-name="T545">she doesn`t</text:span><text:span text:style-name="T554">.</text:span> </text:p>
      <text:p text:style-name="P280"/>
      <text:p text:style-name="P282">2. Разделительный вопрос.</text:p>
      <text:p text:style-name="P282"/>
      <text:p text:style-name="P642"><text:span text:style-name="T225">Вопрос, который часто используется в разговорной речи, когда собеседник пытается </text:span><text:span text:style-name="T231">начать или поддержать беседу. Также с помощью таких вопросов можно </text:span><text:span text:style-name="T225">выяснить какую-то информацию на основе имеющихся фактов.</text:span></text:p>
      <text:p text:style-name="P284"/>
      <text:p text:style-name="P639"><text:span text:style-name="T225">С</text:span><text:span text:style-name="T226">остоит из 2х частей, разделенных запятой: утверждения и противоположного корешка. </text:span></text:p>
      <text:p text:style-name="P285">Корешок можно переводить словами: «правда?» «да?», «не так ли?», «верно?»</text:p>
      <text:p text:style-name="P45"><text:span text:style-name="T39">Y</text:span><text:span text:style-name="T38">ou play tennis every day, don`t you? </text:span><text:span text:style-name="T40">—</text:span><text:span text:style-name="T38"> Ты играешь в теннис, да?</text:span></text:p>
      <text:p text:style-name="P285"/>
      <text:p text:style-name="P639"><text:span text:style-name="T226">В </text:span><text:span text:style-name="T227">корешке </text:span><text:span text:style-name="T226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86"/>
      <text:p text:style-name="P288">Если в главной части отрицание, то в корешке должно быть утверждение (и наоборот). </text:p>
      <text:p text:style-name="P35"><text:span text:style-name="T41">You </text:span><text:span text:style-name="T42">don`t like tomato juice, do you? </text:span><text:span text:style-name="T40">—</text:span><text:span text:style-name="T42"> Ты не любишь томатный сок, да?</text:span></text:p>
      <text:p text:style-name="P288"/>
      <text:p text:style-name="P640"><text:span text:style-name="T228">Если в гланой части используется </text:span><text:span text:style-name="T67">I am</text:span><text:span text:style-name="T228">, то в корешке нужно говорить </text:span><text:span text:style-name="T67">aren`t I</text:span><text:span text:style-name="T228">, а не </text:span><text:span text:style-name="T67">amn`t I</text:span><text:span text:style-name="T228">.</text:span></text:p>
      <text:p text:style-name="P46"><text:span text:style-name="T41">I </text:span><text:span text:style-name="T38">am a famous artist, aren`t I? - Я знаменитая художница, да?</text:span></text:p>
      <text:p text:style-name="P288"/>
      <text:p text:style-name="P28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89"/>
      <text:p text:style-name="P641"><text:span text:style-name="T229">П</text:span><text:span text:style-name="T230">осему на такие вопросы лучше отвечать так, чтобы ответ отражал реальное </text:span></text:p>
      <text:p text:style-name="P290">положение дел, а не форму вопроса.</text:p>
      <text:p text:style-name="P290"/>
      <text:p text:style-name="P36"><text:span text:style-name="T43">T</text:span><text:span text:style-name="T38">hat isn`t your car, is it? Yes, it is — Это не твоя машина, да? Нет, моя</text:span></text:p>
      <text:p text:style-name="P649"><text:span text:style-name="T74">Можно</text:span><text:span text:style-name="T60"> ответить </text:span><text:span text:style-name="T74">и так</text:span><text:span text:style-name="T60">: Yes, it is my car — Да, это моя машина.</text:span></text:p>
      <text:p text:style-name="P287"/>
      <text:p text:style-name="P706"><text:span text:style-name="T226">3. </text:span><text:span text:style-name="T218">Специальный вопрос.</text:span></text:p>
      <text:p text:style-name="P291"/>
      <text:p text:style-name="P292">Самый популярный тип вопроса. Используется для получения доп. информации, </text:p>
      <text:p text:style-name="P699"><text:span text:style-name="T218">поэтому всегда начинается с вопросительного слова </text:span><text:span text:style-name="T233">или связки</text:span><text:span text:style-name="T218">.</text:span></text:p>
      <text:p text:style-name="P293"/>
      <text:p text:style-name="P294">Вопросительные слова:</text:p>
      <text:list xml:id="list664370591" text:style-name="L39">
        <text:list-item>
          <text:p text:style-name="P876"><text:span text:style-name="T218">who [ху] — </text:span><text:span text:style-name="T232">кто</text:span><text:span text:style-name="T218">;</text:span></text:p>
        </text:list-item>
        <text:list-item>
          <text:p text:style-name="P876"><text:span text:style-name="T218">whom [хум] — </text:span><text:span text:style-name="T232">кого</text:span><text:span text:style-name="T218">;</text:span></text:p>
        </text:list-item>
        <text:list-item>
          <text:p text:style-name="P876"><text:span text:style-name="T218">whose [хуз] — </text:span><text:span text:style-name="T232">чей</text:span><text:span text:style-name="T218">;</text:span></text:p>
        </text:list-item>
        <text:list-item>
          <text:p text:style-name="P876"><text:span text:style-name="T218">what — </text:span><text:span text:style-name="T232">что, какой</text:span><text:span text:style-name="T218">;</text:span></text:p>
        </text:list-item>
        <text:list-item>
          <text:p text:style-name="P876"><text:soft-page-break/><text:span text:style-name="T218">which — </text:span><text:span text:style-name="T232">который</text:span><text:span text:style-name="T218">;</text:span></text:p>
        </text:list-item>
        <text:list-item>
          <text:p text:style-name="P876"><text:span text:style-name="T218">where [</text:span><text:span text:style-name="T232">вэа</text:span><text:span text:style-name="T218">] — </text:span><text:span text:style-name="T232">где, куда</text:span><text:span text:style-name="T218">;</text:span></text:p>
        </text:list-item>
        <text:list-item>
          <text:p text:style-name="P876"><text:span text:style-name="T218">when — </text:span><text:span text:style-name="T232">когда</text:span><text:span text:style-name="T218">;</text:span></text:p>
        </text:list-item>
        <text:list-item>
          <text:p text:style-name="P876"><text:span text:style-name="T218">why [</text:span><text:span text:style-name="T232">вай</text:span><text:span text:style-name="T218">] — </text:span><text:span text:style-name="T232">зачем, почему</text:span><text:span text:style-name="T218">;</text:span></text:p>
        </text:list-item>
        <text:list-item>
          <text:p text:style-name="P796">how [хау] — как;</text:p>
        </text:list-item>
        <text:list-item>
          <text:p text:style-name="P876"><text:span text:style-name="T218">how often [хау офэн] — </text:span><text:span text:style-name="T232">как часто</text:span><text:span text:style-name="T218">;</text:span></text:p>
        </text:list-item>
        <text:list-item>
          <text:p text:style-name="P876"><text:span text:style-name="T218">how many — </text:span><text:span text:style-name="T232">сколько (исчисляемые существительные)</text:span><text:span text:style-name="T218">;</text:span></text:p>
        </text:list-item>
        <text:list-item>
          <text:p text:style-name="P876"><text:span text:style-name="T218">how much — </text:span><text:span text:style-name="T232">сколько (неисчесляемые существительные)</text:span><text:span text:style-name="T218">;</text:span></text:p>
        </text:list-item>
        <text:list-item>
          <text:p text:style-name="P876"><text:span text:style-name="T218">how long [хау лон] — </text:span><text:span text:style-name="T232">как долго</text:span><text:span text:style-name="T218">;</text:span></text:p>
        </text:list-item>
        <text:list-item>
          <text:p text:style-name="P876"><text:span text:style-name="T218">how long ago — </text:span><text:span text:style-name="T232">как давно</text:span><text:span text:style-name="T218">;</text:span></text:p>
        </text:list-item>
        <text:list-item>
          <text:p text:style-name="P876"><text:span text:style-name="T218">how old — </text:span><text:span text:style-name="T232">сколько лет</text:span><text:span text:style-name="T218">.</text:span></text:p>
        </text:list-item>
      </text:list>
      <text:p text:style-name="P286"/>
      <text:p text:style-name="P700"><text:span text:style-name="T68">W</text:span><text:span text:style-name="T60">hat</text:span><text:span text:style-name="T218"> и </text:span><text:span text:style-name="T60">which</text:span><text:span text:style-name="T218"> могут использоваться отдельно или с уточняющим словом, обычно, существительным, и тогда переводятся как «какой» и «какой из» </text:span><text:span text:style-name="T233">соотв</text:span><text:span text:style-name="T218">. </text:span></text:p>
      <text:p text:style-name="P295"/>
      <text:p text:style-name="P531">What do you like? — Что ты любишь?</text:p>
      <text:p text:style-name="P531">What car have you got? — Какая у тебя машина?</text:p>
      <text:p text:style-name="P531">Which car is yours? — Какая из машин твоя? </text:p>
      <text:p text:style-name="P531"/>
      <text:p text:style-name="P47"><text:span text:style-name="T44">Which</text:span><text:span text:style-name="T233"> подразумевает выбор из нескольких вариантов.</text:span></text:p>
      <text:p text:style-name="P643"><text:span text:style-name="T234">Слово </text:span><text:span text:style-name="T69">how</text:span><text:span text:style-name="T234"> чаще присутствует в </text:span><text:span text:style-name="T236">связке</text:span><text:span text:style-name="T234"> с прилагательным или наречием, но может употребляться и самостоятельно.</text:span></text:p>
      <text:p text:style-name="P296"/>
      <text:p text:style-name="P532">How old are you? — Сколько тебе лет?</text:p>
      <text:p text:style-name="P532">How are you? — Как ты?</text:p>
      <text:p text:style-name="P297"/>
      <text:p text:style-name="P48"><text:span text:style-name="T218">Вопрос с </text:span><text:span text:style-name="T38">how much</text:span><text:span text:style-name="T218"> задают, когда спрашивают о веществах, жидкостях или абстрактных понятиях </text:span><text:span text:style-name="T235">(что нельзя количественно посчитать)</text:span><text:span text:style-name="T218">. А с </text:span><text:span text:style-name="T38">how many</text:span><text:span text:style-name="T218">, когда спрашивают </text:span></text:p>
      <text:p text:style-name="P297">о нескольких предметах. </text:p>
      <text:p text:style-name="P296"/>
      <text:p text:style-name="P532">How much money have you got? — Сколько у тебя денег? (<text:span text:style-name="T663">много, </text:span>абстракция).</text:p>
      <text:p text:style-name="P532">How many friends have you got? — Сколько у тебя друзей? (<text:span text:style-name="T664">10, </text:span>количество).</text:p>
      <text:p text:style-name="P532"/>
      <text:p text:style-name="P298">4. Вопрос к подлежащему.</text:p>
      <text:p text:style-name="P298"/>
      <text:p text:style-name="P644"><text:span text:style-name="T237">Задается, когда хотят узнать кто или что совершает действие. Начинается со слова </text:span><text:span text:style-name="T70">who</text:span><text:span text:style-name="T237"> </text:span></text:p>
      <text:p text:style-name="P644"><text:span text:style-name="T237">или </text:span><text:span text:style-name="T70">what</text:span><text:span text:style-name="T237">, которое заменяют собой подлежащее. При этом порядок слов остается таким же, что и в утрверждении. В</text:span><text:span text:style-name="T238">спомогательный глагол часто отсутсвует в таком вопросе.</text:span></text:p>
      <text:p text:style-name="P299"/>
      <text:p text:style-name="P533">Who is in the Room? — Кто в комнате?</text:p>
      <text:p text:style-name="P534">What was that? — Что это было?</text:p>
      <text:p text:style-name="P534"/>
      <text:p text:style-name="P651"><text:span text:style-name="T71">W</text:span><text:span text:style-name="T60">ho/what</text:span><text:span text:style-name="T218"> </text:span><text:span text:style-name="T239">условно </text:span><text:span text:style-name="T218">являются 3м лицом единственного числа — т. е. </text:span><text:span text:style-name="T60">he/she/it</text:span><text:span text:style-name="T218">.</text:span></text:p>
      <text:p text:style-name="P300"/>
      <text:p text:style-name="P645"><text:span text:style-name="T218">Если подлежащее предполагается во множественном числе, то </text:span><text:span text:style-name="T238">в форму множественного числа нужно поставить глагол.</text:span></text:p>
      <text:p text:style-name="P300"/>
      <text:p text:style-name="P49"><text:span text:style-name="T38">Who </text:span><text:span text:style-name="T57">are</text:span><text:span text:style-name="T38"> my best friends? → </text:span><text:span text:style-name="T57">Mike and Paul</text:span><text:span text:style-name="T38"> are my best friends.</text:span></text:p>
      <text:p text:style-name="P300"/>
      <text:p text:style-name="P301"/>
      <text:p text:style-name="P776">5. Вопрос с альтернативой.</text:p>
      <text:p text:style-name="P301"/>
      <text:p text:style-name="P701"><text:span text:style-name="T218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0">or</text:span><text:span text:style-name="T218"> (в подлежащем, сказуемоем, дополнении или даже в слове </text:span><text:span text:style-name="T60">not</text:span><text:span text:style-name="T218">).</text:span></text:p>
      <text:p text:style-name="P566"/>
      <text:p text:style-name="P646"><text:span text:style-name="T38">Does </text:span><text:span text:style-name="T57">your mother or your father</text:span><text:span text:style-name="T38"> help you? (</text:span><text:span text:style-name="T45">п</text:span><text:span text:style-name="T38">одлежаще</text:span><text:span text:style-name="T45">е</text:span><text:span text:style-name="T38">)</text:span></text:p>
      <text:p text:style-name="P646"><text:span text:style-name="T72">Has he just </text:span><text:span text:style-name="T91">arrived or left</text:span><text:span text:style-name="T72">? (в смыслово</text:span><text:span text:style-name="T73">й</text:span><text:span text:style-name="T72"> глагол)</text:span></text:p>
      <text:p text:style-name="P646"><text:span text:style-name="T72">Will you go to Kiev </text:span><text:span text:style-name="T91">by train or by plane</text:span><text:span text:style-name="T72">? (дополнени</text:span><text:span text:style-name="T73">е</text:span><text:span text:style-name="T72">)</text:span></text:p>
      <text:p text:style-name="P646"><text:span text:style-name="T72">Do you like </text:span><text:span text:style-name="T91">sushi or not</text:span><text:span text:style-name="T72">? (слов</text:span><text:span text:style-name="T73">о</text:span><text:span text:style-name="T72"> not)</text:span></text:p>
      <text:p text:style-name="P304"/>
      <text:p text:style-name="P127"><text:span text:style-name="T46">В</text:span><text:span text:style-name="T38">опросы с предлогами.</text:span></text:p>
      <text:p text:style-name="P302"/>
      <text:p text:style-name="P305">По началу вызывают много трудностей, т. к. в русском языке предлог и вопросительное </text:p>
      <text:p text:style-name="P305">слово стоят рядом, а в английском они находятся в разных местах. </text:p>
      <text:p text:style-name="P306"/>
      <text:p text:style-name="P306">В английском вопросе предлог стоит в самом конце, но при переводе </text:p>
      <text:p text:style-name="P306">относится к началу предложения.</text:p>
      <text:p text:style-name="P306"/>
      <text:p text:style-name="P702"><text:span text:style-name="T34">W</text:span><text:span text:style-name="T33">ho</text:span><text:span text:style-name="T218"> do you meet </text:span><text:span text:style-name="T661">with</text:span><text:span text:style-name="T218">? — </text:span><text:span text:style-name="T661">С</text:span><text:span text:style-name="T218"> </text:span><text:span text:style-name="T33">кем</text:span><text:span text:style-name="T218"> ты встречаешься?</text:span></text:p>
      <text:p text:style-name="P702"><text:span text:style-name="T34">W</text:span><text:span text:style-name="T33">hat</text:span><text:span text:style-name="T218"> are you looking </text:span><text:span text:style-name="T661">at</text:span><text:span text:style-name="T218">? — </text:span><text:span text:style-name="T661">На</text:span><text:span text:style-name="T218"> </text:span><text:span text:style-name="T33">что</text:span><text:span text:style-name="T218"> ты смотришь?</text:span></text:p>
      <text:p text:style-name="P307"/>
      <text:p text:style-name="P647"><text:span text:style-name="T241">Ч</text:span><text:span text:style-name="T240">асто логика использования предлогов в русском и английском не совпадают. </text:span></text:p>
      <text:p text:style-name="P308">Поэтому лучше запомнить некоторые устойчивые сочетания предлогов с глаголами, </text:p>
      <text:p text:style-name="P309">которые встречаются достаточно часто:</text:p>
      <text:list xml:id="list3332787888" text:style-name="L40">
        <text:list-item>
          <text:p text:style-name="P877"><text:span text:style-name="T218">what … like — на что похож (здесь </text:span><text:span text:style-name="T60">like</text:span><text:span text:style-name="T218"> не глагол, а предлог);</text:span></text:p>
        </text:list-item>
        <text:list-item>
          <text:p text:style-name="P797">look at — стмотреть на;</text:p>
        </text:list-item>
        <text:list-item>
          <text:p text:style-name="P797">look for — искать;</text:p>
        </text:list-item>
        <text:list-item>
          <text:p text:style-name="P797">listen to — слушать;</text:p>
        </text:list-item>
        <text:list-item>
          <text:p text:style-name="P797">wait for — ждать;</text:p>
        </text:list-item>
        <text:list-item>
          <text:p text:style-name="P797">stay at — останавливаться (например, в отеле).</text:p>
        </text:list-item>
      </text:list>
      <text:p text:style-name="P702"/>
      <text:p text:style-name="P535">What does he look like? — Как он выглядит?</text:p>
      <text:p text:style-name="P535">What are you looking at? — На что ты смотришь?</text:p>
      <text:p text:style-name="P307"/>
      <text:p text:style-name="P648"><text:span text:style-name="T240">П</text:span><text:span text:style-name="T243">римеры </text:span><text:span text:style-name="T242">5</text:span><text:span text:style-name="T243"> типов вопросов во всех временах, а также с модальными глаголами </text:span></text:p>
      <text:p text:style-name="P311">можно найти на стр. 146.</text:p>
      <text:p text:style-name="P310"/>
      <text:p text:style-name="P361">Отрицательные предложения</text:p>
      <text:p text:style-name="P303"/>
      <text:p text:style-name="P313">Чтобы придать мысли отрицательное значение, используются 2 способа:</text:p>
      <text:list xml:id="list502094780" text:style-name="L41">
        <text:list-item>
          <text:p text:style-name="P798">отрицательная частица <text:span text:style-name="T344">not</text:span>;</text:p>
        </text:list-item>
        <text:list-item>
          <text:p text:style-name="P798">слово <text:span text:style-name="T344">never</text:span> (и другие слова, придающие отрицательное значение).</text:p>
        </text:list-item>
      </text:list>
      <text:p text:style-name="P312"/>
      <text:p text:style-name="P314">Частица <text:span text:style-name="T344">not</text:span> стоит всегда в связке либо со вспомогательным глаголом, либо с модальным.</text:p>
      <text:p text:style-name="P314">Она является частью сказуемого. Переводится как «не».</text:p>
      <text:p text:style-name="P314"/>
      <text:p text:style-name="P536">I not like horror movies (неправильно, остуствует вспомогательный глагол)</text:p>
      <text:p text:style-name="P536">I do n<text:span text:style-name="T665">o</text:span>t like horror movies (правильно <text:span text:style-name="T666">для простых предложений</text:span>)</text:p>
      <text:p text:style-name="P314"/>
      <text:p text:style-name="P315"><text:soft-page-break/>В сложных предложениях, где несколько глаголов, используются другие правила.</text:p>
      <text:p text:style-name="P317"><text:span text:style-name="T671">C</text:span>казуемым обычно является самый первый глагол. Если отрицатульную мысль сообщить </text:p>
      <text:p text:style-name="P317">в дополнении, то not будет стоять самостоятельно.</text:p>
      <text:p text:style-name="P316"/>
      <text:p text:style-name="P318">It`s quite impolite not to call me back — Очень не вежливо не перезванивать мне.</text:p>
      <text:p text:style-name="P318">(здесь сказуемым является первый глагол — is)</text:p>
      <text:p text:style-name="P318"/>
      <text:p text:style-name="P11"><text:span text:style-name="T291">С</text:span><text:span text:style-name="T290">амые важные глаголы</text:span></text:p>
      <text:p text:style-name="P319"/>
      <text:p text:style-name="P320">Это <text:span text:style-name="T344">be</text:span>, <text:span text:style-name="T344">do</text:span>, <text:span text:style-name="T344">have</text:span> и <text:span text:style-name="T344">get</text:span>. Они могут быть как смысловыми, так и вспомогательными <text:span text:style-name="T674">(кроме </text:span><text:span text:style-name="T368">get</text:span><text:span text:style-name="T674">)</text:span>.</text:p>
      <text:p text:style-name="P320">Они могут входить в устойчивые сочетания, где меняют свое значение.</text:p>
      <text:p text:style-name="P320"/>
      <text:p text:style-name="P363">Глагол <text:span text:style-name="T344">be</text:span></text:p>
      <text:p text:style-name="P320"/>
      <text:p text:style-name="P268"><text:span text:style-name="T307">Э</text:span><text:span text:style-name="T308">то начальная форма глагола</text:span><text:span text:style-name="T309"> «быть», </text:span><text:span text:style-name="T310">кот</text:span><text:span text:style-name="T311">орая</text:span><text:span text:style-name="T309"> </text:span><text:span text:style-name="T307">в Present Simple </text:span><text:span text:style-name="T306">изменяется</text:span><text:span text:style-name="T307"> на</text:span><text:span text:style-name="T309">: </text:span></text:p>
      <text:list xml:id="list3118586600" text:style-name="L42">
        <text:list-item>
          <text:p text:style-name="P819"><text:span text:style-name="T425">a</text:span><text:span text:style-name="T420">m — если подлежащее в первом лице (</text:span><text:span text:style-name="T372">I</text:span><text:span text:style-name="T420">);</text:span></text:p>
        </text:list-item>
        <text:list-item>
          <text:p text:style-name="P820">is — если подлежащее в третьем лице, единственном числе (<text:span text:style-name="T344">he/she/it</text:span>);</text:p>
        </text:list-item>
        <text:list-item>
          <text:p text:style-name="P820">are — если подлежащее во множественном числе (<text:span text:style-name="T344">you/we/they</text:span>).</text:p>
        </text:list-item>
      </text:list>
      <text:p text:style-name="P568"/>
      <text:p text:style-name="P679"><text:span text:style-name="T330">Г</text:span><text:span text:style-name="T331">лагол </text:span><text:span text:style-name="T133">be</text:span><text:span text:style-name="T331"> в форме </text:span><text:span text:style-name="T133">am/is/are</text:span><text:span text:style-name="T331"> является смысловым, но при переводе на русский выпадает. </text:span></text:p>
      <text:p text:style-name="P578"><text:span text:style-name="T522">Одновременно с этим формы </text:span><text:span text:style-name="T677">am/is/are</text:span><text:span text:style-name="T523"> </text:span><text:span text:style-name="T522">привязывают предложение к настоящему времени.</text:span></text:p>
      <text:p text:style-name="P571">После <text:span text:style-name="T344">be</text:span> обычно указывается характеристика (какой) или место (где).</text:p>
      <text:p text:style-name="P568"/>
      <text:p text:style-name="P567"><text:span text:style-name="T346">This dress is blue — </text:span><text:span text:style-name="T367">Это платье синие.</text:span></text:p>
      <text:p text:style-name="P656"><text:span text:style-name="T320">I</text:span><text:span text:style-name="T321"> </text:span><text:span text:style-name="T320">am</text:span><text:span text:style-name="T321"> in </text:span><text:span text:style-name="T320">my</text:span><text:span text:style-name="T321"> office now — </text:span><text:span text:style-name="T320">Я</text:span><text:span text:style-name="T322"> у себя в офисе сейчас.</text:span></text:p>
      <text:p text:style-name="P569"/>
      <text:p text:style-name="P715"><text:span text:style-name="T313">В русском языке предложение может </text:span><text:span text:style-name="T312">не иметь</text:span><text:span text:style-name="T313"> сказуемого. </text:span><text:span text:style-name="T312">Там где в русском сказуемое отсутсвует, в английском будет стоять глагол </text:span><text:span text:style-name="T320">be</text:span><text:span text:style-name="T312"> в форме </text:span><text:span text:style-name="T325">am/is/are</text:span><text:span text:style-name="T307"> </text:span><text:span text:style-name="T312">(т. к. для английского не характерно, когда в предложении нет сказуемого)</text:span><text:span text:style-name="T307">. </text:span></text:p>
      <text:p text:style-name="P568"/>
      <text:p text:style-name="P576"><text:span text:style-name="T391">I </text:span><text:span text:style-name="T374">am a doctor — Я (</text:span><text:span text:style-name="T375">есть</text:span><text:span text:style-name="T374">) доктор.</text:span></text:p>
      <text:p text:style-name="P577"><text:span text:style-name="T556">We are happy </text:span><text:span text:style-name="T559">— </text:span><text:span text:style-name="T556">Мы (есть) счастливы.</text:span></text:p>
      <text:p text:style-name="P573"/>
      <text:p text:style-name="P664"><text:span text:style-name="T314">Глагол</text:span><text:span text:style-name="T315"> </text:span><text:span text:style-name="T321">be</text:span><text:span text:style-name="T315"> может использоваться в связке с прилагательным. </text:span><text:span text:style-name="T317">П</text:span><text:span text:style-name="T316">ри переводе такая связка </text:span></text:p>
      <text:p text:style-name="P575">может образовывать новый глагол, которого нет в английском.</text:p>
      <text:p text:style-name="P574"/>
      <text:p text:style-name="P580"><text:span text:style-name="T376">I </text:span><text:span text:style-name="T392">am interested</text:span><text:span text:style-name="T376"> in art — Я</text:span><text:span text:style-name="T377"> </text:span><text:span text:style-name="T393">интересуюсь</text:span><text:span text:style-name="T386"> </text:span><text:span text:style-name="T377">искусством </text:span><text:span text:style-name="T386">(есть заинтересованный)</text:span><text:span text:style-name="T377">.</text:span></text:p>
      <text:p text:style-name="P580"><text:span text:style-name="T377">My hands </text:span><text:span text:style-name="T393">are cold</text:span><text:span text:style-name="T377"> — Мои руки</text:span><text:span text:style-name="T378"> </text:span><text:span text:style-name="T393">замерзли </text:span><text:span text:style-name="T386">(есть замерзшие)</text:span><text:span text:style-name="T378">.</text:span></text:p>
      <text:p text:style-name="P538"/>
      <text:p text:style-name="P346">В вопросительных предложениях глагол <text:span text:style-name="T344">be</text:span> меняется местами с подлежащим, </text:p>
      <text:p text:style-name="P346">а в отрицательных, используется с частицей <text:span text:style-name="T344">not</text:span>:</text:p>
      <text:p text:style-name="P346"/>
      <text:p text:style-name="P471"><text:span text:style-name="T557">I </text:span><text:span text:style-name="T556">am not a student — Я не студент.</text:span></text:p>
      <text:p text:style-name="P539">We are not English speakers — Они не англоговорящие люди.</text:p>
      <text:p text:style-name="P471"><text:span text:style-name="T557">I</text:span><text:span text:style-name="T556">s it dark? — Сейчас темно?</text:span></text:p>
      <text:p text:style-name="P539">Are they hungry? — Они голодны?</text:p>
      <text:p text:style-name="P539"/>
      <text:p text:style-name="P347">Если перед <text:span text:style-name="T353">am/is/are</text:span> нет вопросительного слова, то это общий вопрос. </text:p>
      <text:p text:style-name="P347">В корешке ответа вместо <text:span text:style-name="T344">do/does</text:span> используется <text:span text:style-name="T344">am/is/are</text:span>:</text:p>
      <text:p text:style-name="P347"/>
      <text:p text:style-name="P472"><text:span text:style-name="T556">Am I in danger? Yes, you are. </text:span><text:span text:style-name="T558">—</text:span><text:span text:style-name="T556"> Я в опасности? Да.</text:span></text:p>
      <text:p text:style-name="P472"><text:span text:style-name="T556">Is John married? - No, he isn`t. </text:span><text:span text:style-name="T558">— </text:span><text:span text:style-name="T556">Джон женат? </text:span><text:span text:style-name="T558">— </text:span><text:span text:style-name="T556">Нет.</text:span></text:p>
      <text:p text:style-name="P540"><text:soft-page-break/><text:span text:style-name="T507">Специальный вопрос начинается с вопросительного слова </text:span><text:span text:style-name="T512">или связки</text:span><text:span text:style-name="T507">:</text:span> </text:p>
      <text:p text:style-name="P540">Where is Jill?<text:span text:style-name="T586"> </text:span>She is at school. <text:span text:style-name="T586">— </text:span>Где Джил? Она в школе.</text:p>
      <text:p text:style-name="P540"/>
      <text:p text:style-name="P580"><text:span text:style-name="T428">Очень часто </text:span><text:span text:style-name="T380">am/is/are</text:span><text:span text:style-name="T428"> сокращаются: </text:span><text:span text:style-name="T380">I am → I`m, he is → he`s, <text:s/></text:span></text:p>
      <text:p text:style-name="P580"><text:span text:style-name="T380">you are → you`re, John is → John`s, </text:span><text:span text:style-name="T382">t</text:span><text:span text:style-name="T380">hey are → </text:span><text:span text:style-name="T382">t</text:span><text:span text:style-name="T380">hey`re</text:span><text:span text:style-name="T381">. </text:span></text:p>
      <text:p text:style-name="P541"/>
      <text:p text:style-name="P580"><text:span text:style-name="T429">С</text:span><text:span text:style-name="T430">окращать можно как по </text:span><text:span text:style-name="T431">вспом.</text:span><text:span text:style-name="T430"> глаголу, так и по частице </text:span><text:span text:style-name="T383">not</text:span><text:span text:style-name="T430">: </text:span><text:span text:style-name="T383">he is not → he`s not</text:span><text:span text:style-name="T384"> или</text:span><text:span text:style-name="T383"> he isn`t.</text:span></text:p>
      <text:p text:style-name="P570"><text:span text:style-name="T675">П</text:span>ри этом <text:span text:style-name="T344">am</text:span> сокращается только по <text:span text:style-name="T344">am</text:span> → <text:span text:style-name="T344">I`m not (I amn`t не существует).</text:span></text:p>
      <text:p text:style-name="P370"/>
      <text:p text:style-name="P581"><text:span text:style-name="T481">Глагол be</text:span><text:span text:style-name="T483"> </text:span><text:span text:style-name="T481">в Past Simple имеет 2 формы: </text:span></text:p>
      <text:list xml:id="list1970768160" text:style-name="L43">
        <text:list-item>
          <text:p text:style-name="P826"><text:span text:style-name="T481">was — </text:span><text:span text:style-name="T482">если подлежащее в первом лице или множественном числе (</text:span><text:span text:style-name="T401">I, you, we, they</text:span><text:span text:style-name="T482">);</text:span></text:p>
        </text:list-item>
        <text:list-item>
          <text:p text:style-name="P826"><text:span text:style-name="T482">were — если подлежащее в третьем лице, единственно</text:span><text:span text:style-name="T506">го</text:span><text:span text:style-name="T482"> числ</text:span><text:span text:style-name="T506">а </text:span><text:span text:style-name="T482">(</text:span><text:span text:style-name="T401">he, she, it</text:span><text:span text:style-name="T482">).</text:span></text:p>
        </text:list-item>
      </text:list>
      <text:p text:style-name="P371"/>
      <text:p text:style-name="P473"><text:span text:style-name="T578">I </text:span><text:span text:style-name="T556">was</text:span><text:span text:style-name="T555"> satisfied with my work — Я </text:span><text:span text:style-name="T556">был</text:span><text:span text:style-name="T555"> доволен своей работой.</text:span></text:p>
      <text:p text:style-name="P473"><text:span text:style-name="T556">Was</text:span><text:span text:style-name="T555"> the weather good? No, it </text:span><text:span text:style-name="T556">wasn`t</text:span><text:span text:style-name="T555"> — </text:span><text:span text:style-name="T556">Погода была хорош</text:span><text:span text:style-name="T565">ая</text:span><text:span text:style-name="T556">? Нет.</text:span></text:p>
      <text:p text:style-name="P321"/>
      <text:p text:style-name="P366">Глагол <text:span text:style-name="T344">do</text:span></text:p>
      <text:p text:style-name="P322"/>
      <text:p text:style-name="P579"><text:span text:style-name="T534">Переводится как </text:span><text:span text:style-name="T533">«делать». В </text:span><text:span text:style-name="T535">одном предложении </text:span><text:span text:style-name="T533">может встречаться несколько раз, </text:span></text:p>
      <text:p text:style-name="P680"><text:span text:style-name="T334">в качестве вспомогательного </text:span><text:span text:style-name="T335">глагола </text:span><text:span text:style-name="T334">и смыслового.</text:span><text:span text:style-name="T676"> </text:span><text:span text:style-name="T332">Вспомогательным глаголом </text:span><text:span text:style-name="T333">он </text:span><text:span text:style-name="T332">может быть только в отрицаниях и вопросах, времен группы Simple.</text:span></text:p>
      <text:p text:style-name="P682"/>
      <text:p text:style-name="P572"><text:span text:style-name="T365">What do you do? </text:span><text:span text:style-name="T366">— </text:span><text:span text:style-name="T365">Что ты делаешь?</text:span></text:p>
      <text:p text:style-name="P681"><text:span text:style-name="T332">D</text:span><text:span text:style-name="T35">o you like pets? </text:span><text:span text:style-name="T332">—</text:span><text:span text:style-name="T35"> No, I don`t.</text:span></text:p>
      <text:p text:style-name="P683"/>
      <text:p text:style-name="P119"><text:span text:style-name="T326">В</text:span><text:span text:style-name="T327"> </text:span><text:span text:style-name="T328">прошедшем времени</text:span><text:span text:style-name="T329"> преорбазуется в </text:span><text:span text:style-name="T324">did</text:span><text:span text:style-name="T329"> — «</text:span><text:span text:style-name="T327">делал» (2я форма </text:span><text:span text:style-name="T323">do</text:span><text:span text:style-name="T327">)</text:span><text:span text:style-name="T329">.</text:span></text:p>
      <text:p text:style-name="P372">Если в предложении появляется <text:span text:style-name="T344">was/were</text:span>, <text:span text:style-name="T612">то </text:span><text:span text:style-name="T611">did</text:span><text:span text:style-name="T612"> уже не нужно использовать.</text:span></text:p>
      <text:p text:style-name="P368"/>
      <text:p text:style-name="P367">Глагол <text:span text:style-name="T344">have</text:span></text:p>
      <text:p text:style-name="P348"/>
      <text:p text:style-name="P658"><text:span text:style-name="T258">Переводится как «иметь». </text:span><text:span text:style-name="T260">Д</text:span><text:span text:style-name="T258">ля времен группы Perfect </text:span><text:span text:style-name="T260">выступает в роли вспомогательного глагола</text:span><text:span text:style-name="T258">. </text:span><text:span text:style-name="T244">Также </text:span><text:span text:style-name="T258">может быть</text:span><text:span text:style-name="T244"> частью устойчивых словосотечаний. В </text:span><text:span text:style-name="T262">прошедшем </text:span></text:p>
      <text:p text:style-name="P658"><text:span text:style-name="T262">времени</text:span><text:span text:style-name="T244"> преобразуется в </text:span><text:span text:style-name="T75">had</text:span><text:span text:style-name="T244"> </text:span><text:span text:style-name="T324">—</text:span><text:span text:style-name="T244"> «</text:span><text:span text:style-name="T262">имел</text:span><text:span text:style-name="T244">».</text:span></text:p>
      <text:p text:style-name="P350"/>
      <text:p text:style-name="P653"><text:span text:style-name="T244">В некоторых ситуациях его можно не переводить (когда он смысловой). </text:span><text:span text:style-name="T245">Но при этом в предложении он обязан быть. </text:span><text:span text:style-name="T258">Это </text:span><text:span text:style-name="T245">из-за особенностей английской грамматики, которая требует, обязательного наличия подлежащего и сказуемого.</text:span></text:p>
      <text:p text:style-name="P323"/>
      <text:p text:style-name="P542">I have a lot of friends — У меня (есть) много друзей.</text:p>
      <text:p text:style-name="P543">We heave a big house — У нас (есть) большой дом.</text:p>
      <text:p text:style-name="P349"/>
      <text:p text:style-name="P659"><text:span text:style-name="T263">Когда </text:span><text:span text:style-name="T78">have</text:span><text:span text:style-name="T263"> является смысловым глаголом, он </text:span><text:span text:style-name="T248">работает по тем же правилам что и </text:span><text:span text:style-name="T249">другие</text:span><text:span text:style-name="T248"> </text:span><text:span text:style-name="T263">смысловые </text:span><text:span text:style-name="T248">глаголы, т. е. требует вспомогательного </text:span><text:span text:style-name="T76">do</text:span><text:span text:style-name="T248"> для отрицаний и вопросов. </text:span></text:p>
      <text:p text:style-name="P659"><text:span text:style-name="T260">В утверждениях </text:span><text:span text:style-name="T78">have</text:span><text:span text:style-name="T263"> </text:span><text:span text:style-name="T260">не пишется с окончанием </text:span><text:span text:style-name="T77">-s</text:span><text:span text:style-name="T260">, а преобразуется в </text:span><text:span text:style-name="T77">has</text:span><text:span text:style-name="T260">.</text:span></text:p>
      <text:p text:style-name="P323"/>
      <text:p text:style-name="P37"><text:span text:style-name="T47">Mike has </text:span><text:span text:style-name="T48">many friends</text:span><text:span text:style-name="T47"> — У Майка много друзей.</text:span></text:p>
      <text:p text:style-name="P38"><text:span text:style-name="T47">He</text:span><text:span text:style-name="T48"> do</text:span><text:span text:style-name="T47">es</text:span><text:span text:style-name="T48">n`t have many friends </text:span><text:span text:style-name="T49">—</text:span><text:span text:style-name="T48"> У </text:span><text:span text:style-name="T47">него </text:span><text:span text:style-name="T48">не много друзей.</text:span></text:p>
      <text:p text:style-name="P50"><text:span text:style-name="T38">Do you have many friends? </text:span><text:span text:style-name="T49">—</text:span><text:span text:style-name="T38"> У тебя много друзей?</text:span></text:p>
      <text:p text:style-name="P552"/>
      <text:p text:style-name="P128"><text:span text:style-name="T38">Когда </text:span><text:span text:style-name="T60">have</text:span><text:span text:style-name="T38"> является вспомогательным глаголом, то для </text:span><text:span text:style-name="T60">he/she/it</text:span><text:span text:style-name="T38"> он всегда в форме </text:span><text:span text:style-name="T60">has</text:span><text:span text:style-name="T38">.</text:span></text:p>
      <text:p text:style-name="P51">He hasn`t lost his keys — Он не потерял свои ключи <text:span text:style-name="T678">(has в отрицании)</text:span>.</text:p>
      <text:p text:style-name="P553"/>
      <text:p text:style-name="P324"><text:soft-page-break/>Have в значении «иметь» не употребляется во временах группы Continuous.</text:p>
      <text:p text:style-name="P324"/>
      <text:p text:style-name="P544">I am having many friends now → Неправильно</text:p>
      <text:p text:style-name="P544">I have many friends → Правильно</text:p>
      <text:p text:style-name="P323"/>
      <text:p text:style-name="P709"><text:span text:style-name="T218">В разговорной речи очесть часто используется оборот </text:span><text:span text:style-name="T60">have got</text:span><text:span text:style-name="T218">. </text:span><text:span text:style-name="T246">Он обозначает тоже самое, что и </text:span><text:span text:style-name="T79">have</text:span><text:span text:style-name="T246"> </text:span><text:span text:style-name="T218">(иметь/владеть)</text:span><text:span text:style-name="T246">, но используется только в настоящем времени.</text:span></text:p>
      <text:p text:style-name="P331"/>
      <text:p text:style-name="P709"><text:span text:style-name="T246">Г</text:span><text:span text:style-name="T218">рамматически, </text:span><text:span text:style-name="T60">have got</text:span><text:span text:style-name="T218"> — это Present Perfect, т. е. </text:span><text:span text:style-name="T60">have</text:span><text:span text:style-name="T218"> здесь вспомогательный глагол, </text:span></text:p>
      <text:p text:style-name="P657"><text:span text:style-name="T259">а основное значение «</text:span><text:span text:style-name="T261">иметь</text:span><text:span text:style-name="T259">» передает </text:span><text:span text:style-name="T80">got</text:span><text:span text:style-name="T259"> </text:span><text:span text:style-name="T247">(3я форма get)</text:span><text:span text:style-name="T259">. </text:span></text:p>
      <text:p text:style-name="P325"/>
      <text:p text:style-name="P545">Have you got a Mercedes? / Do you have a Mercedes? — У тебя есть мерседес?</text:p>
      <text:p text:style-name="P545">I haven`t got a Mercedes / I don`t have a Mercedes — У меня нет мерседеса.</text:p>
      <text:p text:style-name="P326"/>
      <text:p text:style-name="P660"><text:span text:style-name="T250">Глагол </text:span><text:span text:style-name="T81">have</text:span><text:span text:style-name="T251"> может входить в состав устойчивых выражений и словосочетаний. </text:span></text:p>
      <text:p text:style-name="P328">В этом случае он может переводится по другому. Также здесь отменяется правило, </text:p>
      <text:p text:style-name="P327">по которому <text:span text:style-name="T344">have</text:span> нельзя употребять в Continuous:</text:p>
      <text:p text:style-name="P327"/>
      <text:list xml:id="list1082974690" text:style-name="L49">
        <text:list-item>
          <text:p text:style-name="P801"><text:span text:style-name="T699">в</text:span>ыражения, связанные с приемом пищи:</text:p>
        </text:list-item>
      </text:list>
      <text:list xml:id="list815568917" text:style-name="L44">
        <text:list-item>
          <text:list>
            <text:list-item>
              <text:p text:style-name="P799">have a coffee/tea/<text:span text:style-name="T673">drink</text:span> — пить кофе/чай/<text:span text:style-name="T673">напиток</text:span>;</text:p>
            </text:list-item>
            <text:list-item>
              <text:p text:style-name="P799">have a meal — принимать пищу;</text:p>
            </text:list-item>
            <text:list-item>
              <text:p text:style-name="P799">have a breakfast/luch/dinner — завтракать/обедать/ужинать.</text:p>
            </text:list-item>
          </text:list>
        </text:list-item>
      </text:list>
      <text:p text:style-name="P329"/>
      <text:list xml:id="list114509016180549" text:continue-list="list1082974690" text:style-name="L49">
        <text:list-item>
          <text:p text:style-name="P881"><text:span text:style-name="T288">в</text:span><text:span text:style-name="T251">ыражения, связанные с времяпровождением:</text:span></text:p>
        </text:list-item>
      </text:list>
      <text:list xml:id="list1710242934" text:style-name="L45">
        <text:list-item>
          <text:list>
            <text:list-item>
              <text:p text:style-name="P800">have a date — ходить на свидание;</text:p>
            </text:list-item>
            <text:list-item>
              <text:p text:style-name="P800">have a good time — хорошо проводить время;</text:p>
            </text:list-item>
            <text:list-item>
              <text:p text:style-name="P800">have a meeting / an appointment — назначать встречу;</text:p>
            </text:list-item>
            <text:list-item>
              <text:p text:style-name="P800">have a nice day — удачного дня (пожелание);</text:p>
            </text:list-item>
            <text:list-item>
              <text:p text:style-name="P800">have fun — веселиться.</text:p>
            </text:list-item>
          </text:list>
        </text:list-item>
      </text:list>
      <text:p text:style-name="P327"/>
      <text:list xml:id="list114508857262848" text:continue-list="list114509016180549" text:style-name="L49">
        <text:list-item>
          <text:p text:style-name="P881"><text:span text:style-name="T288">в</text:span><text:span text:style-name="T251">ыражения, связанные </text:span><text:span text:style-name="T289">с внешностью:</text:span></text:p>
        </text:list-item>
      </text:list>
      <text:list xml:id="list3201346591" text:style-name="L46">
        <text:list-item>
          <text:list>
            <text:list-item>
              <text:p text:style-name="P802">have a bath/shower/shave — принимать ванну/душ, побриться;</text:p>
            </text:list-item>
            <text:list-item>
              <text:p text:style-name="P802">have a haircat — постричься.</text:p>
            </text:list-item>
          </text:list>
        </text:list-item>
      </text:list>
      <text:p text:style-name="P330"/>
      <text:list xml:id="list114508445356476" text:continue-list="list114508857262848" text:style-name="L49">
        <text:list-item>
          <text:p text:style-name="P880"><text:span text:style-name="T288">в</text:span><text:span text:style-name="T289">ыражения, связанные с общением:</text:span></text:p>
        </text:list-item>
      </text:list>
      <text:list xml:id="list3545800259" text:style-name="L47">
        <text:list-item>
          <text:list>
            <text:list-item>
              <text:p text:style-name="P803">have a guess — угадывать, догадываться;</text:p>
            </text:list-item>
            <text:list-item>
              <text:p text:style-name="P803">have a chat — болтать;</text:p>
            </text:list-item>
            <text:list-item>
              <text:p text:style-name="P803">have a talk/discussion — беседовать/обсуждать;</text:p>
            </text:list-item>
            <text:list-item>
              <text:p text:style-name="P803">have a call — позвонить.</text:p>
            </text:list-item>
          </text:list>
        </text:list-item>
      </text:list>
      <text:p text:style-name="P330"/>
      <text:list xml:id="list114509276927635" text:continue-list="list114508445356476" text:style-name="L49">
        <text:list-item>
          <text:p text:style-name="P880"><text:span text:style-name="T288">в</text:span><text:span text:style-name="T289">ыражения связанные со здоровьем:</text:span></text:p>
        </text:list-item>
      </text:list>
      <text:list xml:id="list30962396" text:style-name="L48">
        <text:list-item>
          <text:list>
            <text:list-item>
              <text:p text:style-name="P804">have a baby — родить;</text:p>
            </text:list-item>
            <text:list-item>
              <text:p text:style-name="P804">have a cold — простудиться;</text:p>
            </text:list-item>
            <text:list-item>
              <text:p text:style-name="P804">have a cough — кашлять;</text:p>
            </text:list-item>
            <text:list-item>
              <text:p text:style-name="P804">have a headache — болит голова.</text:p>
            </text:list-item>
          </text:list>
        </text:list-item>
      </text:list>
      <text:p text:style-name="P330"/>
      <text:list xml:id="list114509206604583" text:continue-list="list114509276927635" text:style-name="L49">
        <text:list-item>
          <text:p text:style-name="P880"><text:span text:style-name="T288">в</text:span><text:span text:style-name="T289">ыражения, связанные с отдыхом:</text:span></text:p>
          <text:list>
            <text:list-item>
              <text:p text:style-name="P805">have a day off — взять выходной;</text:p>
            </text:list-item>
            <text:list-item>
              <text:p text:style-name="P805">have a dream — видеть сон;</text:p>
            </text:list-item>
            <text:list-item>
              <text:p text:style-name="P805"><text:soft-page-break/>have a nightmare — видеть кошмар;</text:p>
            </text:list-item>
            <text:list-item>
              <text:p text:style-name="P805">have a rest — отдыхать;</text:p>
            </text:list-item>
            <text:list-item>
              <text:p text:style-name="P805">have a sleep — спать.</text:p>
            </text:list-item>
          </text:list>
        </text:list-item>
      </text:list>
      <text:p text:style-name="P330"/>
      <text:list xml:id="list114509512647638" text:continue-numbering="true" text:style-name="L49">
        <text:list-item>
          <text:p text:style-name="P880"><text:span text:style-name="T288">в</text:span><text:span text:style-name="T289">ыражения, свяханые с физической активностью:</text:span></text:p>
        </text:list-item>
      </text:list>
      <text:list xml:id="list1797280188" text:style-name="L50">
        <text:list-item>
          <text:list>
            <text:list-item>
              <text:p text:style-name="P806">have a good journey — добраться без проблем (пожелание);</text:p>
            </text:list-item>
            <text:list-item>
              <text:p text:style-name="P806">have a good flight — хорошо долететь (пожелание);</text:p>
            </text:list-item>
            <text:list-item>
              <text:p text:style-name="P806">have a lift — подвести (на машине);</text:p>
            </text:list-item>
            <text:list-item>
              <text:p text:style-name="P807">have a ride — проехаться;</text:p>
            </text:list-item>
            <text:list-item>
              <text:p text:style-name="P807">have a walk — пройтись (прогуляться);</text:p>
            </text:list-item>
            <text:list-item>
              <text:p text:style-name="P807">have a swim — поплавать;</text:p>
            </text:list-item>
            <text:list-item>
              <text:p text:style-name="P807">have a hug — обняться;</text:p>
            </text:list-item>
            <text:list-item>
              <text:p text:style-name="P807">have a kiss — поцеловаться.</text:p>
            </text:list-item>
          </text:list>
        </text:list-item>
      </text:list>
      <text:p text:style-name="P330"/>
      <text:p text:style-name="P369">Глагол <text:span text:style-name="T344">get</text:span></text:p>
      <text:p text:style-name="P332"/>
      <text:p text:style-name="P654"><text:span text:style-name="T253">Один и самых запутанных глаголов, который может переводится по разному,</text:span><text:span text:style-name="T252"> в записимости </text:span></text:p>
      <text:p text:style-name="P333">от слов, идущих после него. Поэтому его нужно переводить в связке с соседними словами.</text:p>
      <text:p text:style-name="P334"/>
      <text:p text:style-name="P654"><text:span text:style-name="T253">Если после </text:span><text:span text:style-name="T82">get</text:span><text:span text:style-name="T253"> идет существительное, то он передает значение </text:span><text:span text:style-name="T252">«</text:span><text:span text:style-name="T253">получать, покупать</text:span><text:span text:style-name="T252">».</text:span></text:p>
      <text:p text:style-name="P333"/>
      <text:p text:style-name="P52"><text:span text:style-name="T50">I </text:span><text:span text:style-name="T38">got a new car — Я купил новую машину.</text:span></text:p>
      <text:p text:style-name="P546">I got an A today — Я получил пятерку сегодня. (A — <text:span text:style-name="T678">это </text:span>оценка)</text:p>
      <text:p text:style-name="P710"><text:span text:style-name="T252">Е</text:span><text:span text:style-name="T218">сли </text:span><text:span text:style-name="T60">get</text:span><text:span text:style-name="T218"> используется со средством передвижения, то он приобретает значение </text:span></text:p>
      <text:p text:style-name="P335">«сесть в транспорт». В этом случае он может использоваться с предлогом <text:span text:style-name="T344">on</text:span>.</text:p>
      <text:p text:style-name="P335"/>
      <text:p text:style-name="P546">I got on a bus at 5 o`clock — Я сел в автобус в 5 часов.</text:p>
      <text:p text:style-name="P546">I got a taxi — Я взял такси.</text:p>
      <text:p text:style-name="P333"/>
      <text:p text:style-name="P710"><text:span text:style-name="T252">Е</text:span><text:span text:style-name="T218">сли после get идет прилагательное, то это означает «прийти к этому состоянию», </text:span></text:p>
      <text:p text:style-name="P335">например: <text:span text:style-name="T344">get hungry (проголодаться), get better (стать лучше), get cold (замерзнуть)</text:span> и т. д.</text:p>
      <text:p text:style-name="P335"/>
      <text:p text:style-name="P546">He got dressed quickly and left — Он оделся быстро и ушел.</text:p>
      <text:p text:style-name="P335"/>
      <text:p text:style-name="P335">Если <text:span text:style-name="T344">get</text:span> используется с частицей <text:span text:style-name="T344">to</text:span>, то это означает «прибывать в такое-то место».</text:p>
      <text:p text:style-name="P335"/>
      <text:p text:style-name="P546">I got to work late — Я приехал на работу поздно.</text:p>
      <text:p text:style-name="P546">I got to the airport by train — Я приехал в аэропорт на поезде.</text:p>
      <text:p text:style-name="P333"/>
      <text:p text:style-name="P333">В пассивном залоге может заменять глагол <text:span text:style-name="T344">be</text:span>. </text:p>
      <text:p text:style-name="P333"/>
      <text:p text:style-name="P333">Если <text:span text:style-name="T344">be</text:span> означает «быть в состоянии / обладать качеством», то <text:span text:style-name="T344">get</text:span> означает </text:p>
      <text:p text:style-name="P334">«входить в состояние / приобретать качество».</text:p>
      <text:p text:style-name="P334"/>
      <text:p text:style-name="P334">В отличии от <text:span text:style-name="T344">be, do, have</text:span>, этот глагол не может быть вспомогательным.</text:p>
      <text:p text:style-name="P336">Почти для любого предложения с <text:span text:style-name="T344">get</text:span> можно найти замену с другим глаголом.</text:p>
      <text:p text:style-name="P334"/>
      <text:p text:style-name="P716"><text:span text:style-name="T218">После </text:span><text:span text:style-name="T60">get</text:span><text:span text:style-name="T218"> могут стоять разные предлоги, в зависимости от которых он может сильно</text:span></text:p>
      <text:p text:style-name="P717"><text:span text:style-name="T218">меняться. Такие измененя не всегда поддаются логике</text:span><text:span text:style-name="T254">:</text:span></text:p>
      <text:list xml:id="list1150717199" text:style-name="L51">
        <text:list-item>
          <text:p text:style-name="P808">get along — ладить друг с другом;</text:p>
        </text:list-item>
        <text:list-item>
          <text:p text:style-name="P808">get away — убираться прочь (грубо);</text:p>
        </text:list-item>
        <text:list-item>
          <text:p text:style-name="P808"><text:soft-page-break/>get back — вернуться;</text:p>
        </text:list-item>
        <text:list-item>
          <text:p text:style-name="P808">get in — попасть внутрь;</text:p>
        </text:list-item>
        <text:list-item>
          <text:p text:style-name="P808">get on — справиться с ситуацией.</text:p>
        </text:list-item>
      </text:list>
      <text:p text:style-name="P337"/>
      <text:p text:style-name="P474"><text:span text:style-name="T566">W</text:span><text:span text:style-name="T556">e get along well — Мы хорошо ладим.</text:span></text:p>
      <text:p text:style-name="P547">I`ll get away from work as soon as I can — Я свалю с этой работы, как только смогу.</text:p>
      <text:p text:style-name="P547">Get in the car quickly! — Быстро садись в машину!</text:p>
      <text:p text:style-name="P548">How are you getting on with your new job? — Как дела на новой работе?</text:p>
      <text:p text:style-name="P677"/>
      <text:p text:style-name="P67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676">Такие сочетания нельзя переводить по отдельности, а только в связке.</text:p>
      <text:p text:style-name="P334"/>
      <text:p text:style-name="P676">Один и тот же фразовый глагол может иметь несколько значений.</text:p>
      <text:p text:style-name="P334"/>
      <text:p text:style-name="P364">Глаголы, в которых все путаются</text:p>
      <text:p text:style-name="P338"/>
      <text:p text:style-name="P339"><text:span text:style-name="T412">Tell и say</text:span> можно перевести как «сказать». Только первый означатает «рассказать», </text:p>
      <text:p text:style-name="P339">а второй - «сказать/говорить». </text:p>
      <text:p text:style-name="P339"/>
      <text:p text:style-name="P339">После <text:span text:style-name="T344">tell</text:span> нужно обязательно указать, кому адресована фраза, либо что именно </text:p>
      <text:p text:style-name="P339">говорится. После <text:span text:style-name="T344">tell</text:span> не нужен предлог.</text:p>
      <text:p text:style-name="P339"/>
      <text:p text:style-name="P549">Tell me the truth — Скажи мне правду.</text:p>
      <text:p text:style-name="P549">Tell Michael that I will be late — Скажи Майклу, что я опоздаю.</text:p>
      <text:p text:style-name="P339"/>
      <text:p text:style-name="P339">После <text:span text:style-name="T344">say</text:span> можно ничего не указывать, либо указать того, кто сказал фразу.</text:p>
      <text:p text:style-name="P339">Если мы говорим, кому адресована фраза, то после <text:span text:style-name="T344">say</text:span> нужен предлог <text:span text:style-name="T344">to</text:span>.</text:p>
      <text:p text:style-name="P339"/>
      <text:p text:style-name="P549">«You deserve more than this», I said to myself — Ты заслуживаешь большего, я сказал себе.</text:p>
      <text:p text:style-name="P339"/>
      <text:p text:style-name="P711"><text:span text:style-name="T137">See, l</text:span><text:span text:style-name="T136">ook, watch</text:span><text:span text:style-name="T218"> передают значение «видеть», но с разными смысловыми оттенками.</text:span></text:p>
      <text:p text:style-name="P339"/>
      <text:p text:style-name="P340">Глагол <text:span text:style-name="T344">see</text:span> означает «видеть», как физическую возможность. Обычно <text:span text:style-name="T679">он </text:span>не употребляется </text:p>
      <text:p text:style-name="P340">во временах Continuous.</text:p>
      <text:p text:style-name="P339"/>
      <text:p text:style-name="P549">I see a bird in the tree — Я вижу птицу на дереве.</text:p>
      <text:p text:style-name="P339"/>
      <text:p text:style-name="P339"><text:span text:style-name="T344">Look</text:span> означает «смотреть на что-либо». Если мы хотим узнать на какой объет смотрим — используется предлог <text:span text:style-name="T344">at</text:span>. В отличии от <text:span text:style-name="T344">see</text:span>, можно использовать в Continuous.</text:p>
      <text:p text:style-name="P339"/>
      <text:p text:style-name="P549">Don`t worry, I`m not looking — Не волнуйся, я не смотрю.</text:p>
      <text:p text:style-name="P549">I`m looking at the dog — Я смотрю на собаку.</text:p>
      <text:p text:style-name="P339"/>
      <text:p text:style-name="P655"><text:span text:style-name="T60">Watch</text:span><text:span text:style-name="T218"> означает «</text:span><text:span text:style-name="T256">следить (взором)</text:span><text:span text:style-name="T218">» или «наблюдать» </text:span><text:span text:style-name="T255">за объектом</text:span><text:span text:style-name="T218">.</text:span></text:p>
      <text:p text:style-name="P341"/>
      <text:p text:style-name="P39"><text:span text:style-name="T51">Mothers always watch their children — М</text:span><text:span text:style-name="T52">а</text:span><text:span text:style-name="T51">мы всегда следят за своими детьми.</text:span></text:p>
      <text:p text:style-name="P53"><text:span text:style-name="T53">I </text:span><text:span text:style-name="T38">like watching birds — Мне нравится наблюдать за птицами.</text:span></text:p>
      <text:p text:style-name="P341"/>
      <text:p text:style-name="P655"><text:span text:style-name="T136">Hear, listen</text:span><text:span text:style-name="T218"> можно перевести как «слышать» и «слушать». Первый означает физическую возможность, а второй — осознанное действие.</text:span></text:p>
      <text:p text:style-name="P341"/>
      <text:p text:style-name="P550"><text:soft-page-break/>Can you hear some noise? — Ты слышишь шум?</text:p>
      <text:p text:style-name="P550">I think I heard something — Кажется, я что-то слышал.</text:p>
      <text:p text:style-name="P341"/>
      <text:p text:style-name="P712"><text:span text:style-name="T256">Когда мы говорим о том, что именно слушаем, то</text:span><text:span text:style-name="T218"> </text:span><text:span text:style-name="T256">п</text:span><text:span text:style-name="T218">осле </text:span><text:span text:style-name="T60">listen</text:span><text:span text:style-name="T218"> </text:span><text:span text:style-name="T256">ставится предлог </text:span><text:span text:style-name="T83">to</text:span><text:span text:style-name="T256">.</text:span></text:p>
      <text:p text:style-name="P342">При переводе на русский предлог выпадает.</text:p>
      <text:p text:style-name="P342"/>
      <text:p text:style-name="P550">Listen to me, please — Пожалуйста, послушай меня.</text:p>
      <text:p text:style-name="P550">What music do you listen to? - Какую музыку ты слушает?</text:p>
      <text:p text:style-name="P342"/>
      <text:p text:style-name="P713"><text:span text:style-name="T136">Do, make</text:span><text:span text:style-name="T218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42"/>
      <text:p text:style-name="P343">Устойчивые выражения с do:</text:p>
      <text:list xml:id="list385481637" text:style-name="L52">
        <text:list-item>
          <text:p text:style-name="P809">do an exam/test — сдавать экзамен/тест;</text:p>
        </text:list-item>
        <text:list-item>
          <text:p text:style-name="P809">do a course — пройти курс;</text:p>
        </text:list-item>
        <text:list-item>
          <text:p text:style-name="P809">do work/homework/housework — делать работу / домашнюю работу / работу по дому;</text:p>
        </text:list-item>
        <text:list-item>
          <text:p text:style-name="P809">do a favour — оказывать услугу;</text:p>
        </text:list-item>
        <text:list-item>
          <text:p text:style-name="P809">do business — заниматься бизнесом;</text:p>
        </text:list-item>
        <text:list-item>
          <text:p text:style-name="P809">do right/wrong — поступать правильно/неправильно;</text:p>
        </text:list-item>
        <text:list-item>
          <text:p text:style-name="P811">do the shopping — делать покупки;</text:p>
        </text:list-item>
        <text:list-item>
          <text:p text:style-name="P809">do the wassing up — мыть посуду;</text:p>
        </text:list-item>
      </text:list>
      <text:p text:style-name="P342"/>
      <text:p text:style-name="P343">Устойчивые выражения с make:</text:p>
      <text:list xml:id="list423043091" text:style-name="L53">
        <text:list-item>
          <text:p text:style-name="P810">make a noise — шуметь;</text:p>
        </text:list-item>
        <text:list-item>
          <text:p text:style-name="P810">make a bed — застилать постель;</text:p>
        </text:list-item>
        <text:list-item>
          <text:p text:style-name="P810">make a cake/tea/dinner — приготовить торт/чай/ужин;</text:p>
        </text:list-item>
        <text:list-item>
          <text:p text:style-name="P878"><text:span text:style-name="T218">make a choice — сделать </text:span><text:span text:style-name="T257">выбор;</text:span></text:p>
        </text:list-item>
        <text:list-item>
          <text:p text:style-name="P812">make a scision — принять решение;</text:p>
        </text:list-item>
        <text:list-item>
          <text:p text:style-name="P812">make a promise — обещать, дать обещание;</text:p>
        </text:list-item>
        <text:list-item>
          <text:p text:style-name="P812">make a friends — подружиться.</text:p>
        </text:list-item>
      </text:list>
      <text:p text:style-name="P344"/>
      <text:p text:style-name="P551">Could you do me a favour — Не мог бы ты оказать мне услугу? </text:p>
      <text:p text:style-name="P551">I belive she`ll make the right choice — Я верю, что она сделает правильный выбор.</text:p>
      <text:p text:style-name="P344"/>
      <text:p text:style-name="P365"><text:span text:style-name="T696">Про и</text:span>нфинитив и герундий</text:p>
      <text:p text:style-name="P345"/>
      <text:p text:style-name="P352">Когда в английском предложении идет несколько глаголов <text:span text:style-name="T681">подря</text:span><text:span text:style-name="T682">д</text:span>, то первый является сказуемым<text:span text:style-name="T680">, а следующий, свободный от времени, стоит в форме инфинитива </text:span></text:p>
      <text:p text:style-name="P665"><text:span text:style-name="T278">или герундия </text:span><text:span text:style-name="T279">(</text:span><text:span text:style-name="T280">тех и других </text:span><text:span text:style-name="T278">может быть несколько</text:span><text:span text:style-name="T279">)</text:span><text:span text:style-name="T278">.</text:span></text:p>
      <text:p text:style-name="P351"/>
      <text:p text:style-name="P560">What do you want <text:span text:style-name="T544">to do</text:span>? — Что ты хочешь <text:span text:style-name="T544">делать</text:span>?</text:p>
      <text:p text:style-name="P560">I like <text:span text:style-name="T544">playing</text:span> cards — Я люблю <text:span text:style-name="T544">играть</text:span> в карты.</text:p>
      <text:p text:style-name="P561">Please don`t make me <text:span text:style-name="T544">worry</text:span> — Пожалуйста, не заставляй меня <text:span text:style-name="T544">волноваться</text:span>.</text:p>
      <text:p text:style-name="P562">I don`t mind <text:span text:style-name="T544">doing</text:span> it on my own — Я не против <text:span text:style-name="T544">сделать</text:span> это в одиночку.</text:p>
      <text:p text:style-name="P353"/>
      <text:p text:style-name="P666"><text:span text:style-name="T264">И</text:span><text:span text:style-name="T265">нфинитив и герундий дополняют по смыслу </text:span><text:span text:style-name="T281">сказуемое</text:span><text:span text:style-name="T265">. </text:span><text:span text:style-name="T266">Они являются взаимозаменяемы </text:span></text:p>
      <text:p text:style-name="P666"><text:span text:style-name="T274">и</text:span><text:span text:style-name="T266"> </text:span><text:span text:style-name="T274">в</text:span><text:span text:style-name="T266"> основном </text:span><text:span text:style-name="T274">и</text:span><text:span text:style-name="T266">спользуют</text:span><text:span text:style-name="T274">ся</text:span><text:span text:style-name="T266"> по наитию </text:span><text:span text:style-name="T281">либо</text:span><text:span text:style-name="T266"> в зависимости от диалекта.</text:span></text:p>
      <text:p text:style-name="P354"/>
      <text:p text:style-name="P355">На русский инфинитив и герундий переводятся несколькими способами:</text:p>
      <text:list xml:id="list2578871899" text:style-name="L54">
        <text:list-item>
          <text:p text:style-name="P813">начальной формой глагола (делать);</text:p>
        </text:list-item>
        <text:list-item>
          <text:p text:style-name="P813">причастием (делая);</text:p>
        </text:list-item>
        <text:list-item>
          <text:p text:style-name="P813"><text:soft-page-break/>придаточным предложением (чтобы сделать).</text:p>
        </text:list-item>
      </text:list>
      <text:p text:style-name="P354"/>
      <text:p text:style-name="P818">Инфинитив </text:p>
      <text:p text:style-name="P814"/>
      <text:p text:style-name="P672"><text:span text:style-name="T287">Э</text:span><text:span text:style-name="T274">то глагол в начальной форме, </text:span><text:span text:style-name="T281">который </text:span><text:span text:style-name="T282">обычно </text:span><text:span text:style-name="T283">идет</text:span><text:span text:style-name="T281"> </text:span><text:span text:style-name="T274">с частицей </text:span><text:span text:style-name="T85">to</text:span><text:span text:style-name="T274">.</text:span></text:p>
      <text:p text:style-name="P555"><text:span text:style-name="T59">I don`t want </text:span><text:span text:style-name="T697">to interface</text:span><text:span text:style-name="T59"> — Я не хочу </text:span><text:span text:style-name="T697">вмешиваться</text:span><text:span text:style-name="T59">.</text:span></text:p>
      <text:p text:style-name="P815"/>
      <text:p text:style-name="P269"><text:span text:style-name="T274">Г</text:span><text:span text:style-name="T267">лаголы, после которых инфинитив всегда </text:span><text:span text:style-name="T275">с частицей </text:span><text:span text:style-name="T84">to</text:span><text:span text:style-name="T267">:</text:span></text:p>
      <text:list xml:id="list4212909615" text:style-name="L55">
        <text:list-item>
          <text:p text:style-name="P816">want — хотеть;</text:p>
        </text:list-item>
        <text:list-item>
          <text:p text:style-name="P816">need — нуждаться;</text:p>
        </text:list-item>
        <text:list-item>
          <text:p text:style-name="P816">plan — планировать;</text:p>
        </text:list-item>
        <text:list-item>
          <text:p text:style-name="P816">decide — принимать решение;</text:p>
        </text:list-item>
        <text:list-item>
          <text:p text:style-name="P816">offer — предлагать;</text:p>
        </text:list-item>
        <text:list-item>
          <text:p text:style-name="P816">hope — надеяться;</text:p>
        </text:list-item>
        <text:list-item>
          <text:p text:style-name="P816">promise — обещать;</text:p>
        </text:list-item>
        <text:list-item>
          <text:p text:style-name="P816">try — пытаться;</text:p>
        </text:list-item>
        <text:list-item>
          <text:p text:style-name="P816">forget — забывать;</text:p>
        </text:list-item>
        <text:list-item>
          <text:p text:style-name="P816">learn — изучать;</text:p>
        </text:list-item>
        <text:list-item>
          <text:p text:style-name="P816">would like — хотел бы.</text:p>
        </text:list-item>
      </text:list>
      <text:p text:style-name="P554"/>
      <text:p text:style-name="P554">We promise <text:span text:style-name="T544">to get</text:span> the money — Мы обещали <text:span text:style-name="T544">достать</text:span> денег.</text:p>
      <text:p text:style-name="P554">Don`t forget <text:span text:style-name="T544">to write</text:span> importang things — Не забывай <text:span text:style-name="T544">записывать</text:span> самое главное.</text:p>
      <text:p text:style-name="P356"/>
      <text:p text:style-name="P663"><text:span text:style-name="T268">Между смысловым глаголом и идущим за ним инфинитивом часто </text:span><text:span text:style-name="T285">стоит</text:span><text:span text:style-name="T268"> дополнение.</text:span></text:p>
      <text:p text:style-name="P270"><text:span text:style-name="T285">Обычно</text:span><text:span text:style-name="T286"> </text:span><text:span text:style-name="T272">дополнение указывает</text:span><text:span text:style-name="T273">ся</text:span><text:span text:style-name="T272"> после </text:span><text:span text:style-name="T285">следующих </text:span><text:span text:style-name="T272">глаголов:</text:span></text:p>
      <text:list xml:id="list120202831" text:style-name="L56">
        <text:list-item>
          <text:p text:style-name="P817">ask — спрашивать;</text:p>
        </text:list-item>
        <text:list-item>
          <text:p text:style-name="P817">tell — говорить;</text:p>
        </text:list-item>
        <text:list-item>
          <text:p text:style-name="P817">advice — советовать;</text:p>
        </text:list-item>
        <text:list-item>
          <text:p text:style-name="P817">expect — ожидать;</text:p>
        </text:list-item>
        <text:list-item>
          <text:p text:style-name="P817">pesuade — убеждать;</text:p>
        </text:list-item>
        <text:list-item>
          <text:p text:style-name="P817">teach — обучать.</text:p>
        </text:list-item>
      </text:list>
      <text:p text:style-name="P359"/>
      <text:p text:style-name="P559"><text:span text:style-name="T687">I </text:span><text:span text:style-name="T30">asked</text:span><text:span text:style-name="T688"> </text:span><text:span text:style-name="T12">Mike</text:span><text:span text:style-name="T688"> </text:span><text:span text:style-name="T549">to come</text:span><text:span text:style-name="T688"> in — Я просила Майка войти.</text:span></text:p>
      <text:p text:style-name="P55"><text:span text:style-name="T28">Tell</text:span><text:span text:style-name="T38"> </text:span><text:span text:style-name="T10">them</text:span><text:span text:style-name="T38"> </text:span><text:span text:style-name="T57">to leave</text:span><text:span text:style-name="T38"> us alone — Попроси их оставить нас в покое.</text:span></text:p>
      <text:p text:style-name="P356"/>
      <text:p text:style-name="P667"><text:span text:style-name="T268">Если после смыслового глагола </text:span><text:span text:style-name="T284">указано</text:span><text:span text:style-name="T269"> </text:span><text:span text:style-name="T268">дополне</text:span><text:span text:style-name="T269">ние, </text:span><text:span text:style-name="T270">то такие предложения удобней переводить с использованием придаточного предложения.</text:span></text:p>
      <text:p text:style-name="P360"/>
      <text:p text:style-name="P59"><text:span text:style-name="T54">I </text:span><text:span text:style-name="T29">promise</text:span><text:span text:style-name="T54"> </text:span><text:span text:style-name="T11">you</text:span><text:span text:style-name="T54"> </text:span><text:span text:style-name="T58">to be</text:span><text:span text:style-name="T54"> there always — Я обещаю тебе, что буду рядом всегда.</text:span></text:p>
      <text:p text:style-name="P556"/>
      <text:p text:style-name="P59"><text:span text:style-name="T218">(</text:span><text:span text:style-name="T277">п</text:span><text:span text:style-name="T270">ридаточно</text:span><text:span text:style-name="T271">е</text:span><text:span text:style-name="T270"> предложения — </text:span><text:span text:style-name="T218">это синтаксическая часть сложноподчиненного предложения, содержащая подчинительный союз или союзное слово: </text:span><text:span text:style-name="T38">Петя убежал с урока, </text:span><text:span text:style-name="T336">чтобы не пропустить концерт</text:span><text:span text:style-name="T218">. </text:span><text:span text:style-name="Emphasis"><text:span text:style-name="T38">Изобразить чувство, </text:span></text:span><text:span text:style-name="Emphasis"><text:span text:style-name="T336">которое я испытывал</text:span></text:span><text:span text:style-name="Emphasis"><text:span text:style-name="T38">, очень трудно</text:span></text:span><text:span text:style-name="T218">)</text:span><text:span text:style-name="T270">.</text:span></text:p>
      <text:p text:style-name="P556"/>
      <text:p text:style-name="P667"><text:span text:style-name="T270">Т</text:span><text:span text:style-name="T276">акже придаточное предложение используется, когда вторая часть объясняет причину действия из главной части. </text:span><text:span text:style-name="T277">В этом случае инфинитив всегда используется с </text:span><text:span text:style-name="T86">to</text:span><text:span text:style-name="T277">.</text:span></text:p>
      <text:p text:style-name="P357"/>
      <text:p text:style-name="P60"><text:span text:style-name="T54">I </text:span><text:span text:style-name="T29">went out</text:span><text:span text:style-name="T58">,</text:span><text:span text:style-name="T54"> </text:span><text:span text:style-name="T58">to buy</text:span><text:span text:style-name="T54"> food — Я </text:span><text:span text:style-name="T29">вышел</text:span><text:span text:style-name="T54">,</text:span><text:span text:style-name="T56"> </text:span><text:span text:style-name="T58">чтобы</text:span><text:span text:style-name="T54"> </text:span><text:span text:style-name="T58">купить</text:span><text:span text:style-name="T54"> еды.</text:span></text:p>
      <text:p text:style-name="P61"><text:span text:style-name="T54">W</text:span><text:span text:style-name="T38">hy did I </text:span><text:span text:style-name="T28">come in</text:span><text:span text:style-name="T38">? </text:span><text:span text:style-name="T57">To drink</text:span><text:span text:style-name="T38"> cofee — Почему я </text:span><text:span text:style-name="T28">зашел</text:span><text:span text:style-name="T38">? </text:span><text:span text:style-name="T57">Чтобы выпить</text:span><text:span text:style-name="T38"> кофе.</text:span></text:p>
      <text:p text:style-name="P557"/>
      <text:p text:style-name="P136"><text:soft-page-break/><text:span text:style-name="T38">Не всегда причина указывается в виде глагола. Если в качестве причины указано существительное, то перед ним будет предлог </text:span><text:span text:style-name="T60">for</text:span><text:span text:style-name="T38"> </text:span><text:span text:style-name="T55">(за, для)</text:span><text:span text:style-name="T38">.</text:span></text:p>
      <text:p text:style-name="P358"/>
      <text:p text:style-name="P558">I <text:span text:style-name="T20">went out</text:span> <text:span text:style-name="T544">for food</text:span> — Я <text:span text:style-name="T20">вышел</text:span><text:span text:style-name="T686"> </text:span><text:span text:style-name="T544">за едой</text:span>.</text:p>
      <text:p text:style-name="P131"/>
      <text:p text:style-name="P131">Ес<text:span text:style-name="T686">ть</text:span> глаголы, после которых инфинитив используется без частицы <text:span text:style-name="T344">to</text:span> («голый» инфитив). Таких глаголов немного. Самыми распространенные: <text:span text:style-name="T344">let </text:span>(позволять) и <text:span text:style-name="T344">make</text:span>.</text:p>
      <text:p text:style-name="P129"/>
      <text:p text:style-name="P57"><text:span text:style-name="T20">Let</text:span> <text:span text:style-name="T8">Peter</text:span> <text:span text:style-name="T544">explain</text:span> himself — Позволь Питеру объясниться.</text:p>
      <text:p text:style-name="P58"><text:span text:style-name="T20">Let</text:span> <text:span text:style-name="T8">us</text:span> (let`s) <text:span text:style-name="T544">watch</text:span> this movie — Давай<text:span text:style-name="T683"> </text:span>посмотрим этот фильм.</text:p>
      <text:p text:style-name="P130"/>
      <text:p text:style-name="P132">Если после <text:span text:style-name="T344">make</text:span> стоит еще один глагол, то в этом случае <text:span text:style-name="T344">make</text:span> переводится не как «делать», </text:p>
      <text:p text:style-name="P132">а как «заставлять». После <text:span text:style-name="T344">make</text:span> нужно также указать дополнение.</text:p>
      <text:p text:style-name="P132"/>
      <text:p text:style-name="P98">I <text:span text:style-name="T3">can`t</text:span> <text:span text:style-name="T20">make</text:span> <text:span text:style-name="T8">John</text:span> <text:span text:style-name="T544">work</text:span> — Я не могу заставить Джона работать.</text:p>
      <text:p text:style-name="P133"/>
      <text:p text:style-name="P134"><text:span text:style-name="T684">Если инфинитив стоит после связки </text:span><text:span text:style-name="T369">be </text:span><text:span text:style-name="T684">+ прилагательно</text:span><text:span text:style-name="T685">е</text:span><text:span text:style-name="T684">, то используется с частицей </text:span><text:span text:style-name="T369">to</text:span><text:span text:style-name="T684">.</text:span></text:p>
      <text:p text:style-name="P56">It <text:span text:style-name="T337">is difficult</text:span> to understand him — Его сложно понять.</text:p>
      <text:p text:style-name="P134"/>
      <text:p text:style-name="P720">По правилам английского языка после be всегда используется прилалагательное, при этом на русский, be + прилагательное будет переводиться наречием (где, куда, зачем, как).</text:p>
      <text:p text:style-name="P135"/>
      <text:p text:style-name="P672"><text:span text:style-name="T536">Г</text:span><text:span text:style-name="T537">ерундий</text:span><text:span text:style-name="T528"> </text:span></text:p>
      <text:p text:style-name="P849"/>
      <text:p text:style-name="P672"><text:span text:style-name="T531">Э</text:span><text:span text:style-name="T524">то нечно среднее между глаголом и существительным, </text:span><text:span text:style-name="T529">потому что м</text:span><text:span text:style-name="T524">ожет переводит</text:span><text:span text:style-name="T529">ь</text:span><text:span text:style-name="T524">ся </text:span></text:p>
      <text:p text:style-name="P672"><text:span text:style-name="T529">и так и этак</text:span><text:span text:style-name="T524">.</text:span><text:span text:style-name="T530"> </text:span><text:span text:style-name="T525">Выглядит как глагол c окончанием </text:span><text:span text:style-name="T370">-ing</text:span><text:span text:style-name="T525">.</text:span></text:p>
      <text:p text:style-name="P850"/>
      <text:p text:style-name="P851">Если после первого глагола идет предлог, то второй всегда пишется в форме герундия.</text:p>
      <text:p text:style-name="P821"/>
      <text:p text:style-name="P475"><text:span text:style-name="T614">I </text:span><text:span text:style-name="T27">ran</text:span><text:span text:style-name="T613"> for a long time </text:span><text:span text:style-name="T662">without</text:span><text:span text:style-name="T613"> </text:span><text:span text:style-name="T616">stopping</text:span><text:span text:style-name="T613"> — Я долго бежал, не останавливаясь.</text:span></text:p>
      <text:p text:style-name="P475"><text:span text:style-name="T614">D</text:span><text:span text:style-name="T613">on`t stop. </text:span><text:span text:style-name="T27">Keep</text:span><text:span text:style-name="T613"> </text:span><text:span text:style-name="T662">on</text:span><text:span text:style-name="T613"> </text:span><text:span text:style-name="T616">running</text:span><text:span text:style-name="T613">! </text:span><text:span text:style-name="T615">— </text:span><text:span text:style-name="T613">Не останавливайся. Продолжай бежать!</text:span></text:p>
      <text:p text:style-name="P475"><text:span text:style-name="T662">Before</text:span><text:span text:style-name="T613"> </text:span><text:span text:style-name="T616">going</text:span><text:span text:style-name="T613"> </text:span><text:span text:style-name="T616">out</text:span><text:span text:style-name="T613">, I phoned Jerry — Перед выходом я позвонил Джерри.</text:span></text:p>
      <text:p text:style-name="P821"/>
      <text:p text:style-name="P668"><text:span text:style-name="T318">Глаголы, после которых </text:span><text:span text:style-name="T319">принято использовать</text:span><text:span text:style-name="T318"> герундий:</text:span></text:p>
      <text:p text:style-name="P822"/>
      <text:list xml:id="list2378972740" text:style-name="L57">
        <text:list-item>
          <text:p text:style-name="P823">обозначающие начало, продолжительность или конец процесса:</text:p>
          <text:list>
            <text:list-item>
              <text:p text:style-name="P824">stop — прекращать;</text:p>
            </text:list-item>
            <text:list-item>
              <text:p text:style-name="P824">finish — заканчивать;</text:p>
            </text:list-item>
            <text:list-item>
              <text:p text:style-name="P824">give up — прекращать;</text:p>
            </text:list-item>
            <text:list-item>
              <text:p text:style-name="P824">carry on / go on / keep on — продолжать;</text:p>
            </text:list-item>
          </text:list>
          <text:p text:style-name="P824"/>
        </text:list-item>
        <text:list-item>
          <text:p text:style-name="P823">обозначающие отношение к чему-то:</text:p>
          <text:list>
            <text:list-item>
              <text:p text:style-name="P824">dislike — нелюбить;</text:p>
            </text:list-item>
            <text:list-item>
              <text:p text:style-name="P824">enjoy — нравиться;</text:p>
            </text:list-item>
          </text:list>
        </text:list-item>
      </text:list>
      <text:p text:style-name="P825"/>
      <text:list xml:id="list114509211080501" text:continue-numbering="true" text:style-name="L57">
        <text:list-item>
          <text:p text:style-name="P823">глаголы чувственного восприятия:</text:p>
          <text:list>
            <text:list-item>
              <text:p text:style-name="P824">see — видеть;</text:p>
            </text:list-item>
            <text:list-item>
              <text:p text:style-name="P824">watch — смотреть;</text:p>
            </text:list-item>
            <text:list-item>
              <text:p text:style-name="P824">hear — слышать;</text:p>
            </text:list-item>
            <text:list-item>
              <text:p text:style-name="P824">listen to — слушать.</text:p>
            </text:list-item>
          </text:list>
        </text:list-item>
      </text:list>
      <text:p text:style-name="P825"/>
      <text:list xml:id="list114509651833511" text:continue-numbering="true" text:style-name="L57">
        <text:list-item>
          <text:p text:style-name="P823"><text:soft-page-break/>другие глаголы и словосочетания:</text:p>
          <text:list>
            <text:list-item>
              <text:p text:style-name="P824">suggest — предлагать;</text:p>
            </text:list-item>
            <text:list-item>
              <text:p text:style-name="P824">mind — иметь ввиду, возражать;</text:p>
            </text:list-item>
            <text:list-item>
              <text:p text:style-name="P824">avoid — избегать;</text:p>
            </text:list-item>
            <text:list-item>
              <text:p text:style-name="P824">practice — практиковаться;</text:p>
            </text:list-item>
            <text:list-item>
              <text:p text:style-name="P824">can`t help — не мочь не делать;</text:p>
            </text:list-item>
            <text:list-item>
              <text:p text:style-name="P824">can`t stand — не выносить, ненавидеть;</text:p>
            </text:list-item>
            <text:list-item>
              <text:p text:style-name="P824">look forward to — ждать с нетерпением.</text:p>
            </text:list-item>
          </text:list>
        </text:list-item>
      </text:list>
      <text:p text:style-name="P822"/>
      <text:p text:style-name="P476">I enjoy <text:span text:style-name="T544">reading</text:span> very much — Я очень люблю читать.</text:p>
      <text:p text:style-name="P476">I can`t help <text:span text:style-name="T544">feeling</text:span> responsible — Я не могу не чувствовать ответственности.</text:p>
      <text:p text:style-name="P476">I look forward to <text:span text:style-name="T544">meeting</text:span> John — Я жде с нетерпением встечи с Джоном.</text:p>
      <text:p text:style-name="P137"/>
      <text:p text:style-name="P137">Сочетание сказуемого и герундия можно расшрить, добавив между ними дополнение.</text:p>
      <text:p text:style-name="P137"/>
      <text:p text:style-name="P40"><text:span text:style-name="T689">I </text:span><text:span text:style-name="T31">saw</text:span><text:span text:style-name="T689"> </text:span><text:span text:style-name="T13">John</text:span><text:span text:style-name="T689"> </text:span><text:span text:style-name="T550">working</text:span><text:span text:style-name="T689"> in the garden — Я видел, как Джон работает в саду.</text:span></text:p>
      <text:p text:style-name="P62">He <text:span text:style-name="T3">can`t</text:span> <text:span text:style-name="T20">stand</text:span> <text:span text:style-name="T8">his father</text:span> <text:span text:style-name="T544">drinking</text:span> — Он не может вынести того, что его отец пьет.</text:p>
      <text:p text:style-name="P129"/>
      <text:p text:style-name="P852">Когда нужно сказать про дейсвтие, которое регулярно совершается, то для этого используется</text:p>
      <text:p text:style-name="P271"><text:span text:style-name="T526">связка </text:span><text:span text:style-name="T371">go</text:span><text:span text:style-name="T526"> + герундий. Глагол </text:span><text:span text:style-name="T371">go</text:span><text:span text:style-name="T526"> в этом случае переводится как «занимаюсь этим делом»:</text:span></text:p>
      <text:list xml:id="list3257349282" text:style-name="L58">
        <text:list-item>
          <text:p text:style-name="P875"><text:span text:style-name="T526">go swimming — занима</text:span><text:span text:style-name="T527">ться</text:span><text:span text:style-name="T526"> плаваньем;</text:span></text:p>
        </text:list-item>
        <text:list-item>
          <text:p text:style-name="P853">go running — бегать;</text:p>
        </text:list-item>
        <text:list-item>
          <text:p text:style-name="P853">go fishing — рыбачить;</text:p>
        </text:list-item>
        <text:list-item>
          <text:p text:style-name="P875">go skiing — кататься на лыжах;</text:p>
        </text:list-item>
        <text:list-item>
          <text:p text:style-name="P879">go shopping — ходить по магазинам.</text:p>
        </text:list-item>
      </text:list>
      <text:p text:style-name="P721"/>
      <text:p text:style-name="P669"><text:span text:style-name="T690">А связка </text:span><text:span text:style-name="T371">like</text:span><text:span text:style-name="T690"> + герундий означает «</text:span><text:span text:style-name="T691">люблю</text:span><text:span text:style-name="T690"> заниматься этим </text:span><text:span text:style-name="T691">делом</text:span><text:span text:style-name="T690">».</text:span></text:p>
      <text:p text:style-name="P721"/>
      <text:p text:style-name="P63">Would you like to <text:span text:style-name="T544">go skiing</text:span> this weekend? — Ты хочешь <text:span text:style-name="T544">покататься на лыжах</text:span> на выходных?</text:p>
      <text:p text:style-name="P63">I would rather <text:span text:style-name="T544">go shopp</text:span><text:span text:style-name="T551">i</text:span><text:span text:style-name="T544">ng</text:span> — Нет, я лучше <text:span text:style-name="T544">пойду по магазинам</text:span>.</text:p>
      <text:p text:style-name="P63">I <text:span text:style-name="T544">like shopping</text:span> with my girlfriends! — Я <text:span text:style-name="T544">люблю ходить по магазинам</text:span> с подрузками!</text:p>
      <text:p text:style-name="P721"/>
      <text:p text:style-name="P671"><text:span text:style-name="T693">Если герундий стоит в начале предложения, то он </text:span><text:span text:style-name="T695">переводится не как глагол, а</text:span><text:span text:style-name="T694"> как сущестительное </text:span><text:span text:style-name="T695">(т. е. в этом случае он является подлежащим)</text:span><text:span text:style-name="T693">.</text:span></text:p>
      <text:p text:style-name="P670"/>
      <text:p text:style-name="P69">Swimming is very good for your health — Плаванье хорошо для здоровья</text:p>
      <text:p text:style-name="P69"><text:span text:style-name="T692">L</text:span>earning English is not easy — Изучение английского — это нелегко.</text:p>
      <text:p text:style-name="P670"/>
      <text:p text:style-name="P863">Глаголы, после который можно использовать как инфинитив так и герундий:</text:p>
      <text:p text:style-name="P863"/>
      <text:list xml:id="list1443861523" text:style-name="L60">
        <text:list-item>
          <text:p text:style-name="P865">обозначающие процесс:</text:p>
          <text:list>
            <text:list-item>
              <text:p text:style-name="P864">start, begin — начинать;</text:p>
            </text:list-item>
            <text:list-item>
              <text:p text:style-name="P864">continue — продолжать;</text:p>
            </text:list-item>
          </text:list>
        </text:list-item>
      </text:list>
      <text:p text:style-name="P863"/>
      <text:list xml:id="list114507825021700" text:continue-numbering="true" text:style-name="L60">
        <text:list-item>
          <text:p text:style-name="P865">обозначающие отношение к чему-то:</text:p>
          <text:list>
            <text:list-item>
              <text:p text:style-name="P867">love — любить;</text:p>
            </text:list-item>
            <text:list-item>
              <text:p text:style-name="P867">like — нравиться;</text:p>
            </text:list-item>
            <text:list-item>
              <text:p text:style-name="P867">hate — ненавидеть;</text:p>
            </text:list-item>
            <text:list-item>
              <text:p text:style-name="P867">prefer — предпочитать;</text:p>
            </text:list-item>
          </text:list>
        </text:list-item>
      </text:list>
      <text:p text:style-name="P866"/>
      <text:p text:style-name="P882"><text:soft-page-break/>I started <text:span text:style-name="T544">to leart</text:span> English at school / I started <text:span text:style-name="T544">learning</text:span> English at school.</text:p>
      <text:p text:style-name="P882">I love <text:span text:style-name="T544">to play</text:span> the piano / I love <text:span text:style-name="T544">playing</text:span> the piano.</text:p>
      <text:p text:style-name="P868"/>
      <text:p text:style-name="P868"/>
      <text:p text:style-name="P251"/>
      <text:p text:style-name="P77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91607902336">
          <table:table-cell table:style-name="Table7.A1" office:value-type="string">
            <text:p text:style-name="P734"/>
          </table:table-cell>
          <table:table-cell table:style-name="Table7.A1" office:value-type="string">
            <text:p text:style-name="P722">Past</text:p>
          </table:table-cell>
          <table:table-cell table:style-name="Table7.A1" office:value-type="string">
            <text:p text:style-name="P722">Present</text:p>
          </table:table-cell>
          <table:table-cell table:style-name="Table7.D1" office:value-type="string">
            <text:p text:style-name="P722">Future</text:p>
          </table:table-cell>
        </table:table-row>
        <table:table-row table:style-name="TableLine94291605517648">
          <table:table-cell table:style-name="Table7.A2" office:value-type="string">
            <text:p text:style-name="P729">+</text:p>
          </table:table-cell>
          <table:table-cell table:style-name="Table7.A2" office:value-type="string">
            <text:p text:style-name="P755">I/y<text:span text:style-name="T624">ou</text:span>/w<text:span text:style-name="T624">e</text:span>/t<text:span text:style-name="T624">hey</text:span>/he/she/it started</text:p>
          </table:table-cell>
          <table:table-cell table:style-name="Table7.A2" office:value-type="string">
            <text:p text:style-name="P746">I/you/we/they start</text:p>
            <text:p text:style-name="P746">He/she/it starts</text:p>
          </table:table-cell>
          <table:table-cell table:style-name="Table7.D2" office:value-type="string">
            <text:p text:style-name="P758">I/y<text:span text:style-name="T624">ou</text:span>/w<text:span text:style-name="T624">e</text:span>/t<text:span text:style-name="T624">hey</text:span>/he/she/it </text:p>
            <text:p text:style-name="P758">will start</text:p>
          </table:table-cell>
        </table:table-row>
        <table:table-row table:style-name="TableLine94291605532784">
          <table:table-cell table:style-name="Table7.A2" office:value-type="string">
            <text:p text:style-name="P723">-</text:p>
          </table:table-cell>
          <table:table-cell table:style-name="Table7.A2" office:value-type="string">
            <text:p text:style-name="P755">I/y<text:span text:style-name="T624">ou</text:span>/w<text:span text:style-name="T624">e</text:span>/t<text:span text:style-name="T624">hey</text:span>/he/she/it</text:p>
            <text:p text:style-name="P755">didn`t start</text:p>
          </table:table-cell>
          <table:table-cell table:style-name="Table7.A2" office:value-type="string">
            <text:p text:style-name="P746">I/you/we/they don`t start</text:p>
            <text:p text:style-name="P746">He/she/it doesn`t start</text:p>
          </table:table-cell>
          <table:table-cell table:style-name="Table7.D2" office:value-type="string">
            <text:p text:style-name="P758">I/y<text:span text:style-name="T624">ou</text:span>/w<text:span text:style-name="T624">e</text:span>/t<text:span text:style-name="T624">hey</text:span>/he/she/it</text:p>
            <text:p text:style-name="P758">won`t start</text:p>
          </table:table-cell>
        </table:table-row>
        <table:table-row table:style-name="TableLine94291605535552">
          <table:table-cell table:style-name="Table7.A2" office:value-type="string">
            <text:p text:style-name="P723">?</text:p>
          </table:table-cell>
          <table:table-cell table:style-name="Table7.A2" office:value-type="string">
            <text:p text:style-name="P756">Did I/y<text:span text:style-name="T624">ou</text:span>/w<text:span text:style-name="T624">e</text:span>/t<text:span text:style-name="T624">hey</text:span>/he</text:p>
            <text:p text:style-name="P756">/she/it start?</text:p>
          </table:table-cell>
          <table:table-cell table:style-name="Table7.A2" office:value-type="string">
            <text:p text:style-name="P746">Do I/you/we/they start?</text:p>
            <text:p text:style-name="P746">Does he/she/it start?</text:p>
          </table:table-cell>
          <table:table-cell table:style-name="Table7.D2" office:value-type="string">
            <text:p text:style-name="P759">Will I/y<text:span text:style-name="T624">ou</text:span>/w<text:span text:style-name="T624">e</text:span>/t<text:span text:style-name="T624">hey</text:span>/he</text:p>
            <text:p text:style-name="P759">/she/it start?</text:p>
          </table:table-cell>
        </table:table-row>
      </table:table>
      <text:p text:style-name="P110"/>
      <text:p text:style-name="P262"><text:span text:style-name="T513">Таблица времен группы Continu</text:span><text:span text:style-name="T514">ou</text:span><text:span text:style-name="T51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91605560192">
          <table:table-cell table:style-name="Table8.A1" office:value-type="string">
            <text:p text:style-name="P745"/>
          </table:table-cell>
          <table:table-cell table:style-name="Table8.A1" office:value-type="string">
            <text:p text:style-name="P722">Past</text:p>
          </table:table-cell>
          <table:table-cell table:style-name="Table8.A1" office:value-type="string">
            <text:p text:style-name="P722">Present</text:p>
          </table:table-cell>
          <table:table-cell table:style-name="Table8.D1" office:value-type="string">
            <text:p text:style-name="P722">Future</text:p>
          </table:table-cell>
        </table:table-row>
        <table:table-row table:style-name="TableLine94291605639072">
          <table:table-cell table:style-name="Table8.A2" office:value-type="string">
            <text:p text:style-name="P723">+</text:p>
          </table:table-cell>
          <table:table-cell table:style-name="Table8.A2" office:value-type="string">
            <text:p text:style-name="P757">I/<text:span text:style-name="T623">he/she/it</text:span> <text:span text:style-name="T623">was starting</text:span></text:p>
            <text:p text:style-name="P757"><text:span text:style-name="T623">Y</text:span><text:span text:style-name="T624">ou</text:span><text:span text:style-name="T623">/w</text:span><text:span text:style-name="T624">e</text:span><text:span text:style-name="T623">/t</text:span><text:span text:style-name="T624">hey</text:span><text:span text:style-name="T623"> were starting</text:span></text:p>
          </table:table-cell>
          <table:table-cell table:style-name="Table8.A2" office:value-type="string">
            <text:p text:style-name="P748">I am starting</text:p>
            <text:p text:style-name="P749">He/she/it is starting</text:p>
            <text:p text:style-name="P748">You/we/they are starting</text:p>
          </table:table-cell>
          <table:table-cell table:style-name="Table8.D2" office:value-type="string">
            <text:p text:style-name="P734"/>
          </table:table-cell>
        </table:table-row>
        <table:table-row table:style-name="TableLine94291605657376">
          <table:table-cell table:style-name="Table8.A2" office:value-type="string">
            <text:p text:style-name="P723">-</text:p>
          </table:table-cell>
          <table:table-cell table:style-name="Table8.A2" office:value-type="string">
            <text:p text:style-name="P758">I/he/she/it wasn`t starting</text:p>
            <text:p text:style-name="P758">Y<text:span text:style-name="T624">ou</text:span>/w<text:span text:style-name="T624">e</text:span>/t<text:span text:style-name="T624">hey</text:span> weren`t starting</text:p>
          </table:table-cell>
          <table:table-cell table:style-name="Table8.A2" office:value-type="string">
            <text:p text:style-name="P748">I`m not starting</text:p>
            <text:p text:style-name="P749">He/she/it isn`t starting</text:p>
            <text:p text:style-name="P748">You/we/they aren`t starting</text:p>
          </table:table-cell>
          <table:table-cell table:style-name="Table8.D2" office:value-type="string">
            <text:p text:style-name="P734"/>
          </table:table-cell>
        </table:table-row>
        <table:table-row table:style-name="TableLine94291605712224">
          <table:table-cell table:style-name="Table8.A2" office:value-type="string">
            <text:p text:style-name="P723">?</text:p>
          </table:table-cell>
          <table:table-cell table:style-name="Table8.A2" office:value-type="string">
            <text:p text:style-name="P758">Was I/he/she/it starting?</text:p>
            <text:p text:style-name="P758">Were y<text:span text:style-name="T624">ou</text:span>/w<text:span text:style-name="T624">e</text:span>/t<text:span text:style-name="T624">hey</text:span> starting?</text:p>
          </table:table-cell>
          <table:table-cell table:style-name="Table8.A2" office:value-type="string">
            <text:p text:style-name="P748">Am I starting?</text:p>
            <text:p text:style-name="P749">Is he/she/it starting?</text:p>
            <text:p text:style-name="P748">Are you/we/they starting?</text:p>
          </table:table-cell>
          <table:table-cell table:style-name="Table8.D2" office:value-type="string">
            <text:p text:style-name="P734"/>
          </table:table-cell>
        </table:table-row>
      </table:table>
      <text:p text:style-name="P110"/>
      <text:p text:style-name="P11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91605727344">
          <table:table-cell table:style-name="Table9.A1" office:value-type="string">
            <text:p text:style-name="P745"/>
          </table:table-cell>
          <table:table-cell table:style-name="Table9.A1" office:value-type="string">
            <text:p text:style-name="P722">Past</text:p>
          </table:table-cell>
          <table:table-cell table:style-name="Table9.A1" office:value-type="string">
            <text:p text:style-name="P722">Present</text:p>
          </table:table-cell>
          <table:table-cell table:style-name="Table9.D1" office:value-type="string">
            <text:p text:style-name="P722">Future</text:p>
          </table:table-cell>
        </table:table-row>
        <table:table-row table:style-name="TableLine94291605804112">
          <table:table-cell table:style-name="Table9.A2" office:value-type="string">
            <text:p text:style-name="P723">+</text:p>
          </table:table-cell>
          <table:table-cell table:style-name="Table9.A2" office:value-type="string">
            <text:p text:style-name="P734"/>
          </table:table-cell>
          <table:table-cell table:style-name="Table9.A2" office:value-type="string">
            <text:p text:style-name="P748">I/you/we/they have started</text:p>
            <text:p text:style-name="P748">He/she/it has started</text:p>
          </table:table-cell>
          <table:table-cell table:style-name="Table9.D2" office:value-type="string">
            <text:p text:style-name="P734"/>
          </table:table-cell>
        </table:table-row>
        <table:table-row table:style-name="TableLine94291605786832">
          <table:table-cell table:style-name="Table9.A2" office:value-type="string">
            <text:p text:style-name="P723">-</text:p>
          </table:table-cell>
          <table:table-cell table:style-name="Table9.A2" office:value-type="string">
            <text:p text:style-name="P734"/>
          </table:table-cell>
          <table:table-cell table:style-name="Table9.A2" office:value-type="string">
            <text:p text:style-name="P748">I/y<text:span text:style-name="T597">ou</text:span>/w<text:span text:style-name="T597">e</text:span>/t<text:span text:style-name="T597">hey</text:span> haven`t started</text:p>
            <text:p text:style-name="P748">He/she/it hasn`t started</text:p>
          </table:table-cell>
          <table:table-cell table:style-name="Table9.D2" office:value-type="string">
            <text:p text:style-name="P734"/>
          </table:table-cell>
        </table:table-row>
        <table:table-row table:style-name="TableLine94291605830256">
          <table:table-cell table:style-name="Table9.A2" office:value-type="string">
            <text:p text:style-name="P723">?</text:p>
          </table:table-cell>
          <table:table-cell table:style-name="Table9.A2" office:value-type="string">
            <text:p text:style-name="P734"/>
          </table:table-cell>
          <table:table-cell table:style-name="Table9.A2" office:value-type="string">
            <text:p text:style-name="P748">Have I/y<text:span text:style-name="T598">ou</text:span>/w<text:span text:style-name="T598">e</text:span>/t<text:span text:style-name="T598">hey</text:span> started?</text:p>
            <text:p text:style-name="P748">Has he/she/it started?</text:p>
          </table:table-cell>
          <table:table-cell table:style-name="Table9.D2" office:value-type="string">
            <text:p text:style-name="P734"/>
          </table:table-cell>
        </table:table-row>
      </table:table>
      <text:p text:style-name="P112"/>
      <text:p text:style-name="P11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1605832816">
          <table:table-cell table:style-name="Table1.A1" office:value-type="string">
            <text:p text:style-name="P747"/>
          </table:table-cell>
          <table:table-cell table:style-name="Table1.A1" office:value-type="string">
            <text:p text:style-name="P724">Past</text:p>
          </table:table-cell>
          <table:table-cell table:style-name="Table1.A1" office:value-type="string">
            <text:p text:style-name="P724">Present</text:p>
          </table:table-cell>
          <table:table-cell table:style-name="Table1.D1" office:value-type="string">
            <text:p text:style-name="P724">Future</text:p>
          </table:table-cell>
        </table:table-row>
        <table:table-row table:style-name="TableLine94291605908912">
          <table:table-cell table:style-name="Table1.A2" office:value-type="string">
            <text:p text:style-name="P724">+</text:p>
          </table:table-cell>
          <table:table-cell table:style-name="Table1.A2" office:value-type="string">
            <text:p text:style-name="P735"/>
          </table:table-cell>
          <table:table-cell table:style-name="Table1.A2" office:value-type="string">
            <text:p text:style-name="P754">I/y<text:span text:style-name="T624">ou</text:span>/w<text:span text:style-name="T624">e</text:span>/t<text:span text:style-name="T624">hey</text:span> have been starting</text:p>
            <text:p text:style-name="P754">He/she/it has been starting</text:p>
          </table:table-cell>
          <table:table-cell table:style-name="Table1.D2" office:value-type="string">
            <text:p text:style-name="P735"/>
          </table:table-cell>
        </table:table-row>
        <table:table-row table:style-name="TableLine94291605928320">
          <table:table-cell table:style-name="Table1.A2" office:value-type="string">
            <text:p text:style-name="P724">-</text:p>
          </table:table-cell>
          <table:table-cell table:style-name="Table1.A2" office:value-type="string">
            <text:p text:style-name="P735"/>
          </table:table-cell>
          <table:table-cell table:style-name="Table1.A2" office:value-type="string">
            <text:p text:style-name="P754">I/y<text:span text:style-name="T624">ou</text:span>/w<text:span text:style-name="T624">e</text:span>/t<text:span text:style-name="T624">hey</text:span> haven`t been starting</text:p>
            <text:p text:style-name="P754">He/she/it hasn`t been starting</text:p>
          </table:table-cell>
          <table:table-cell table:style-name="Table1.D2" office:value-type="string">
            <text:p text:style-name="P735"/>
          </table:table-cell>
        </table:table-row>
        <table:table-row table:style-name="TableLine94291605944480">
          <table:table-cell table:style-name="Table1.A2" office:value-type="string">
            <text:p text:style-name="P724">?</text:p>
          </table:table-cell>
          <table:table-cell table:style-name="Table1.A2" office:value-type="string">
            <text:p text:style-name="P735"/>
          </table:table-cell>
          <table:table-cell table:style-name="Table1.A2" office:value-type="string">
            <text:p text:style-name="P754">Have I/y<text:span text:style-name="T624">ou</text:span>/w<text:span text:style-name="T624">e</text:span>/t<text:span text:style-name="T624">hey</text:span> been starting?</text:p>
            <text:p text:style-name="P754">Has he/she/it been starting?</text:p>
          </table:table-cell>
          <table:table-cell table:style-name="Table1.D2" office:value-type="string">
            <text:p text:style-name="P735"/>
          </table:table-cell>
        </table:table-row>
      </table:table>
      <text:p text:style-name="P773"><text:span text:style-name="T434">Таблица </text:span><text:span text:style-name="T446">форм </text:span><text:span text:style-name="T434">пассивно</text:span><text:span text:style-name="T447">го</text:span><text:span text:style-name="T434"> залог</text:span><text:span text:style-name="T447">а</text:span><text:span text:style-name="T434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91605985776">
          <table:table-cell table:style-name="Table4.A1" office:value-type="string">
            <text:p text:style-name="P737"/>
          </table:table-cell>
          <table:table-cell table:style-name="Table4.A1" office:value-type="string">
            <text:p text:style-name="P732">Past</text:p>
          </table:table-cell>
          <table:table-cell table:style-name="Table4.A1" office:value-type="string">
            <text:p text:style-name="P732">Present</text:p>
          </table:table-cell>
          <table:table-cell table:style-name="Table4.D1" office:value-type="string">
            <text:p text:style-name="P732">Future</text:p>
          </table:table-cell>
        </table:table-row>
        <table:table-row table:style-name="TableLine94291606110784">
          <table:table-cell table:style-name="Table4.A2" office:value-type="string">
            <text:p text:style-name="P733">Simple</text:p>
          </table:table-cell>
          <table:table-cell table:style-name="Table4.A2" office:value-type="string">
            <text:p text:style-name="P737"><text:span text:style-name="T652">I/</text:span><text:span text:style-name="T653">he/she/it</text:span><text:span text:style-name="T652"> </text:span><text:span text:style-name="T653">was</text:span><text:span text:style-name="T652"> </text:span><text:span text:style-name="T199">taught</text:span></text:p>
            <text:p text:style-name="P766">You/we/they were <text:span text:style-name="T199">taught</text:span></text:p>
          </table:table-cell>
          <table:table-cell table:style-name="Table4.A2" office:value-type="string">
            <text:p text:style-name="P767">I am <text:span text:style-name="T199">taught</text:span></text:p>
            <text:p text:style-name="P766">He/she/it is <text:span text:style-name="T199">taught</text:span></text:p>
            <text:p text:style-name="P766">You/we/the<text:span text:style-name="T654">y</text:span> are <text:span text:style-name="T199">taught</text:span></text:p>
          </table:table-cell>
          <table:table-cell table:style-name="Table4.D2" office:value-type="string">
            <text:p text:style-name="P765">I/you/we/they/he/she/it</text:p>
            <text:p text:style-name="P765">will be <text:span text:style-name="T199">taught</text:span></text:p>
          </table:table-cell>
        </table:table-row>
        <table:table-row table:style-name="TableLine94291606141872">
          <table:table-cell table:style-name="Table4.A2" office:value-type="string">
            <text:p text:style-name="P733">Contin.</text:p>
          </table:table-cell>
          <table:table-cell table:style-name="Table4.A2" office:value-type="string">
            <text:p text:style-name="P737"><text:span text:style-name="T654">I/he/she/it was being </text:span><text:span text:style-name="T199">taught</text:span></text:p>
            <text:p text:style-name="P737"><text:span text:style-name="T201">You/we/the</text:span><text:span text:style-name="T200">y</text:span><text:span text:style-name="T201"> </text:span><text:span text:style-name="T200">were</text:span><text:span text:style-name="T201"> </text:span><text:span text:style-name="T200">being</text:span><text:span text:style-name="T201"> </text:span><text:span text:style-name="T199">taught</text:span></text:p>
          </table:table-cell>
          <table:table-cell table:style-name="Table4.A2" office:value-type="string">
            <text:p text:style-name="P765">I am being <text:span text:style-name="T199">taught</text:span></text:p>
            <text:p text:style-name="P765"><text:span text:style-name="T199">H</text:span><text:span text:style-name="T138">e/she/it is being taught</text:span></text:p>
            <text:p text:style-name="P766"><text:span text:style-name="T138">You/we/the</text:span><text:span text:style-name="T200">y</text:span><text:span text:style-name="T138"> are </text:span><text:span text:style-name="T200">being</text:span><text:span text:style-name="T138"> </text:span><text:span text:style-name="T199">taught</text:span></text:p>
          </table:table-cell>
          <table:table-cell table:style-name="Table4.D2" office:value-type="string">
            <text:p text:style-name="P765">— </text:p>
          </table:table-cell>
        </table:table-row>
        <table:table-row table:style-name="TableLine94291606154992">
          <table:table-cell table:style-name="Table4.A2" office:value-type="string">
            <text:p text:style-name="P733">Perfect</text:p>
          </table:table-cell>
          <table:table-cell table:style-name="Table4.A2" office:value-type="string">
            <text:p text:style-name="P737"><text:span text:style-name="T655">I/you/we/they/</text:span><text:span text:style-name="T202">he/she/it</text:span><text:span text:style-name="T655"> </text:span></text:p>
            <text:p text:style-name="P737"><text:span text:style-name="T655">had been </text:span><text:span text:style-name="T199">taught</text:span></text:p>
          </table:table-cell>
          <table:table-cell table:style-name="Table4.A2" office:value-type="string">
            <text:p text:style-name="P768">I/you/we/they have been <text:span text:style-name="T199">taught</text:span></text:p>
            <text:p text:style-name="P768"><text:span text:style-name="T199">H</text:span><text:span text:style-name="T138">e/she/it has been </text:span><text:span text:style-name="T199">taught</text:span></text:p>
          </table:table-cell>
          <table:table-cell table:style-name="Table4.D2" office:value-type="string">
            <text:p text:style-name="P737"><text:span text:style-name="T655">I/you/we/they/</text:span><text:span text:style-name="T202">he/she/it</text:span><text:span text:style-name="T655"> </text:span></text:p>
            <text:p text:style-name="P737"><text:span text:style-name="T655">will have been </text:span><text:span text:style-name="T199">taught</text:span></text:p>
          </table:table-cell>
        </table:table-row>
      </table:table>
      <text:p text:style-name="P165"/>
      <text:p text:style-name="P267"><text:span text:style-name="T434">Таблица </text:span><text:span text:style-name="T435">форм</text:span><text:span text:style-name="T434"> глагола </text:span><text:span text:style-name="T444">b</text:span><text:span text:style-name="T43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91606171904">
          <table:table-cell table:style-name="Table5.A1" office:value-type="string">
            <text:p text:style-name="P728">Подлежащее</text:p>
          </table:table-cell>
          <table:table-cell table:style-name="Table5.A1" office:value-type="string">
            <text:p text:style-name="P725">Past</text:p>
          </table:table-cell>
          <table:table-cell table:style-name="Table5.A1" office:value-type="string">
            <text:p text:style-name="P725">Present</text:p>
          </table:table-cell>
          <table:table-cell table:style-name="Table5.D1" office:value-type="string">
            <text:p text:style-name="P725">Future</text:p>
          </table:table-cell>
        </table:table-row>
        <table:table-row table:style-name="TableLine94291606234736">
          <table:table-cell table:style-name="Table5.A2" office:value-type="string">
            <text:p text:style-name="P753">I</text:p>
          </table:table-cell>
          <table:table-cell table:style-name="Table5.A2" office:value-type="string">
            <text:p text:style-name="P754">was</text:p>
          </table:table-cell>
          <table:table-cell table:style-name="Table5.A2" office:value-type="string">
            <text:p text:style-name="P750">am</text:p>
          </table:table-cell>
          <table:table-cell table:style-name="Table5.D2" office:value-type="string">
            <text:p text:style-name="P760">will be</text:p>
          </table:table-cell>
        </table:table-row>
        <table:table-row table:style-name="TableLine94291606240432">
          <table:table-cell table:style-name="Table5.A2" office:value-type="string">
            <text:p text:style-name="P752">he/she/<text:span text:style-name="T605">it</text:span></text:p>
          </table:table-cell>
          <table:table-cell table:style-name="Table5.A2" office:value-type="string">
            <text:p text:style-name="P754">was</text:p>
          </table:table-cell>
          <table:table-cell table:style-name="Table5.A2" office:value-type="string">
            <text:p text:style-name="P751">is</text:p>
          </table:table-cell>
          <table:table-cell table:style-name="Table5.D2" office:value-type="string">
            <text:p text:style-name="P760">will be</text:p>
          </table:table-cell>
        </table:table-row>
        <table:table-row table:style-name="TableLine94291606242528">
          <table:table-cell table:style-name="Table5.A2" office:value-type="string">
            <text:p text:style-name="P752">you/we/they</text:p>
          </table:table-cell>
          <table:table-cell table:style-name="Table5.A2" office:value-type="string">
            <text:p text:style-name="P754">were</text:p>
          </table:table-cell>
          <table:table-cell table:style-name="Table5.A2" office:value-type="string">
            <text:p text:style-name="P751">are</text:p>
          </table:table-cell>
          <table:table-cell table:style-name="Table5.D2" office:value-type="string">
            <text:p text:style-name="P760">will be</text:p>
          </table:table-cell>
        </table:table-row>
      </table:table>
      <text:p text:style-name="P162"/>
      <text:p text:style-name="P162">Таблица модальных глаголов:</text:p>
      <table:table table:name="Table2" table:style-name="Table2">
        <table:table-column table:style-name="Table2.A" table:number-columns-repeated="3"/>
        <table:table-row table:style-name="TableLine94291606246640">
          <table:table-cell table:style-name="Table2.A1" office:value-type="string">
            <text:p text:style-name="P730">Глагол</text:p>
          </table:table-cell>
          <table:table-cell table:style-name="Table2.A1" office:value-type="string">
            <text:p text:style-name="P736"><text:span text:style-name="T547">З</text:span><text:span text:style-name="T548">начение</text:span></text:p>
          </table:table-cell>
          <table:table-cell table:style-name="Table2.C1" office:value-type="string">
            <text:p text:style-name="P736"><text:span text:style-name="T547">В</text:span><text:span text:style-name="T548">рем</text:span><text:span text:style-name="T547">я</text:span></text:p>
          </table:table-cell>
        </table:table-row>
        <table:table-row table:style-name="TableLine94291606322480">
          <table:table-cell table:style-name="Table2.A2" office:value-type="string">
            <text:p text:style-name="P761">can</text:p>
          </table:table-cell>
          <table:table-cell table:style-name="Table2.A2" office:value-type="string">
            <text:p text:style-name="P761">могу, умею, смогу;</text:p>
            <text:p text:style-name="P761">(часто используется в просьбах и предложениях)</text:p>
          </table:table-cell>
          <table:table-cell table:style-name="Table2.C2" office:value-type="string">
            <text:p text:style-name="P761">настоящее и будущее</text:p>
          </table:table-cell>
        </table:table-row>
        <table:table-row table:style-name="TableLine94291606326704">
          <table:table-cell table:style-name="Table2.A2" office:value-type="string">
            <text:p text:style-name="P761">could</text:p>
          </table:table-cell>
          <table:table-cell table:style-name="Table2.A2" office:value-type="string">
            <text:p text:style-name="P761">мог, умел</text:p>
          </table:table-cell>
          <table:table-cell table:style-name="Table2.C2" office:value-type="string">
            <text:p text:style-name="P761">прошедшее</text:p>
          </table:table-cell>
        </table:table-row>
        <table:table-row table:style-name="TableLine94291606328624">
          <table:table-cell table:style-name="Table2.A2" office:value-type="string">
            <text:p text:style-name="P761">might, may</text:p>
          </table:table-cell>
          <table:table-cell table:style-name="Table2.A2" office:value-type="string">
            <text:p text:style-name="P761">может быть, мог бы, возможно, наверное</text:p>
          </table:table-cell>
          <table:table-cell table:style-name="Table2.C2" office:value-type="string">
            <text:p text:style-name="P761">настоящее и будущие</text:p>
          </table:table-cell>
        </table:table-row>
        <table:table-row table:style-name="TableLine94291606339424">
          <table:table-cell table:style-name="Table2.A2" office:value-type="string">
            <text:p text:style-name="P761">must</text:p>
          </table:table-cell>
          <table:table-cell table:style-name="Table2.A2" office:value-type="string">
            <text:p text:style-name="P761">должен, обязан, нужно, запрет, нельзя</text:p>
          </table:table-cell>
          <table:table-cell table:style-name="Table2.C2" office:value-type="string">
            <text:p text:style-name="P761">настоящее</text:p>
          </table:table-cell>
        </table:table-row>
        <table:table-row table:style-name="TableLine94291606343424">
          <table:table-cell table:style-name="Table2.A2" office:value-type="string">
            <text:p text:style-name="P761">should</text:p>
          </table:table-cell>
          <table:table-cell table:style-name="Table2.A2" office:value-type="string">
            <text:p text:style-name="P761">следует сделать, следовало бы сделать; (совет)</text:p>
          </table:table-cell>
          <table:table-cell table:style-name="Table2.C2" office:value-type="string">
            <text:p text:style-name="P761">настоящее и будущие</text:p>
          </table:table-cell>
        </table:table-row>
        <table:table-row table:style-name="TableLine94291606345648">
          <table:table-cell table:style-name="Table2.A2" office:value-type="string">
            <text:p text:style-name="P761">would</text:p>
          </table:table-cell>
          <table:table-cell table:style-name="Table2.A2" office:value-type="string">
            <text:p text:style-name="P761">частица «бы», предложение услуги, привычка прошлого</text:p>
          </table:table-cell>
          <table:table-cell table:style-name="Table2.C2" office:value-type="string">
            <text:p text:style-name="P761">настоящее, прошедшее, будущие</text:p>
          </table:table-cell>
        </table:table-row>
      </table:table>
      <text:p text:style-name="P163"/>
      <text:p text:style-name="P163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91606353088">
          <table:table-cell table:style-name="Table3.A1" office:value-type="string">
            <text:p text:style-name="P731">Конструкция</text:p>
          </table:table-cell>
          <table:table-cell table:style-name="Table3.A1" office:value-type="string">
            <text:p text:style-name="P731">Значение</text:p>
          </table:table-cell>
          <table:table-cell table:style-name="Table3.C1" office:value-type="string">
            <text:p text:style-name="P731">Время</text:p>
          </table:table-cell>
        </table:table-row>
        <table:table-row table:style-name="TableLine94291606374016">
          <table:table-cell table:style-name="Table3.A2" office:value-type="string">
            <text:p text:style-name="P762">be able to</text:p>
          </table:table-cell>
          <table:table-cell table:style-name="Table3.A2" office:value-type="string">
            <text:p text:style-name="P762">могу (близко к can)</text:p>
          </table:table-cell>
          <table:table-cell table:style-name="Table3.C2" office:value-type="string">
            <text:p text:style-name="P762">be меняется по временам</text:p>
          </table:table-cell>
        </table:table-row>
        <table:table-row table:style-name="TableLine94291606379760">
          <table:table-cell table:style-name="Table3.A2" office:value-type="string">
            <text:p text:style-name="P762">have to</text:p>
          </table:table-cell>
          <table:table-cell table:style-name="Table3.A2" office:value-type="string">
            <text:p text:style-name="P762">должен (близко к must)</text:p>
          </table:table-cell>
          <table:table-cell table:style-name="Table3.C2" office:value-type="string">
            <text:p text:style-name="P762">have меняется по временам</text:p>
          </table:table-cell>
        </table:table-row>
        <table:table-row table:style-name="TableLine94291606381936">
          <table:table-cell table:style-name="Table3.A2" office:value-type="string">
            <text:p text:style-name="P762">used to</text:p>
          </table:table-cell>
          <table:table-cell table:style-name="Table3.A2" office:value-type="string">
            <text:p text:style-name="P762">делал раньше, имел привычку делать (близко к would)</text:p>
          </table:table-cell>
          <table:table-cell table:style-name="Table3.C2" office:value-type="string">
            <text:p text:style-name="P762">всегда стоит в прошедшем;</text:p>
            <text:p text:style-name="P762">меняется как Past Simple</text:p>
          </table:table-cell>
        </table:table-row>
      </table:table>
      <text:p text:style-name="P164"/>
      <text:p text:style-name="P170"/>
      <text:p text:style-name="P77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91606387984">
          <table:table-cell table:style-name="Table6.A1" office:value-type="string">
            <text:p text:style-name="P727">Перевод</text:p>
          </table:table-cell>
          <table:table-cell table:style-name="Table6.A1" office:value-type="string">
            <text:p text:style-name="P726">Начальная форма</text:p>
          </table:table-cell>
          <table:table-cell table:style-name="Table6.A1" office:value-type="string">
            <text:p text:style-name="P726">2я форма</text:p>
          </table:table-cell>
          <table:table-cell table:style-name="Table6.D1" office:value-type="string">
            <text:p text:style-name="P727">3я форма</text:p>
          </table:table-cell>
        </table:table-row>
        <table:table-row table:style-name="TableLine94291606687360">
          <table:table-cell table:style-name="Table6.A2" office:value-type="string">
            <text:p text:style-name="P738">начинать</text:p>
          </table:table-cell>
          <table:table-cell table:style-name="Table6.A2" office:value-type="string">
            <text:p text:style-name="P739">begin</text:p>
          </table:table-cell>
          <table:table-cell table:style-name="Table6.A2" office:value-type="string">
            <text:p text:style-name="P739">began</text:p>
          </table:table-cell>
          <table:table-cell table:style-name="Table6.D2" office:value-type="string">
            <text:p text:style-name="P738">begun</text:p>
          </table:table-cell>
        </table:table-row>
        <table:table-row table:style-name="TableLine94291606697776">
          <table:table-cell table:style-name="Table6.A2" office:value-type="string">
            <text:p text:style-name="P738">ломать</text:p>
          </table:table-cell>
          <table:table-cell table:style-name="Table6.A2" office:value-type="string">
            <text:p text:style-name="P739">break</text:p>
          </table:table-cell>
          <table:table-cell table:style-name="Table6.A2" office:value-type="string">
            <text:p text:style-name="P739">broke</text:p>
          </table:table-cell>
          <table:table-cell table:style-name="Table6.D2" office:value-type="string">
            <text:p text:style-name="P738">broken</text:p>
          </table:table-cell>
        </table:table-row>
        <table:table-row table:style-name="TableLine94291606701072">
          <table:table-cell table:style-name="Table6.A2" office:value-type="string">
            <text:p text:style-name="P738">приносить</text:p>
          </table:table-cell>
          <table:table-cell table:style-name="Table6.A2" office:value-type="string">
            <text:p text:style-name="P739">bring</text:p>
          </table:table-cell>
          <table:table-cell table:style-name="Table6.A2" office:value-type="string">
            <text:p text:style-name="P739">brought</text:p>
          </table:table-cell>
          <table:table-cell table:style-name="Table6.D2" office:value-type="string">
            <text:p text:style-name="P738">brought</text:p>
          </table:table-cell>
        </table:table-row>
        <table:table-row table:style-name="TableLine94291606708528">
          <table:table-cell table:style-name="Table6.A2" office:value-type="string">
            <text:p text:style-name="P738">покупать</text:p>
          </table:table-cell>
          <table:table-cell table:style-name="Table6.A2" office:value-type="string">
            <text:p text:style-name="P739">buy</text:p>
          </table:table-cell>
          <table:table-cell table:style-name="Table6.A2" office:value-type="string">
            <text:p text:style-name="P739">bought</text:p>
          </table:table-cell>
          <table:table-cell table:style-name="Table6.D2" office:value-type="string">
            <text:p text:style-name="P738">bought</text:p>
          </table:table-cell>
        </table:table-row>
        <table:table-row table:style-name="TableLine94291606715520">
          <table:table-cell table:style-name="Table6.A2" office:value-type="string">
            <text:p text:style-name="P738">приходить</text:p>
          </table:table-cell>
          <table:table-cell table:style-name="Table6.A2" office:value-type="string">
            <text:p text:style-name="P739">come</text:p>
          </table:table-cell>
          <table:table-cell table:style-name="Table6.A2" office:value-type="string">
            <text:p text:style-name="P739">came</text:p>
          </table:table-cell>
          <table:table-cell table:style-name="Table6.D2" office:value-type="string">
            <text:p text:style-name="P738">come</text:p>
          </table:table-cell>
        </table:table-row>
        <table:table-row table:style-name="TableLine94291606718592">
          <table:table-cell table:style-name="Table6.A2" office:value-type="string">
            <text:p text:style-name="P738">делать</text:p>
          </table:table-cell>
          <table:table-cell table:style-name="Table6.A2" office:value-type="string">
            <text:p text:style-name="P739">do</text:p>
          </table:table-cell>
          <table:table-cell table:style-name="Table6.A2" office:value-type="string">
            <text:p text:style-name="P739">did</text:p>
          </table:table-cell>
          <table:table-cell table:style-name="Table6.D2" office:value-type="string">
            <text:p text:style-name="P738">done</text:p>
          </table:table-cell>
        </table:table-row>
        <table:table-row table:style-name="TableLine94291606722480">
          <table:table-cell table:style-name="Table6.A2" office:value-type="string">
            <text:p text:style-name="P738">пить</text:p>
          </table:table-cell>
          <table:table-cell table:style-name="Table6.A2" office:value-type="string">
            <text:p text:style-name="P739">drink</text:p>
          </table:table-cell>
          <table:table-cell table:style-name="Table6.A2" office:value-type="string">
            <text:p text:style-name="P739">drank</text:p>
          </table:table-cell>
          <table:table-cell table:style-name="Table6.D2" office:value-type="string">
            <text:p text:style-name="P738">drunk</text:p>
          </table:table-cell>
        </table:table-row>
        <table:table-row table:style-name="TableLine94291606747632">
          <table:table-cell table:style-name="Table6.A2" office:value-type="string">
            <text:p text:style-name="P738">есть</text:p>
          </table:table-cell>
          <table:table-cell table:style-name="Table6.A2" office:value-type="string">
            <text:p text:style-name="P739">eat</text:p>
          </table:table-cell>
          <table:table-cell table:style-name="Table6.A2" office:value-type="string">
            <text:p text:style-name="P739">ate</text:p>
          </table:table-cell>
          <table:table-cell table:style-name="Table6.D2" office:value-type="string">
            <text:p text:style-name="P738">eaten</text:p>
          </table:table-cell>
        </table:table-row>
        <table:table-row table:style-name="TableLine94291606756080">
          <table:table-cell table:style-name="Table6.A2" office:value-type="string">
            <text:p text:style-name="P738">падать</text:p>
          </table:table-cell>
          <table:table-cell table:style-name="Table6.A2" office:value-type="string">
            <text:p text:style-name="P740">fall</text:p>
          </table:table-cell>
          <table:table-cell table:style-name="Table6.A2" office:value-type="string">
            <text:p text:style-name="P740">fell</text:p>
          </table:table-cell>
          <table:table-cell table:style-name="Table6.D2" office:value-type="string">
            <text:p text:style-name="P738">fallen</text:p>
          </table:table-cell>
        </table:table-row>
        <table:table-row table:style-name="TableLine94291606758848">
          <table:table-cell table:style-name="Table6.A2" office:value-type="string">
            <text:p text:style-name="P738">летать</text:p>
          </table:table-cell>
          <table:table-cell table:style-name="Table6.A2" office:value-type="string">
            <text:p text:style-name="P740">fly</text:p>
          </table:table-cell>
          <table:table-cell table:style-name="Table6.A2" office:value-type="string">
            <text:p text:style-name="P740">flew</text:p>
          </table:table-cell>
          <table:table-cell table:style-name="Table6.D2" office:value-type="string">
            <text:p text:style-name="P738">flown</text:p>
          </table:table-cell>
        </table:table-row>
        <table:table-row table:style-name="TableLine94291606765760">
          <table:table-cell table:style-name="Table6.A2" office:value-type="string">
            <text:p text:style-name="P738">забывать</text:p>
          </table:table-cell>
          <table:table-cell table:style-name="Table6.A2" office:value-type="string">
            <text:p text:style-name="P740">forget</text:p>
          </table:table-cell>
          <table:table-cell table:style-name="Table6.A2" office:value-type="string">
            <text:p text:style-name="P740">forgot</text:p>
          </table:table-cell>
          <table:table-cell table:style-name="Table6.D2" office:value-type="string">
            <text:p text:style-name="P738">forgotten</text:p>
          </table:table-cell>
        </table:table-row>
        <table:table-row table:style-name="TableLine94291606768816">
          <table:table-cell table:style-name="Table6.A2" office:value-type="string">
            <text:p text:style-name="P738">получать</text:p>
          </table:table-cell>
          <table:table-cell table:style-name="Table6.A2" office:value-type="string">
            <text:p text:style-name="P740">get</text:p>
          </table:table-cell>
          <table:table-cell table:style-name="Table6.A2" office:value-type="string">
            <text:p text:style-name="P740">got</text:p>
          </table:table-cell>
          <table:table-cell table:style-name="Table6.D2" office:value-type="string">
            <text:p text:style-name="P738">got</text:p>
          </table:table-cell>
        </table:table-row>
        <table:table-row table:style-name="TableLine94291606772496">
          <table:table-cell table:style-name="Table6.A2" office:value-type="string">
            <text:p text:style-name="P741">давать</text:p>
          </table:table-cell>
          <table:table-cell table:style-name="Table6.A2" office:value-type="string">
            <text:p text:style-name="P742">give</text:p>
          </table:table-cell>
          <table:table-cell table:style-name="Table6.A2" office:value-type="string">
            <text:p text:style-name="P742">gave</text:p>
          </table:table-cell>
          <table:table-cell table:style-name="Table6.D2" office:value-type="string">
            <text:p text:style-name="P741">given</text:p>
          </table:table-cell>
        </table:table-row>
        <table:table-row table:style-name="TableLine94291606775296">
          <table:table-cell table:style-name="Table6.A2" office:value-type="string">
            <text:p text:style-name="P741">идти</text:p>
          </table:table-cell>
          <table:table-cell table:style-name="Table6.A2" office:value-type="string">
            <text:p text:style-name="P742">go</text:p>
          </table:table-cell>
          <table:table-cell table:style-name="Table6.A2" office:value-type="string">
            <text:p text:style-name="P742">went</text:p>
          </table:table-cell>
          <table:table-cell table:style-name="Table6.D2" office:value-type="string">
            <text:p text:style-name="P741">gone</text:p>
          </table:table-cell>
        </table:table-row>
        <table:table-row table:style-name="TableLine94291606780352">
          <table:table-cell table:style-name="Table6.A2" office:value-type="string">
            <text:p text:style-name="P743">иметь </text:p>
          </table:table-cell>
          <table:table-cell table:style-name="Table6.A2" office:value-type="string">
            <text:p text:style-name="P744">have</text:p>
          </table:table-cell>
          <table:table-cell table:style-name="Table6.A2" office:value-type="string">
            <text:p text:style-name="P744">had</text:p>
          </table:table-cell>
          <table:table-cell table:style-name="Table6.D2" office:value-type="string">
            <text:p text:style-name="P743">had</text:p>
          </table:table-cell>
        </table:table-row>
        <table:table-row table:style-name="TableLine94291606783344">
          <table:table-cell table:style-name="Table6.A2" office:value-type="string">
            <text:p text:style-name="P743">слышать</text:p>
          </table:table-cell>
          <table:table-cell table:style-name="Table6.A2" office:value-type="string">
            <text:p text:style-name="P744">hear</text:p>
          </table:table-cell>
          <table:table-cell table:style-name="Table6.A2" office:value-type="string">
            <text:p text:style-name="P744">heard</text:p>
          </table:table-cell>
          <table:table-cell table:style-name="Table6.D2" office:value-type="string">
            <text:p text:style-name="P743">heard</text:p>
          </table:table-cell>
        </table:table-row>
        <table:table-row table:style-name="TableLine94291606778752">
          <table:table-cell table:style-name="Table6.A2" office:value-type="string">
            <text:p text:style-name="P743">знать</text:p>
          </table:table-cell>
          <table:table-cell table:style-name="Table6.A2" office:value-type="string">
            <text:p text:style-name="P744">know</text:p>
          </table:table-cell>
          <table:table-cell table:style-name="Table6.A2" office:value-type="string">
            <text:p text:style-name="P744">knew</text:p>
          </table:table-cell>
          <table:table-cell table:style-name="Table6.D2" office:value-type="string">
            <text:p text:style-name="P743">known</text:p>
          </table:table-cell>
        </table:table-row>
        <table:table-row table:style-name="TableLine94291606794224">
          <table:table-cell table:style-name="Table6.A2" office:value-type="string">
            <text:p text:style-name="P743">терять</text:p>
          </table:table-cell>
          <table:table-cell table:style-name="Table6.A2" office:value-type="string">
            <text:p text:style-name="P744">lose</text:p>
          </table:table-cell>
          <table:table-cell table:style-name="Table6.A2" office:value-type="string">
            <text:p text:style-name="P744">lost</text:p>
          </table:table-cell>
          <table:table-cell table:style-name="Table6.D2" office:value-type="string">
            <text:p text:style-name="P743">lost</text:p>
          </table:table-cell>
        </table:table-row>
        <table:table-row table:style-name="TableLine94291606798400">
          <table:table-cell table:style-name="Table6.A2" office:value-type="string">
            <text:p text:style-name="P743">делать</text:p>
          </table:table-cell>
          <table:table-cell table:style-name="Table6.A2" office:value-type="string">
            <text:p text:style-name="P744">make</text:p>
          </table:table-cell>
          <table:table-cell table:style-name="Table6.A2" office:value-type="string">
            <text:p text:style-name="P744">made</text:p>
          </table:table-cell>
          <table:table-cell table:style-name="Table6.D2" office:value-type="string">
            <text:p text:style-name="P743">made</text:p>
          </table:table-cell>
        </table:table-row>
        <table:table-row table:style-name="TableLine94291606800960">
          <table:table-cell table:style-name="Table6.A2" office:value-type="string">
            <text:p text:style-name="P743">платить</text:p>
          </table:table-cell>
          <table:table-cell table:style-name="Table6.A2" office:value-type="string">
            <text:p text:style-name="P744">pay</text:p>
          </table:table-cell>
          <table:table-cell table:style-name="Table6.A2" office:value-type="string">
            <text:p text:style-name="P744">paid</text:p>
          </table:table-cell>
          <table:table-cell table:style-name="Table6.D2" office:value-type="string">
            <text:p text:style-name="P743">paid</text:p>
          </table:table-cell>
        </table:table-row>
        <table:table-row table:style-name="TableLine94291606805568">
          <table:table-cell table:style-name="Table6.A2" office:value-type="string">
            <text:p text:style-name="P743">класть</text:p>
          </table:table-cell>
          <table:table-cell table:style-name="Table6.A2" office:value-type="string">
            <text:p text:style-name="P744">put</text:p>
          </table:table-cell>
          <table:table-cell table:style-name="Table6.A2" office:value-type="string">
            <text:p text:style-name="P744">put</text:p>
          </table:table-cell>
          <table:table-cell table:style-name="Table6.D2" office:value-type="string">
            <text:p text:style-name="P743">put</text:p>
          </table:table-cell>
        </table:table-row>
        <table:table-row table:style-name="TableLine94291606809104">
          <table:table-cell table:style-name="Table6.A2" office:value-type="string">
            <text:p text:style-name="P743">читать</text:p>
          </table:table-cell>
          <table:table-cell table:style-name="Table6.A2" office:value-type="string">
            <text:p text:style-name="P744">read</text:p>
          </table:table-cell>
          <table:table-cell table:style-name="Table6.A2" office:value-type="string">
            <text:p text:style-name="P744">read</text:p>
          </table:table-cell>
          <table:table-cell table:style-name="Table6.D2" office:value-type="string">
            <text:p text:style-name="P744">read</text:p>
          </table:table-cell>
        </table:table-row>
        <table:table-row table:style-name="TableLine94291606813696">
          <table:table-cell table:style-name="Table6.A2" office:value-type="string">
            <text:p text:style-name="P743">сказать</text:p>
          </table:table-cell>
          <table:table-cell table:style-name="Table6.A2" office:value-type="string">
            <text:p text:style-name="P744">say</text:p>
          </table:table-cell>
          <table:table-cell table:style-name="Table6.A2" office:value-type="string">
            <text:p text:style-name="P744">said</text:p>
          </table:table-cell>
          <table:table-cell table:style-name="Table6.D2" office:value-type="string">
            <text:p text:style-name="P744">said</text:p>
          </table:table-cell>
        </table:table-row>
        <table:table-row table:style-name="TableLine94291606830512">
          <table:table-cell table:style-name="Table6.A2" office:value-type="string">
            <text:p text:style-name="P743">говорить</text:p>
          </table:table-cell>
          <table:table-cell table:style-name="Table6.A2" office:value-type="string">
            <text:p text:style-name="P744">speak</text:p>
          </table:table-cell>
          <table:table-cell table:style-name="Table6.A2" office:value-type="string">
            <text:p text:style-name="P744">spoke</text:p>
          </table:table-cell>
          <table:table-cell table:style-name="Table6.D2" office:value-type="string">
            <text:p text:style-name="P743">spoken</text:p>
          </table:table-cell>
        </table:table-row>
        <table:table-row table:style-name="TableLine94291606838960">
          <table:table-cell table:style-name="Table6.A2" office:value-type="string">
            <text:p text:style-name="P743">видеть</text:p>
          </table:table-cell>
          <table:table-cell table:style-name="Table6.A2" office:value-type="string">
            <text:p text:style-name="P744">see</text:p>
          </table:table-cell>
          <table:table-cell table:style-name="Table6.A2" office:value-type="string">
            <text:p text:style-name="P744">saw</text:p>
          </table:table-cell>
          <table:table-cell table:style-name="Table6.D2" office:value-type="string">
            <text:p text:style-name="P743">seen</text:p>
          </table:table-cell>
        </table:table-row>
        <table:table-row table:style-name="TableLine94291606842432">
          <table:table-cell table:style-name="Table6.A2" office:value-type="string">
            <text:p text:style-name="P743">сидеть</text:p>
          </table:table-cell>
          <table:table-cell table:style-name="Table6.A2" office:value-type="string">
            <text:p text:style-name="P744">sit</text:p>
          </table:table-cell>
          <table:table-cell table:style-name="Table6.A2" office:value-type="string">
            <text:p text:style-name="P744">sat</text:p>
          </table:table-cell>
          <table:table-cell table:style-name="Table6.D2" office:value-type="string">
            <text:p text:style-name="P743">sat</text:p>
          </table:table-cell>
        </table:table-row>
        <table:table-row table:style-name="TableLine94291606848944">
          <table:table-cell table:style-name="Table6.A2" office:value-type="string">
            <text:p text:style-name="P743">брать</text:p>
          </table:table-cell>
          <table:table-cell table:style-name="Table6.A2" office:value-type="string">
            <text:p text:style-name="P744">take</text:p>
          </table:table-cell>
          <table:table-cell table:style-name="Table6.A2" office:value-type="string">
            <text:p text:style-name="P744">took</text:p>
          </table:table-cell>
          <table:table-cell table:style-name="Table6.D2" office:value-type="string">
            <text:p text:style-name="P743">taken</text:p>
          </table:table-cell>
        </table:table-row>
        <table:table-row table:style-name="TableLine94291606851856">
          <table:table-cell table:style-name="Table6.A2" office:value-type="string">
            <text:p text:style-name="P763">обучать</text:p>
          </table:table-cell>
          <table:table-cell table:style-name="Table6.A2" office:value-type="string">
            <text:p text:style-name="P763">teach</text:p>
          </table:table-cell>
          <table:table-cell table:style-name="Table6.A2" office:value-type="string">
            <text:p text:style-name="P764">taught</text:p>
          </table:table-cell>
          <table:table-cell table:style-name="Table6.D2" office:value-type="string">
            <text:p text:style-name="P763">taught</text:p>
          </table:table-cell>
        </table:table-row>
        <table:table-row table:style-name="TableLine94291606855792">
          <table:table-cell table:style-name="Table6.A2" office:value-type="string">
            <text:p text:style-name="P743">рассказывать</text:p>
          </table:table-cell>
          <table:table-cell table:style-name="Table6.A2" office:value-type="string">
            <text:p text:style-name="P744">tell</text:p>
          </table:table-cell>
          <table:table-cell table:style-name="Table6.A2" office:value-type="string">
            <text:p text:style-name="P744">told</text:p>
          </table:table-cell>
          <table:table-cell table:style-name="Table6.D2" office:value-type="string">
            <text:p text:style-name="P743">told</text:p>
          </table:table-cell>
        </table:table-row>
        <table:table-row table:style-name="TableLine94291606859184">
          <table:table-cell table:style-name="Table6.A2" office:value-type="string">
            <text:p text:style-name="P743">думать</text:p>
          </table:table-cell>
          <table:table-cell table:style-name="Table6.A2" office:value-type="string">
            <text:p text:style-name="P744">think</text:p>
          </table:table-cell>
          <table:table-cell table:style-name="Table6.A2" office:value-type="string">
            <text:p text:style-name="P744">thought</text:p>
          </table:table-cell>
          <table:table-cell table:style-name="Table6.D2" office:value-type="string">
            <text:p text:style-name="P743">thought</text:p>
          </table:table-cell>
        </table:table-row>
        <table:table-row table:style-name="TableLine94291606877616">
          <table:table-cell table:style-name="Table6.A2" office:value-type="string">
            <text:p text:style-name="P743">побеждать</text:p>
          </table:table-cell>
          <table:table-cell table:style-name="Table6.A2" office:value-type="string">
            <text:p text:style-name="P744">win</text:p>
          </table:table-cell>
          <table:table-cell table:style-name="Table6.A2" office:value-type="string">
            <text:p text:style-name="P744">won</text:p>
          </table:table-cell>
          <table:table-cell table:style-name="Table6.D2" office:value-type="string">
            <text:p text:style-name="P743">won</text:p>
          </table:table-cell>
        </table:table-row>
        <table:table-row table:style-name="TableLine94291606880592">
          <table:table-cell table:style-name="Table6.A2" office:value-type="string">
            <text:p text:style-name="P743">писать</text:p>
          </table:table-cell>
          <table:table-cell table:style-name="Table6.A2" office:value-type="string">
            <text:p text:style-name="P744">write</text:p>
          </table:table-cell>
          <table:table-cell table:style-name="Table6.A2" office:value-type="string">
            <text:p text:style-name="P744">wrote</text:p>
          </table:table-cell>
          <table:table-cell table:style-name="Table6.D2" office:value-type="string">
            <text:p text:style-name="P743">written</text:p>
          </table:table-cell>
        </table:table-row>
      </table:table>
      <text:p text:style-name="P168"/>
      <text:p text:style-name="P169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30T11:45:07.434865922</dc:date>
    <meta:editing-duration>P1DT13H31M6S</meta:editing-duration>
    <meta:editing-cycles>612</meta:editing-cycles>
    <meta:generator>LibreOffice/6.4.7.2$Linux_X86_64 LibreOffice_project/40$Build-2</meta:generator>
    <meta:document-statistic meta:table-count="9" meta:image-count="0" meta:object-count="0" meta:page-count="34" meta:paragraph-count="1272" meta:word-count="9873" meta:character-count="62514" meta:non-whitespace-character-count="53546"/>
  </office:meta>
</office:document-meta>
</file>